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67.15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46.29pt"/>
    </style:style>
    <style:style style:name="co14" style:family="table-column">
      <style:table-column-properties fo:break-before="auto" style:column-width="64.8pt"/>
    </style:style>
    <style:style style:name="co15" style:family="table-column">
      <style:table-column-properties fo:break-before="auto" style:column-width="59.6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za_bul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cif</text:p>
          </table:table-cell>
          <table:table-cell office:value-type="string" calcext:value-type="string">
            <text:p>pld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sd mean</text:p>
          </table:table-cell>
          <table:table-cell office:value-type="string" calcext:value-type="string">
            <text:p>psd std</text:p>
          </table:table-cell>
          <table:table-cell office:value-type="string" calcext:value-type="string">
            <text:p>n_paths</text:p>
          </table:table-cell>
          <table:table-cell office:value-type="string" calcext:value-type="string">
            <text:p>paths mean</text:p>
          </table:table-cell>
          <table:table-cell office:value-type="string" calcext:value-type="string">
            <text:p>paths std</text:p>
          </table:table-cell>
          <table:table-cell office:value-type="string" calcext:value-type="string">
            <text:p>xdim</text:p>
          </table:table-cell>
          <table:table-cell office:value-type="string" calcext:value-type="string">
            <text:p>ydim</text:p>
          </table:table-cell>
          <table:table-cell office:value-type="string" calcext:value-type="string">
            <text:p>zdim</text:p>
          </table:table-cell>
          <table:table-cell office:value-type="string" calcext:value-type="string">
            <text:p>n_channels</text:p>
          </table:table-cell>
        </table:table-row>
        <table:table-row table:style-name="ro1">
          <table:table-cell table:number-columns-repeated="2" office:value-type="string" calcext:value-type="string">
            <text:p>ABW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4.24264049530029" calcext:value-type="float">
            <text:p>4.24264049530029</text:p>
          </table:table-cell>
          <table:table-cell office:value-type="float" office:value="2824.94" calcext:value-type="float">
            <text:p>2824.94</text:p>
          </table:table-cell>
          <table:table-cell office:value-type="float" office:value="1546.396" calcext:value-type="float">
            <text:p>1546.396</text:p>
          </table:table-cell>
          <table:table-cell office:value-type="float" office:value="0.994927406311035" calcext:value-type="float">
            <text:p>0.994927406311035</text:p>
          </table:table-cell>
          <table:table-cell office:value-type="float" office:value="0.52416056394577" calcext:value-type="float">
            <text:p>0.52416056394577</text:p>
          </table:table-cell>
          <table:table-cell office:value-type="float" office:value="589" calcext:value-type="float">
            <text:p>589</text:p>
          </table:table-cell>
          <table:table-cell office:value-type="float" office:value="1.69059546597464" calcext:value-type="float">
            <text:p>1.69059546597464</text:p>
          </table:table-cell>
          <table:table-cell office:value-type="float" office:value="0.268248358499082" calcext:value-type="float">
            <text:p>0.268248358499082</text:p>
          </table:table-cell>
          <table:table-cell office:value-type="float" office:value="18.5" calcext:value-type="float">
            <text:p>18.5</text:p>
          </table:table-cell>
          <table:table-cell office:value-type="float" office:value="9.5" calcext:value-type="float">
            <text:p>9.5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O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4.60434579849243" calcext:value-type="float">
            <text:p>4.60434579849243</text:p>
          </table:table-cell>
          <table:table-cell office:value-type="float" office:value="5859.62" calcext:value-type="float">
            <text:p>5859.62</text:p>
          </table:table-cell>
          <table:table-cell office:value-type="float" office:value="3399.968" calcext:value-type="float">
            <text:p>3399.968</text:p>
          </table:table-cell>
          <table:table-cell office:value-type="float" office:value="1.09019386768341" calcext:value-type="float">
            <text:p>1.09019386768341</text:p>
          </table:table-cell>
          <table:table-cell office:value-type="float" office:value="0.590121865272522" calcext:value-type="float">
            <text:p>0.590121865272522</text:p>
          </table:table-cell>
          <table:table-cell office:value-type="float" office:value="550" calcext:value-type="float">
            <text:p>550</text:p>
          </table:table-cell>
          <table:table-cell office:value-type="float" office:value="1.73202019701974" calcext:value-type="float">
            <text:p>1.73202019701974</text:p>
          </table:table-cell>
          <table:table-cell office:value-type="float" office:value="0.351302476369528" calcext:value-type="float">
            <text:p>0.351302476369528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EI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7.33757495880127" calcext:value-type="float">
            <text:p>7.33757495880127</text:p>
          </table:table-cell>
          <table:table-cell office:value-type="float" office:value="19212.96" calcext:value-type="float">
            <text:p>19212.96</text:p>
          </table:table-cell>
          <table:table-cell office:value-type="float" office:value="15170.1" calcext:value-type="float">
            <text:p>15170.1</text:p>
          </table:table-cell>
          <table:table-cell office:value-type="float" office:value="1.41812217235565" calcext:value-type="float">
            <text:p>1.41812217235565</text:p>
          </table:table-cell>
          <table:table-cell office:value-type="float" office:value="0.816693425178528" calcext:value-type="float">
            <text:p>0.816693425178528</text:p>
          </table:table-cell>
          <table:table-cell office:value-type="float" office:value="2376" calcext:value-type="float">
            <text:p>2376</text:p>
          </table:table-cell>
          <table:table-cell office:value-type="float" office:value="1.44469636006119" calcext:value-type="float">
            <text:p>1.44469636006119</text:p>
          </table:table-cell>
          <table:table-cell office:value-type="float" office:value="0.115260832370856" calcext:value-type="float">
            <text:p>0.115260832370856</text:p>
          </table:table-cell>
          <table:table-cell office:value-type="float" office:value="26.2" calcext:value-type="float">
            <text:p>26.2</text:p>
          </table:table-cell>
          <table:table-cell office:value-type="float" office:value="25.6" calcext:value-type="float">
            <text:p>25.6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EL</text:p>
          </table:table-cell>
          <table:table-cell office:value-type="float" office:value="1.9140625" calcext:value-type="float">
            <text:p>1.9140625</text:p>
          </table:table-cell>
          <table:table-cell office:value-type="float" office:value="5.58211421966553" calcext:value-type="float">
            <text:p>5.58211421966553</text:p>
          </table:table-cell>
          <table:table-cell office:value-type="float" office:value="12974.57" calcext:value-type="float">
            <text:p>12974.57</text:p>
          </table:table-cell>
          <table:table-cell office:value-type="float" office:value="7077.888" calcext:value-type="float">
            <text:p>7077.888</text:p>
          </table:table-cell>
          <table:table-cell office:value-type="float" office:value="1.09463584423065" calcext:value-type="float">
            <text:p>1.09463584423065</text:p>
          </table:table-cell>
          <table:table-cell office:value-type="float" office:value="0.559769034385681" calcext:value-type="float">
            <text:p>0.559769034385681</text:p>
          </table:table-cell>
          <table:table-cell office:value-type="float" office:value="5520" calcext:value-type="float">
            <text:p>5520</text:p>
          </table:table-cell>
          <table:table-cell office:value-type="float" office:value="1.70673565071778" calcext:value-type="float">
            <text:p>1.70673565071778</text:p>
          </table:table-cell>
          <table:table-cell office:value-type="float" office:value="0.227627399441643" calcext:value-type="float">
            <text:p>0.227627399441643</text:p>
          </table:table-cell>
          <table:table-cell office:value-type="float" office:value="15.4" calcext:value-type="float">
            <text:p>15.4</text:p>
          </table:table-cell>
          <table:table-cell office:value-type="float" office:value="36.3" calcext:value-type="float">
            <text:p>36.3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EN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5.80000019073486" calcext:value-type="float">
            <text:p>5.80000019073486</text:p>
          </table:table-cell>
          <table:table-cell office:value-type="float" office:value="17123.88" calcext:value-type="float">
            <text:p>17123.88</text:p>
          </table:table-cell>
          <table:table-cell office:value-type="float" office:value="8621.222" calcext:value-type="float">
            <text:p>8621.222</text:p>
          </table:table-cell>
          <table:table-cell office:value-type="float" office:value="0.978988528251648" calcext:value-type="float">
            <text:p>0.978988528251648</text:p>
          </table:table-cell>
          <table:table-cell office:value-type="float" office:value="0.525480389595032" calcext:value-type="float">
            <text:p>0.525480389595032</text:p>
          </table:table-cell>
          <table:table-cell office:value-type="float" office:value="21450" calcext:value-type="float">
            <text:p>21450</text:p>
          </table:table-cell>
          <table:table-cell office:value-type="float" office:value="2.19193990920697" calcext:value-type="float">
            <text:p>2.19193990920697</text:p>
          </table:table-cell>
          <table:table-cell office:value-type="float" office:value="0.485454692190446" calcext:value-type="float">
            <text:p>0.485454692190446</text:p>
          </table:table-cell>
          <table:table-cell office:value-type="float" office:value="35.8" calcext:value-type="float">
            <text:p>35.8</text:p>
          </table:table-cell>
          <table:table-cell office:value-type="float" office:value="26.9" calcext:value-type="float">
            <text:p>26.9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ET</text:p>
          </table:table-cell>
          <table:table-cell office:value-type="float" office:value="7.5390625" calcext:value-type="float">
            <text:p>7.5390625</text:p>
          </table:table-cell>
          <table:table-cell office:value-type="float" office:value="8.39285469055176" calcext:value-type="float">
            <text:p>8.39285469055176</text:p>
          </table:table-cell>
          <table:table-cell office:value-type="float" office:value="26765.11" calcext:value-type="float">
            <text:p>26765.11</text:p>
          </table:table-cell>
          <table:table-cell office:value-type="float" office:value="16642.643" calcext:value-type="float">
            <text:p>16642.643</text:p>
          </table:table-cell>
          <table:table-cell office:value-type="float" office:value="1.04283010959625" calcext:value-type="float">
            <text:p>1.04283010959625</text:p>
          </table:table-cell>
          <table:table-cell office:value-type="float" office:value="0.70910918712616" calcext:value-type="float">
            <text:p>0.70910918712616</text:p>
          </table:table-cell>
          <table:table-cell office:value-type="float" office:value="27258" calcext:value-type="float">
            <text:p>27258</text:p>
          </table:table-cell>
          <table:table-cell office:value-type="float" office:value="3.10016545604294" calcext:value-type="float">
            <text:p>3.10016545604294</text:p>
          </table:table-cell>
          <table:table-cell office:value-type="float" office:value="1.03081852491799" calcext:value-type="float">
            <text:p>1.03081852491799</text:p>
          </table:table-cell>
          <table:table-cell office:value-type="float" office:value="64.7" calcext:value-type="float">
            <text:p>64.7</text:p>
          </table:table-cell>
          <table:table-cell office:value-type="float" office:value="27.9" calcext:value-type="float">
            <text:p>27.9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G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6.74981451034546" calcext:value-type="float">
            <text:p>6.74981451034546</text:p>
          </table:table-cell>
          <table:table-cell office:value-type="float" office:value="20123.37" calcext:value-type="float">
            <text:p>20123.37</text:p>
          </table:table-cell>
          <table:table-cell office:value-type="float" office:value="13329.322" calcext:value-type="float">
            <text:p>13329.322</text:p>
          </table:table-cell>
          <table:table-cell office:value-type="float" office:value="1.25235772132874" calcext:value-type="float">
            <text:p>1.25235772132874</text:p>
          </table:table-cell>
          <table:table-cell office:value-type="float" office:value="0.668348670005798" calcext:value-type="float">
            <text:p>0.668348670005798</text:p>
          </table:table-cell>
          <table:table-cell office:value-type="float" office:value="4964" calcext:value-type="float">
            <text:p>4964</text:p>
          </table:table-cell>
          <table:table-cell office:value-type="float" office:value="1.44256580299247" calcext:value-type="float">
            <text:p>1.44256580299247</text:p>
          </table:table-cell>
          <table:table-cell office:value-type="float" office:value="0.147198485630717" calcext:value-type="float">
            <text:p>0.147198485630717</text:p>
          </table:table-cell>
          <table:table-cell office:value-type="float" office:value="25.4" calcext:value-type="float">
            <text:p>25.4</text:p>
          </table:table-cell>
          <table:table-cell office:value-type="float" office:value="22" calcext:value-type="float">
            <text:p>22</text:p>
          </table:table-cell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I</text:p>
          </table:table-cell>
          <table:table-cell office:value-type="float" office:value="7.2578125" calcext:value-type="float">
            <text:p>7.2578125</text:p>
          </table:table-cell>
          <table:table-cell office:value-type="float" office:value="8.10185146331787" calcext:value-type="float">
            <text:p>8.10185146331787</text:p>
          </table:table-cell>
          <table:table-cell office:value-type="float" office:value="8444.73" calcext:value-type="float">
            <text:p>8444.73</text:p>
          </table:table-cell>
          <table:table-cell office:value-type="float" office:value="5111.97" calcext:value-type="float">
            <text:p>5111.97</text:p>
          </table:table-cell>
          <table:table-cell office:value-type="float" office:value="1.14728081226349" calcext:value-type="float">
            <text:p>1.14728081226349</text:p>
          </table:table-cell>
          <table:table-cell office:value-type="float" office:value="0.777545034885407" calcext:value-type="float">
            <text:p>0.777545034885407</text:p>
          </table:table-cell>
          <table:table-cell office:value-type="float" office:value="2040" calcext:value-type="float">
            <text:p>2040</text:p>
          </table:table-cell>
          <table:table-cell office:value-type="float" office:value="2.24302380057051" calcext:value-type="float">
            <text:p>2.24302380057051</text:p>
          </table:table-cell>
          <table:table-cell office:value-type="float" office:value="0.555019535445411" calcext:value-type="float">
            <text:p>0.555019535445411</text:p>
          </table:table-cell>
          <table:table-cell office:value-type="float" office:value="26.6" calcext:value-type="float">
            <text:p>26.6</text:p>
          </table:table-cell>
          <table:table-cell office:value-type="float" office:value="22.8" calcext:value-type="float">
            <text:p>22.8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N</text:p>
          </table:table-cell>
          <table:table-cell office:value-type="float" office:value="3.0390625" calcext:value-type="float">
            <text:p>3.0390625</text:p>
          </table:table-cell>
          <table:table-cell office:value-type="float" office:value="5.19999980926514" calcext:value-type="float">
            <text:p>5.19999980926514</text:p>
          </table:table-cell>
          <table:table-cell office:value-type="float" office:value="12210.53" calcext:value-type="float">
            <text:p>12210.53</text:p>
          </table:table-cell>
          <table:table-cell office:value-type="float" office:value="7525.471" calcext:value-type="float">
            <text:p>7525.471</text:p>
          </table:table-cell>
          <table:table-cell office:value-type="float" office:value="1.14213645458221" calcext:value-type="float">
            <text:p>1.14213645458221</text:p>
          </table:table-cell>
          <table:table-cell office:value-type="float" office:value="0.571951627731323" calcext:value-type="float">
            <text:p>0.571951627731323</text:p>
          </table:table-cell>
          <table:table-cell office:value-type="float" office:value="14541" calcext:value-type="float">
            <text:p>14541</text:p>
          </table:table-cell>
          <table:table-cell office:value-type="float" office:value="2.05336223384688" calcext:value-type="float">
            <text:p>2.05336223384688</text:p>
          </table:table-cell>
          <table:table-cell office:value-type="float" office:value="0.390944188679833" calcext:value-type="float">
            <text:p>0.390944188679833</text:p>
          </table:table-cell>
          <table:table-cell office:value-type="float" office:value="28.3" calcext:value-type="float">
            <text:p>28.3</text:p>
          </table:table-cell>
          <table:table-cell office:value-type="float" office:value="25.7" calcext:value-type="float">
            <text:p>25.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O</text:p>
          </table:table-cell>
          <table:table-cell office:value-type="float" office:value="5.0078125" calcext:value-type="float">
            <text:p>5.0078125</text:p>
          </table:table-cell>
          <table:table-cell office:value-type="float" office:value="5.40000009536743" calcext:value-type="float">
            <text:p>5.40000009536743</text:p>
          </table:table-cell>
          <table:table-cell office:value-type="float" office:value="14566.64" calcext:value-type="float">
            <text:p>14566.64</text:p>
          </table:table-cell>
          <table:table-cell office:value-type="float" office:value="8139.829" calcext:value-type="float">
            <text:p>8139.829</text:p>
          </table:table-cell>
          <table:table-cell office:value-type="float" office:value="0.997289597988129" calcext:value-type="float">
            <text:p>0.997289597988129</text:p>
          </table:table-cell>
          <table:table-cell office:value-type="float" office:value="0.528182804584503" calcext:value-type="float">
            <text:p>0.528182804584503</text:p>
          </table:table-cell>
          <table:table-cell office:value-type="float" office:value="7614" calcext:value-type="float">
            <text:p>7614</text:p>
          </table:table-cell>
          <table:table-cell office:value-type="float" office:value="2.7829496727066" calcext:value-type="float">
            <text:p>2.7829496727066</text:p>
          </table:table-cell>
          <table:table-cell office:value-type="float" office:value="0.915689767229576" calcext:value-type="float">
            <text:p>0.915689767229576</text:p>
          </table:table-cell>
          <table:table-cell office:value-type="float" office:value="18.6" calcext:value-type="float">
            <text:p>18.6</text:p>
          </table:table-cell>
          <table:table-cell office:value-type="float" office:value="50" calcext:value-type="float">
            <text:p>50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R</text:p>
          </table:table-cell>
          <table:table-cell office:value-type="float" office:value="6.9765625" calcext:value-type="float">
            <text:p>6.9765625</text:p>
          </table:table-cell>
          <table:table-cell office:value-type="float" office:value="8.31865406036377" calcext:value-type="float">
            <text:p>8.31865406036377</text:p>
          </table:table-cell>
          <table:table-cell office:value-type="float" office:value="11012.48" calcext:value-type="float">
            <text:p>11012.48</text:p>
          </table:table-cell>
          <table:table-cell office:value-type="float" office:value="9886.432" calcext:value-type="float">
            <text:p>9886.432</text:p>
          </table:table-cell>
          <table:table-cell office:value-type="float" office:value="1.44064211845398" calcext:value-type="float">
            <text:p>1.44064211845398</text:p>
          </table:table-cell>
          <table:table-cell office:value-type="float" office:value="0.9684077501297" calcext:value-type="float">
            <text:p>0.9684077501297</text:p>
          </table:table-cell>
          <table:table-cell office:value-type="float" office:value="5082" calcext:value-type="float">
            <text:p>5082</text:p>
          </table:table-cell>
          <table:table-cell office:value-type="float" office:value="2.89861162081403" calcext:value-type="float">
            <text:p>2.89861162081403</text:p>
          </table:table-cell>
          <table:table-cell office:value-type="float" office:value="0.975014835796757" calcext:value-type="float">
            <text:p>0.975014835796757</text:p>
          </table:table-cell>
          <table:table-cell office:value-type="float" office:value="44.6" calcext:value-type="float">
            <text:p>44.6</text:p>
          </table:table-cell>
          <table:table-cell office:value-type="float" office:value="26.2" calcext:value-type="float">
            <text:p>26.2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S</text:p>
          </table:table-cell>
          <table:table-cell office:value-type="float" office:value="5.9921875" calcext:value-type="float">
            <text:p>5.9921875</text:p>
          </table:table-cell>
          <table:table-cell office:value-type="float" office:value="9.43398094177246" calcext:value-type="float">
            <text:p>9.43398094177246</text:p>
          </table:table-cell>
          <table:table-cell office:value-type="float" office:value="23321.13" calcext:value-type="float">
            <text:p>23321.13</text:p>
          </table:table-cell>
          <table:table-cell office:value-type="float" office:value="17252.454" calcext:value-type="float">
            <text:p>17252.454</text:p>
          </table:table-cell>
          <table:table-cell office:value-type="float" office:value="1.27828669548035" calcext:value-type="float">
            <text:p>1.27828669548035</text:p>
          </table:table-cell>
          <table:table-cell office:value-type="float" office:value="0.863221943378449" calcext:value-type="float">
            <text:p>0.863221943378449</text:p>
          </table:table-cell>
          <table:table-cell office:value-type="float" office:value="16951" calcext:value-type="float">
            <text:p>16951</text:p>
          </table:table-cell>
          <table:table-cell office:value-type="float" office:value="1.41264438489945" calcext:value-type="float">
            <text:p>1.41264438489945</text:p>
          </table:table-cell>
          <table:table-cell office:value-type="float" office:value="0.0909207873867382" calcext:value-type="float">
            <text:p>0.090920787386738</text:p>
          </table:table-cell>
          <table:table-cell office:value-type="float" office:value="26.5" calcext:value-type="float">
            <text:p>26.5</text:p>
          </table:table-cell>
          <table:table-cell office:value-type="float" office:value="21.5" calcext:value-type="float">
            <text:p>21.5</text:p>
          </table:table-cell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T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8.19999980926514" calcext:value-type="float">
            <text:p>8.19999980926514</text:p>
          </table:table-cell>
          <table:table-cell office:value-type="float" office:value="30438.78" calcext:value-type="float">
            <text:p>30438.78</text:p>
          </table:table-cell>
          <table:table-cell office:value-type="float" office:value="24244.986" calcext:value-type="float">
            <text:p>24244.986</text:p>
          </table:table-cell>
          <table:table-cell office:value-type="float" office:value="1.27386009693146" calcext:value-type="float">
            <text:p>1.27386009693146</text:p>
          </table:table-cell>
          <table:table-cell office:value-type="float" office:value="0.820350468158722" calcext:value-type="float">
            <text:p>0.820350468158722</text:p>
          </table:table-cell>
          <table:table-cell office:value-type="float" office:value="2204" calcext:value-type="float">
            <text:p>2204</text:p>
          </table:table-cell>
          <table:table-cell office:value-type="float" office:value="1.33007358846725" calcext:value-type="float">
            <text:p>1.33007358846725</text:p>
          </table:table-cell>
          <table:table-cell office:value-type="float" office:value="0.108210514890938" calcext:value-type="float">
            <text:p>0.108210514890938</text:p>
          </table:table-cell>
          <table:table-cell office:value-type="float" office:value="27.7" calcext:value-type="float">
            <text:p>27.7</text:p>
          </table:table-cell>
          <table:table-cell office:value-type="float" office:value="24.1" calcext:value-type="float">
            <text:p>24.1</text:p>
          </table:table-cell>
          <table:table-cell office:value-type="float" office:value="58.5" calcext:value-type="float">
            <text:p>5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V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7.28011035919189" calcext:value-type="float">
            <text:p>7.28011035919189</text:p>
          </table:table-cell>
          <table:table-cell office:value-type="float" office:value="11839.24" calcext:value-type="float">
            <text:p>11839.24</text:p>
          </table:table-cell>
          <table:table-cell office:value-type="float" office:value="8610.768" calcext:value-type="float">
            <text:p>8610.768</text:p>
          </table:table-cell>
          <table:table-cell office:value-type="float" office:value="1.32070112228394" calcext:value-type="float">
            <text:p>1.32070112228394</text:p>
          </table:table-cell>
          <table:table-cell office:value-type="float" office:value="0.828474521636963" calcext:value-type="float">
            <text:p>0.828474521636963</text:p>
          </table:table-cell>
          <table:table-cell office:value-type="float" office:value="1078" calcext:value-type="float">
            <text:p>1078</text:p>
          </table:table-cell>
          <table:table-cell office:value-type="float" office:value="1.5400632246465" calcext:value-type="float">
            <text:p>1.5400632246465</text:p>
          </table:table-cell>
          <table:table-cell office:value-type="float" office:value="0.230514534778565" calcext:value-type="float">
            <text:p>0.230514534778565</text:p>
          </table:table-cell>
          <table:table-cell office:value-type="float" office:value="25.3" calcext:value-type="float">
            <text:p>25.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X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7.80000019073486" calcext:value-type="float">
            <text:p>7.80000019073486</text:p>
          </table:table-cell>
          <table:table-cell office:value-type="float" office:value="19948.27" calcext:value-type="float">
            <text:p>19948.27</text:p>
          </table:table-cell>
          <table:table-cell office:value-type="float" office:value="15504.202" calcext:value-type="float">
            <text:p>15504.202</text:p>
          </table:table-cell>
          <table:table-cell office:value-type="float" office:value="1.30669736862183" calcext:value-type="float">
            <text:p>1.30669736862183</text:p>
          </table:table-cell>
          <table:table-cell office:value-type="float" office:value="0.832996845245361" calcext:value-type="float">
            <text:p>0.832996845245361</text:p>
          </table:table-cell>
          <table:table-cell office:value-type="float" office:value="1440" calcext:value-type="float">
            <text:p>1440</text:p>
          </table:table-cell>
          <table:table-cell office:value-type="float" office:value="1.44254476616745" calcext:value-type="float">
            <text:p>1.44254476616745</text:p>
          </table:table-cell>
          <table:table-cell office:value-type="float" office:value="0.146897976350004" calcext:value-type="float">
            <text:p>0.146897976350004</text:p>
          </table:table-cell>
          <table:table-cell office:value-type="float" office:value="27.7" calcext:value-type="float">
            <text:p>27.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FY</text:p>
          </table:table-cell>
          <table:table-cell office:value-type="float" office:value="5.8515625" calcext:value-type="float">
            <text:p>5.8515625</text:p>
          </table:table-cell>
          <table:table-cell office:value-type="float" office:value="7.69675302505493" calcext:value-type="float">
            <text:p>7.69675302505493</text:p>
          </table:table-cell>
          <table:table-cell office:value-type="float" office:value="6463.55" calcext:value-type="float">
            <text:p>6463.55</text:p>
          </table:table-cell>
          <table:table-cell office:value-type="float" office:value="4811.668" calcext:value-type="float">
            <text:p>4811.668</text:p>
          </table:table-cell>
          <table:table-cell office:value-type="float" office:value="1.29795932769775" calcext:value-type="float">
            <text:p>1.29795932769775</text:p>
          </table:table-cell>
          <table:table-cell office:value-type="float" office:value="0.798621773719788" calcext:value-type="float">
            <text:p>0.798621773719788</text:p>
          </table:table-cell>
          <table:table-cell office:value-type="float" office:value="10664" calcext:value-type="float">
            <text:p>10664</text:p>
          </table:table-cell>
          <table:table-cell office:value-type="float" office:value="2.17033448372593" calcext:value-type="float">
            <text:p>2.17033448372593</text:p>
          </table:table-cell>
          <table:table-cell office:value-type="float" office:value="0.402141116091612" calcext:value-type="float">
            <text:p>0.402141116091612</text:p>
          </table:table-cell>
          <table:table-cell office:value-type="float" office:value="25" calcext:value-type="float">
            <text:p>25</text:p>
          </table:table-cell>
          <table:table-cell office:value-type="float" office:value="20.4" calcext:value-type="float">
            <text:p>20.4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HT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4.0199499130249" calcext:value-type="float">
            <text:p>4.0199499130249</text:p>
          </table:table-cell>
          <table:table-cell office:value-type="float" office:value="8541.79" calcext:value-type="float">
            <text:p>8541.79</text:p>
          </table:table-cell>
          <table:table-cell office:value-type="float" office:value="4790.649" calcext:value-type="float">
            <text:p>4790.649</text:p>
          </table:table-cell>
          <table:table-cell office:value-type="float" office:value="0.863521695137024" calcext:value-type="float">
            <text:p>0.863521695137024</text:p>
          </table:table-cell>
          <table:table-cell office:value-type="float" office:value="0.507393181324005" calcext:value-type="float">
            <text:p>0.507393181324005</text:p>
          </table:table-cell>
          <table:table-cell office:value-type="float" office:value="2800" calcext:value-type="float">
            <text:p>2800</text:p>
          </table:table-cell>
          <table:table-cell office:value-type="float" office:value="2.11019946539097" calcext:value-type="float">
            <text:p>2.11019946539097</text:p>
          </table:table-cell>
          <table:table-cell office:value-type="float" office:value="0.537529490121642" calcext:value-type="float">
            <text:p>0.537529490121642</text:p>
          </table:table-cell>
          <table:table-cell office:value-type="float" office:value="30.6" calcext:value-type="float">
            <text:p>30.6</text:p>
          </table:table-cell>
          <table:table-cell table:number-columns-repeated="2"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NA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4.23792409896851" calcext:value-type="float">
            <text:p>4.23792409896851</text:p>
          </table:table-cell>
          <table:table-cell office:value-type="float" office:value="18120.11" calcext:value-type="float">
            <text:p>18120.11</text:p>
          </table:table-cell>
          <table:table-cell office:value-type="float" office:value="9258.873" calcext:value-type="float">
            <text:p>9258.873</text:p>
          </table:table-cell>
          <table:table-cell office:value-type="float" office:value="0.904974162578583" calcext:value-type="float">
            <text:p>0.904974162578583</text:p>
          </table:table-cell>
          <table:table-cell office:value-type="float" office:value="0.481924444437027" calcext:value-type="float">
            <text:p>0.481924444437027</text:p>
          </table:table-cell>
          <table:table-cell office:value-type="float" office:value="3640" calcext:value-type="float">
            <text:p>3640</text:p>
          </table:table-cell>
          <table:table-cell office:value-type="float" office:value="1.59959361721593" calcext:value-type="float">
            <text:p>1.59959361721593</text:p>
          </table:table-cell>
          <table:table-cell office:value-type="float" office:value="0.196358084483164" calcext:value-type="float">
            <text:p>0.196358084483164</text:p>
          </table:table-cell>
          <table:table-cell table:number-columns-repeated="2"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PC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4.80000019073486" calcext:value-type="float">
            <text:p>4.80000019073486</text:p>
          </table:table-cell>
          <table:table-cell office:value-type="float" office:value="10982.24" calcext:value-type="float">
            <text:p>10982.24</text:p>
          </table:table-cell>
          <table:table-cell office:value-type="float" office:value="7025.32" calcext:value-type="float">
            <text:p>7025.32</text:p>
          </table:table-cell>
          <table:table-cell office:value-type="float" office:value="1.06316351890564" calcext:value-type="float">
            <text:p>1.06316351890564</text:p>
          </table:table-cell>
          <table:table-cell office:value-type="float" office:value="0.536409735679626" calcext:value-type="float">
            <text:p>0.536409735679626</text:p>
          </table:table-cell>
          <table:table-cell office:value-type="float" office:value="5124" calcext:value-type="float">
            <text:p>5124</text:p>
          </table:table-cell>
          <table:table-cell office:value-type="float" office:value="2.01357141605569" calcext:value-type="float">
            <text:p>2.01357141605569</text:p>
          </table:table-cell>
          <table:table-cell office:value-type="float" office:value="0.559799855548542" calcext:value-type="float">
            <text:p>0.559799855548542</text:p>
          </table:table-cell>
          <table:table-cell office:value-type="float" office:value="16.7" calcext:value-type="float">
            <text:p>16.7</text:p>
          </table:table-cell>
          <table:table-cell office:value-type="float" office:value="38.7" calcext:value-type="float">
            <text:p>38.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PD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5.82752084732056" calcext:value-type="float">
            <text:p>5.82752084732056</text:p>
          </table:table-cell>
          <table:table-cell office:value-type="float" office:value="10997.09" calcext:value-type="float">
            <text:p>10997.09</text:p>
          </table:table-cell>
          <table:table-cell office:value-type="float" office:value="6878.697" calcext:value-type="float">
            <text:p>6878.697</text:p>
          </table:table-cell>
          <table:table-cell office:value-type="float" office:value="1.18974411487579" calcext:value-type="float">
            <text:p>1.18974411487579</text:p>
          </table:table-cell>
          <table:table-cell office:value-type="float" office:value="0.594319939613342" calcext:value-type="float">
            <text:p>0.594319939613342</text:p>
          </table:table-cell>
          <table:table-cell office:value-type="float" office:value="4081" calcext:value-type="float">
            <text:p>4081</text:p>
          </table:table-cell>
          <table:table-cell office:value-type="float" office:value="1.84726122787539" calcext:value-type="float">
            <text:p>1.84726122787539</text:p>
          </table:table-cell>
          <table:table-cell office:value-type="float" office:value="0.393954508349361" calcext:value-type="float">
            <text:p>0.393954508349361</text:p>
          </table:table-cell>
          <table:table-cell office:value-type="float" office:value="16.2" calcext:value-type="float">
            <text:p>16.2</text:p>
          </table:table-cell>
          <table:table-cell office:value-type="float" office:value="39.9" calcext:value-type="float">
            <text:p>39.9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ST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7.77945995330811" calcext:value-type="float">
            <text:p>7.77945995330811</text:p>
          </table:table-cell>
          <table:table-cell office:value-type="float" office:value="14386.9" calcext:value-type="float">
            <text:p>14386.9</text:p>
          </table:table-cell>
          <table:table-cell office:value-type="float" office:value="10019.551" calcext:value-type="float">
            <text:p>10019.551</text:p>
          </table:table-cell>
          <table:table-cell office:value-type="float" office:value="1.42569124698639" calcext:value-type="float">
            <text:p>1.42569124698639</text:p>
          </table:table-cell>
          <table:table-cell office:value-type="float" office:value="0.864561378955841" calcext:value-type="float">
            <text:p>0.864561378955841</text:p>
          </table:table-cell>
          <table:table-cell office:value-type="float" office:value="4836" calcext:value-type="float">
            <text:p>4836</text:p>
          </table:table-cell>
          <table:table-cell office:value-type="float" office:value="1.52543013504489" calcext:value-type="float">
            <text:p>1.52543013504489</text:p>
          </table:table-cell>
          <table:table-cell office:value-type="float" office:value="0.222352532370813" calcext:value-type="float">
            <text:p>0.2223525323708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SV</text:p>
          </table:table-cell>
          <table:table-cell office:value-type="float" office:value="4.3046875" calcext:value-type="float">
            <text:p>4.3046875</text:p>
          </table:table-cell>
          <table:table-cell office:value-type="float" office:value="5.37401151657105" calcext:value-type="float">
            <text:p>5.37401151657105</text:p>
          </table:table-cell>
          <table:table-cell office:value-type="float" office:value="8084.52" calcext:value-type="float">
            <text:p>8084.52</text:p>
          </table:table-cell>
          <table:table-cell office:value-type="float" office:value="3465.541" calcext:value-type="float">
            <text:p>3465.541</text:p>
          </table:table-cell>
          <table:table-cell office:value-type="float" office:value="0.842984139919281" calcext:value-type="float">
            <text:p>0.842984139919281</text:p>
          </table:table-cell>
          <table:table-cell office:value-type="float" office:value="0.413235008716583" calcext:value-type="float">
            <text:p>0.413235008716583</text:p>
          </table:table-cell>
          <table:table-cell office:value-type="float" office:value="874" calcext:value-type="float">
            <text:p>874</text:p>
          </table:table-cell>
          <table:table-cell office:value-type="float" office:value="1.46122068230911" calcext:value-type="float">
            <text:p>1.46122068230911</text:p>
          </table:table-cell>
          <table:table-cell office:value-type="float" office:value="0.223179527911745" calcext:value-type="float">
            <text:p>0.223179527911745</text:p>
          </table:table-cell>
          <table:table-cell table:number-columns-repeated="2" office:value-type="float" office:value="16.8" calcext:value-type="float">
            <text:p>16.8</text:p>
          </table:table-cell>
          <table:table-cell office:value-type="float" office:value="26.4" calcext:value-type="float">
            <text:p>2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TN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7.46726131439209" calcext:value-type="float">
            <text:p>7.46726131439209</text:p>
          </table:table-cell>
          <table:table-cell office:value-type="float" office:value="5248.54" calcext:value-type="float">
            <text:p>5248.54</text:p>
          </table:table-cell>
          <table:table-cell office:value-type="float" office:value="3020.971" calcext:value-type="float">
            <text:p>3020.971</text:p>
          </table:table-cell>
          <table:table-cell office:value-type="float" office:value="1.25759422779083" calcext:value-type="float">
            <text:p>1.25759422779083</text:p>
          </table:table-cell>
          <table:table-cell office:value-type="float" office:value="0.680450558662415" calcext:value-type="float">
            <text:p>0.680450558662415</text:p>
          </table:table-cell>
          <table:table-cell office:value-type="float" office:value="5096" calcext:value-type="float">
            <text:p>5096</text:p>
          </table:table-cell>
          <table:table-cell office:value-type="float" office:value="2.59759549204524" calcext:value-type="float">
            <text:p>2.59759549204524</text:p>
          </table:table-cell>
          <table:table-cell office:value-type="float" office:value="0.686747341370918" calcext:value-type="float">
            <text:p>0.686747341370918</text:p>
          </table:table-cell>
          <table:table-cell table:number-columns-repeated="2" office:value-type="float" office:value="24.9" calcext:value-type="float">
            <text:p>24.9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TO</text:p>
          </table:table-cell>
          <table:table-cell office:value-type="float" office:value="5.4296875" calcext:value-type="float">
            <text:p>5.4296875</text:p>
          </table:table-cell>
          <table:table-cell office:value-type="float" office:value="5.72712850570679" calcext:value-type="float">
            <text:p>5.72712850570679</text:p>
          </table:table-cell>
          <table:table-cell office:value-type="float" office:value="14420.74" calcext:value-type="float">
            <text:p>14420.74</text:p>
          </table:table-cell>
          <table:table-cell office:value-type="float" office:value="8702.076" calcext:value-type="float">
            <text:p>8702.076</text:p>
          </table:table-cell>
          <table:table-cell office:value-type="float" office:value="1.12256240844727" calcext:value-type="float">
            <text:p>1.12256240844727</text:p>
          </table:table-cell>
          <table:table-cell office:value-type="float" office:value="0.591766119003296" calcext:value-type="float">
            <text:p>0.591766119003296</text:p>
          </table:table-cell>
          <table:table-cell office:value-type="float" office:value="47840" calcext:value-type="float">
            <text:p>47840</text:p>
          </table:table-cell>
          <table:table-cell office:value-type="float" office:value="4.04191444294042" calcext:value-type="float">
            <text:p>4.04191444294042</text:p>
          </table:table-cell>
          <table:table-cell office:value-type="float" office:value="1.29444206597638" calcext:value-type="float">
            <text:p>1.29444206597638</text:p>
          </table:table-cell>
          <table:table-cell office:value-type="float" office:value="42.2" calcext:value-type="float">
            <text:p>42.2</text:p>
          </table:table-cell>
          <table:table-cell office:value-type="float" office:value="36.6" calcext:value-type="float">
            <text:p>36.6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TS</text:p>
          </table:table-cell>
          <table:table-cell office:value-type="float" office:value="6.8359375" calcext:value-type="float">
            <text:p>6.8359375</text:p>
          </table:table-cell>
          <table:table-cell office:value-type="float" office:value="7.33757495880127" calcext:value-type="float">
            <text:p>7.33757495880127</text:p>
          </table:table-cell>
          <table:table-cell office:value-type="float" office:value="8109.81" calcext:value-type="float">
            <text:p>8109.81</text:p>
          </table:table-cell>
          <table:table-cell office:value-type="float" office:value="5794.753" calcext:value-type="float">
            <text:p>5794.753</text:p>
          </table:table-cell>
          <table:table-cell office:value-type="float" office:value="1.39357388019562" calcext:value-type="float">
            <text:p>1.39357388019562</text:p>
          </table:table-cell>
          <table:table-cell office:value-type="float" office:value="0.773520886898041" calcext:value-type="float">
            <text:p>0.773520886898041</text:p>
          </table:table-cell>
          <table:table-cell office:value-type="float" office:value="9396" calcext:value-type="float">
            <text:p>9396</text:p>
          </table:table-cell>
          <table:table-cell office:value-type="float" office:value="3.9802971718065" calcext:value-type="float">
            <text:p>3.9802971718065</text:p>
          </table:table-cell>
          <table:table-cell office:value-type="float" office:value="1.36007886637857" calcext:value-type="float">
            <text:p>1.36007886637857</text:p>
          </table:table-cell>
          <table:table-cell office:value-type="float" office:value="25.2" calcext:value-type="float">
            <text:p>25.2</text:p>
          </table:table-cell>
          <table:table-cell office:value-type="float" office:value="42.6" calcext:value-type="float">
            <text:p>42.6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TT</text:p>
          </table:table-cell>
          <table:table-cell office:value-type="float" office:value="1.3515625" calcext:value-type="float">
            <text:p>1.3515625</text:p>
          </table:table-cell>
          <table:table-cell office:value-type="float" office:value="6.08604955673218" calcext:value-type="float">
            <text:p>6.08604955673218</text:p>
          </table:table-cell>
          <table:table-cell office:value-type="float" office:value="4336.55" calcext:value-type="float">
            <text:p>4336.55</text:p>
          </table:table-cell>
          <table:table-cell office:value-type="float" office:value="2693.774" calcext:value-type="float">
            <text:p>2693.774</text:p>
          </table:table-cell>
          <table:table-cell office:value-type="float" office:value="1.11627566814423" calcext:value-type="float">
            <text:p>1.11627566814423</text:p>
          </table:table-cell>
          <table:table-cell office:value-type="float" office:value="0.595075845718384" calcext:value-type="float">
            <text:p>0.595075845718384</text:p>
          </table:table-cell>
          <table:table-cell office:value-type="float" office:value="2241" calcext:value-type="float">
            <text:p>2241</text:p>
          </table:table-cell>
          <table:table-cell office:value-type="float" office:value="1.49253340737145" calcext:value-type="float">
            <text:p>1.49253340737145</text:p>
          </table:table-cell>
          <table:table-cell office:value-type="float" office:value="0.209589921547974" calcext:value-type="float">
            <text:p>0.209589921547974</text:p>
          </table:table-cell>
          <table:table-cell office:value-type="float" office:value="19.7" calcext:value-type="float">
            <text:p>19.7</text:p>
          </table:table-cell>
          <table:table-cell office:value-type="float" office:value="13.8" calcext:value-type="float">
            <text:p>13.8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TV</text:p>
          </table:table-cell>
          <table:table-cell office:value-type="float" office:value="2.0546875" calcext:value-type="float">
            <text:p>2.0546875</text:p>
          </table:table-cell>
          <table:table-cell office:value-type="float" office:value="4.73286390304565" calcext:value-type="float">
            <text:p>4.73286390304565</text:p>
          </table:table-cell>
          <table:table-cell office:value-type="float" office:value="8223.7" calcext:value-type="float">
            <text:p>8223.7</text:p>
          </table:table-cell>
          <table:table-cell office:value-type="float" office:value="4039.255" calcext:value-type="float">
            <text:p>4039.255</text:p>
          </table:table-cell>
          <table:table-cell office:value-type="float" office:value="1.03139626979828" calcext:value-type="float">
            <text:p>1.03139626979828</text:p>
          </table:table-cell>
          <table:table-cell office:value-type="float" office:value="0.444506615400314" calcext:value-type="float">
            <text:p>0.444506615400314</text:p>
          </table:table-cell>
          <table:table-cell office:value-type="float" office:value="3080" calcext:value-type="float">
            <text:p>3080</text:p>
          </table:table-cell>
          <table:table-cell office:value-type="float" office:value="1.87701505378265" calcext:value-type="float">
            <text:p>1.87701505378265</text:p>
          </table:table-cell>
          <table:table-cell office:value-type="float" office:value="0.368022353478585" calcext:value-type="float">
            <text:p>0.368022353478585</text:p>
          </table:table-cell>
          <table:table-cell office:value-type="float" office:value="15.9" calcext:value-type="float">
            <text:p>15.9</text:p>
          </table:table-cell>
          <table:table-cell office:value-type="float" office:value="29.5" calcext:value-type="float">
            <text:p>29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VL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7.28011035919189" calcext:value-type="float">
            <text:p>7.28011035919189</text:p>
          </table:table-cell>
          <table:table-cell office:value-type="float" office:value="17880.38" calcext:value-type="float">
            <text:p>17880.38</text:p>
          </table:table-cell>
          <table:table-cell office:value-type="float" office:value="13061.151" calcext:value-type="float">
            <text:p>13061.151</text:p>
          </table:table-cell>
          <table:table-cell office:value-type="float" office:value="1.26915693283081" calcext:value-type="float">
            <text:p>1.26915693283081</text:p>
          </table:table-cell>
          <table:table-cell office:value-type="float" office:value="0.78233277797699" calcext:value-type="float">
            <text:p>0.78233277797699</text:p>
          </table:table-cell>
          <table:table-cell office:value-type="float" office:value="858" calcext:value-type="float">
            <text:p>858</text:p>
          </table:table-cell>
          <table:table-cell office:value-type="float" office:value="1.45057655667496" calcext:value-type="float">
            <text:p>1.45057655667496</text:p>
          </table:table-cell>
          <table:table-cell office:value-type="float" office:value="0.175512629839397" calcext:value-type="float">
            <text:p>0.175512629839397</text:p>
          </table:table-cell>
          <table:table-cell office:value-type="float" office:value="26.8" calcext:value-type="float">
            <text:p>26.8</text:p>
          </table:table-cell>
          <table:table-cell office:value-type="float" office:value="23.3" calcext:value-type="float">
            <text:p>23.3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WO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5.31413173675537" calcext:value-type="float">
            <text:p>5.31413173675537</text:p>
          </table:table-cell>
          <table:table-cell office:value-type="float" office:value="18148.06" calcext:value-type="float">
            <text:p>18148.06</text:p>
          </table:table-cell>
          <table:table-cell office:value-type="float" office:value="9779.518" calcext:value-type="float">
            <text:p>9779.518</text:p>
          </table:table-cell>
          <table:table-cell office:value-type="float" office:value="0.928533911705017" calcext:value-type="float">
            <text:p>0.928533911705017</text:p>
          </table:table-cell>
          <table:table-cell office:value-type="float" office:value="0.558671653270721" calcext:value-type="float">
            <text:p>0.558671653270721</text:p>
          </table:table-cell>
          <table:table-cell office:value-type="float" office:value="13585" calcext:value-type="float">
            <text:p>13585</text:p>
          </table:table-cell>
          <table:table-cell office:value-type="float" office:value="1.47880407065619" calcext:value-type="float">
            <text:p>1.47880407065619</text:p>
          </table:table-cell>
          <table:table-cell office:value-type="float" office:value="0.140860048820612" calcext:value-type="float">
            <text:p>0.140860048820612</text:p>
          </table:table-cell>
          <table:table-cell office:value-type="float" office:value="17" calcext:value-type="float">
            <text:p>17</text:p>
          </table:table-cell>
          <table:table-cell office:value-type="float" office:value="30.4" calcext:value-type="float">
            <text:p>30.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WW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8.58836460113525" calcext:value-type="float">
            <text:p>8.58836460113525</text:p>
          </table:table-cell>
          <table:table-cell office:value-type="float" office:value="9190.08" calcext:value-type="float">
            <text:p>9190.08</text:p>
          </table:table-cell>
          <table:table-cell office:value-type="float" office:value="6446.636" calcext:value-type="float">
            <text:p>6446.636</text:p>
          </table:table-cell>
          <table:table-cell office:value-type="float" office:value="1.30677056312561" calcext:value-type="float">
            <text:p>1.30677056312561</text:p>
          </table:table-cell>
          <table:table-cell office:value-type="float" office:value="0.91575562953949" calcext:value-type="float">
            <text:p>0.91575562953949</text:p>
          </table:table-cell>
          <table:table-cell office:value-type="float" office:value="8178" calcext:value-type="float">
            <text:p>8178</text:p>
          </table:table-cell>
          <table:table-cell office:value-type="float" office:value="1.97141263243511" calcext:value-type="float">
            <text:p>1.97141263243511</text:p>
          </table:table-cell>
          <table:table-cell office:value-type="float" office:value="0.465041669997521" calcext:value-type="float">
            <text:p>0.465041669997521</text:p>
          </table:table-cell>
          <table:table-cell table:number-columns-repeated="2" office:value-type="float" office:value="27.6" calcext:value-type="float">
            <text:p>27.6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CT</text:p>
          </table:table-cell>
          <table:table-cell office:value-type="float" office:value="2.7578125" calcext:value-type="float">
            <text:p>2.7578125</text:p>
          </table:table-cell>
          <table:table-cell office:value-type="float" office:value="3.9344630241394" calcext:value-type="float">
            <text:p>3.9344630241394</text:p>
          </table:table-cell>
          <table:table-cell office:value-type="float" office:value="2517.72" calcext:value-type="float">
            <text:p>2517.72</text:p>
          </table:table-cell>
          <table:table-cell office:value-type="float" office:value="1229.879" calcext:value-type="float">
            <text:p>1229.879</text:p>
          </table:table-cell>
          <table:table-cell office:value-type="float" office:value="0.920572340488434" calcext:value-type="float">
            <text:p>0.920572340488434</text:p>
          </table:table-cell>
          <table:table-cell office:value-type="float" office:value="0.458335131406784" calcext:value-type="float">
            <text:p>0.458335131406784</text:p>
          </table:table-cell>
          <table:table-cell office:value-type="float" office:value="2176" calcext:value-type="float">
            <text:p>2176</text:p>
          </table:table-cell>
          <table:table-cell office:value-type="float" office:value="2.38151175143332" calcext:value-type="float">
            <text:p>2.38151175143332</text:p>
          </table:table-cell>
          <table:table-cell office:value-type="float" office:value="0.639398391418192" calcext:value-type="float">
            <text:p>0.639398391418192</text:p>
          </table:table-cell>
          <table:table-cell table:number-columns-repeated="2" office:value-type="float" office:value="16.7" calcext:value-type="float">
            <text:p>16.7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EA</text:p>
          </table:table-cell>
          <table:table-cell office:value-type="float" office:value="5.7109375" calcext:value-type="float">
            <text:p>5.7109375</text:p>
          </table:table-cell>
          <table:table-cell office:value-type="float" office:value="6.91086101531982" calcext:value-type="float">
            <text:p>6.91086101531982</text:p>
          </table:table-cell>
          <table:table-cell office:value-type="float" office:value="27235.68" calcext:value-type="float">
            <text:p>27235.68</text:p>
          </table:table-cell>
          <table:table-cell office:value-type="float" office:value="20350.271" calcext:value-type="float">
            <text:p>20350.271</text:p>
          </table:table-cell>
          <table:table-cell office:value-type="float" office:value="1.25961256027222" calcext:value-type="float">
            <text:p>1.25961256027222</text:p>
          </table:table-cell>
          <table:table-cell office:value-type="float" office:value="0.810748994350433" calcext:value-type="float">
            <text:p>0.810748994350433</text:p>
          </table:table-cell>
          <table:table-cell office:value-type="float" office:value="2816" calcext:value-type="float">
            <text:p>2816</text:p>
          </table:table-cell>
          <table:table-cell office:value-type="float" office:value="1.45959401774733" calcext:value-type="float">
            <text:p>1.45959401774733</text:p>
          </table:table-cell>
          <table:table-cell office:value-type="float" office:value="0.0980838633372723" calcext:value-type="float">
            <text:p>0.098083863337272</text:p>
          </table:table-cell>
          <table:table-cell table:number-columns-repeated="2" office:value-type="float" office:value="25.3" calcext:value-type="float">
            <text:p>25.3</text:p>
          </table:table-cell>
          <table:table-cell office:value-type="float" office:value="52.5" calcext:value-type="float">
            <text:p>5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EC</text:p>
          </table:table-cell>
          <table:table-cell office:value-type="float" office:value="5.8515625" calcext:value-type="float">
            <text:p>5.8515625</text:p>
          </table:table-cell>
          <table:table-cell office:value-type="float" office:value="6.89637613296509" calcext:value-type="float">
            <text:p>6.89637613296509</text:p>
          </table:table-cell>
          <table:table-cell office:value-type="float" office:value="11010.51" calcext:value-type="float">
            <text:p>11010.51</text:p>
          </table:table-cell>
          <table:table-cell office:value-type="float" office:value="9057.814" calcext:value-type="float">
            <text:p>9057.814</text:p>
          </table:table-cell>
          <table:table-cell office:value-type="float" office:value="1.41635119915009" calcext:value-type="float">
            <text:p>1.41635119915009</text:p>
          </table:table-cell>
          <table:table-cell office:value-type="float" office:value="0.95105916261673" calcext:value-type="float">
            <text:p>0.95105916261673</text:p>
          </table:table-cell>
          <table:table-cell office:value-type="float" office:value="9685" calcext:value-type="float">
            <text:p>9685</text:p>
          </table:table-cell>
          <table:table-cell office:value-type="float" office:value="1.77811612693926" calcext:value-type="float">
            <text:p>1.77811612693926</text:p>
          </table:table-cell>
          <table:table-cell office:value-type="float" office:value="0.318127794916575" calcext:value-type="float">
            <text:p>0.318127794916575</text:p>
          </table:table-cell>
          <table:table-cell table:number-columns-repeated="3"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IK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4.80832576751709" calcext:value-type="float">
            <text:p>4.80832576751709</text:p>
          </table:table-cell>
          <table:table-cell office:value-type="float" office:value="3983.9" calcext:value-type="float">
            <text:p>3983.9</text:p>
          </table:table-cell>
          <table:table-cell office:value-type="float" office:value="2132.033" calcext:value-type="float">
            <text:p>2132.033</text:p>
          </table:table-cell>
          <table:table-cell office:value-type="float" office:value="1.10534596443176" calcext:value-type="float">
            <text:p>1.10534596443176</text:p>
          </table:table-cell>
          <table:table-cell office:value-type="float" office:value="0.473036527633667" calcext:value-type="float">
            <text:p>0.473036527633667</text:p>
          </table:table-cell>
          <table:table-cell office:value-type="float" office:value="1332" calcext:value-type="float">
            <text:p>1332</text:p>
          </table:table-cell>
          <table:table-cell office:value-type="float" office:value="3.54689418357269" calcext:value-type="float">
            <text:p>3.54689418357269</text:p>
          </table:table-cell>
          <table:table-cell office:value-type="float" office:value="1.46108832891691" calcext:value-type="float">
            <text:p>1.46108832891691</text:p>
          </table:table-cell>
          <table:table-cell office:value-type="float" office:value="14.1" calcext:value-type="float">
            <text:p>14.1</text:p>
          </table:table-cell>
          <table:table-cell office:value-type="float" office:value="31.9" calcext:value-type="float">
            <text:p>31.9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OF</text:p>
          </table:table-cell>
          <table:table-cell office:value-type="float" office:value="1.6328125" calcext:value-type="float">
            <text:p>1.6328125</text:p>
          </table:table-cell>
          <table:table-cell office:value-type="float" office:value="5.63560104370117" calcext:value-type="float">
            <text:p>5.63560104370117</text:p>
          </table:table-cell>
          <table:table-cell office:value-type="float" office:value="9149.19" calcext:value-type="float">
            <text:p>9149.19</text:p>
          </table:table-cell>
          <table:table-cell office:value-type="float" office:value="5349.224" calcext:value-type="float">
            <text:p>5349.224</text:p>
          </table:table-cell>
          <table:table-cell office:value-type="float" office:value="1.09893727302551" calcext:value-type="float">
            <text:p>1.09893727302551</text:p>
          </table:table-cell>
          <table:table-cell office:value-type="float" office:value="0.643086016178131" calcext:value-type="float">
            <text:p>0.643086016178131</text:p>
          </table:table-cell>
          <table:table-cell office:value-type="float" office:value="324" calcext:value-type="float">
            <text:p>324</text:p>
          </table:table-cell>
          <table:table-cell office:value-type="float" office:value="1.5149143517444" calcext:value-type="float">
            <text:p>1.5149143517444</text:p>
          </table:table-cell>
          <table:table-cell office:value-type="float" office:value="0.149669450599095" calcext:value-type="float">
            <text:p>0.149669450599095</text:p>
          </table:table-cell>
          <table:table-cell office:value-type="float" office:value="15" calcext:value-type="float">
            <text:p>15</text:p>
          </table:table-cell>
          <table:table-cell office:value-type="float" office:value="24.4" calcext:value-type="float">
            <text:p>24.4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OG</text:p>
          </table:table-cell>
          <table:table-cell office:value-type="float" office:value="4.8671875" calcext:value-type="float">
            <text:p>4.8671875</text:p>
          </table:table-cell>
          <table:table-cell office:value-type="float" office:value="9.29946231842041" calcext:value-type="float">
            <text:p>9.29946231842041</text:p>
          </table:table-cell>
          <table:table-cell office:value-type="float" office:value="35990.96" calcext:value-type="float">
            <text:p>35990.96</text:p>
          </table:table-cell>
          <table:table-cell office:value-type="float" office:value="26417.198" calcext:value-type="float">
            <text:p>26417.198</text:p>
          </table:table-cell>
          <table:table-cell office:value-type="float" office:value="1.28773486614227" calcext:value-type="float">
            <text:p>1.28773486614227</text:p>
          </table:table-cell>
          <table:table-cell office:value-type="float" office:value="0.911093235015869" calcext:value-type="float">
            <text:p>0.911093235015869</text:p>
          </table:table-cell>
          <table:table-cell office:value-type="float" office:value="31464" calcext:value-type="float">
            <text:p>31464</text:p>
          </table:table-cell>
          <table:table-cell office:value-type="float" office:value="2.225144970917" calcext:value-type="float">
            <text:p>2.225144970917</text:p>
          </table:table-cell>
          <table:table-cell office:value-type="float" office:value="0.531313924882251" calcext:value-type="float">
            <text:p>0.531313924882251</text:p>
          </table:table-cell>
          <table:table-cell office:value-type="float" office:value="38.8" calcext:value-type="float">
            <text:p>38.8</text:p>
          </table:table-cell>
          <table:table-cell office:value-type="float" office:value="47.2" calcext:value-type="float">
            <text:p>47.2</text:p>
          </table:table-cell>
          <table:table-cell office:value-type="float" office:value="24.7" calcext:value-type="float">
            <text:p>2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OZ</text:p>
          </table:table-cell>
          <table:table-cell office:value-type="float" office:value="4.7265625" calcext:value-type="float">
            <text:p>4.7265625</text:p>
          </table:table-cell>
          <table:table-cell office:value-type="float" office:value="8.6556339263916" calcext:value-type="float">
            <text:p>8.6556339263916</text:p>
          </table:table-cell>
          <table:table-cell office:value-type="float" office:value="37223.44" calcext:value-type="float">
            <text:p>37223.44</text:p>
          </table:table-cell>
          <table:table-cell office:value-type="float" office:value="36623.111" calcext:value-type="float">
            <text:p>36623.111</text:p>
          </table:table-cell>
          <table:table-cell office:value-type="float" office:value="1.6699413061142" calcext:value-type="float">
            <text:p>1.6699413061142</text:p>
          </table:table-cell>
          <table:table-cell office:value-type="float" office:value="0.979947566986084" calcext:value-type="float">
            <text:p>0.979947566986084</text:p>
          </table:table-cell>
          <table:table-cell office:value-type="float" office:value="37101" calcext:value-type="float">
            <text:p>37101</text:p>
          </table:table-cell>
          <table:table-cell office:value-type="float" office:value="1.93522187375779" calcext:value-type="float">
            <text:p>1.93522187375779</text:p>
          </table:table-cell>
          <table:table-cell office:value-type="float" office:value="0.522330955549702" calcext:value-type="float">
            <text:p>0.522330955549702</text:p>
          </table:table-cell>
          <table:table-cell office:value-type="float" office:value="27.3" calcext:value-type="float">
            <text:p>27.3</text:p>
          </table:table-cell>
          <table:table-cell office:value-type="float" office:value="71.3" calcext:value-type="float">
            <text:p>71.3</text:p>
          </table:table-cell>
          <table:table-cell office:value-type="float" office:value="28.3" calcext:value-type="float">
            <text:p>2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PH</text:p>
          </table:table-cell>
          <table:table-cell office:value-type="float" office:value="5.9921875" calcext:value-type="float">
            <text:p>5.9921875</text:p>
          </table:table-cell>
          <table:table-cell office:value-type="float" office:value="9.43398094177246" calcext:value-type="float">
            <text:p>9.43398094177246</text:p>
          </table:table-cell>
          <table:table-cell office:value-type="float" office:value="11470.27" calcext:value-type="float">
            <text:p>11470.27</text:p>
          </table:table-cell>
          <table:table-cell office:value-type="float" office:value="8284.386" calcext:value-type="float">
            <text:p>8284.386</text:p>
          </table:table-cell>
          <table:table-cell office:value-type="float" office:value="1.24453890323639" calcext:value-type="float">
            <text:p>1.24453890323639</text:p>
          </table:table-cell>
          <table:table-cell office:value-type="float" office:value="0.817103564739227" calcext:value-type="float">
            <text:p>0.817103564739227</text:p>
          </table:table-cell>
          <table:table-cell office:value-type="float" office:value="17280" calcext:value-type="float">
            <text:p>17280</text:p>
          </table:table-cell>
          <table:table-cell office:value-type="float" office:value="1.77037342242388" calcext:value-type="float">
            <text:p>1.77037342242388</text:p>
          </table:table-cell>
          <table:table-cell office:value-type="float" office:value="0.226722614940623" calcext:value-type="float">
            <text:p>0.226722614940623</text:p>
          </table:table-cell>
          <table:table-cell office:value-type="float" office:value="26.5" calcext:value-type="float">
            <text:p>26.5</text:p>
          </table:table-cell>
          <table:table-cell office:value-type="float" office:value="21.5" calcext:value-type="float">
            <text:p>21.5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RE</text:p>
          </table:table-cell>
          <table:table-cell office:value-type="float" office:value="2.7578125" calcext:value-type="float">
            <text:p>2.7578125</text:p>
          </table:table-cell>
          <table:table-cell office:value-type="float" office:value="5.76888179779053" calcext:value-type="float">
            <text:p>5.76888179779053</text:p>
          </table:table-cell>
          <table:table-cell office:value-type="float" office:value="6600.38" calcext:value-type="float">
            <text:p>6600.38</text:p>
          </table:table-cell>
          <table:table-cell office:value-type="float" office:value="3601.382" calcext:value-type="float">
            <text:p>3601.382</text:p>
          </table:table-cell>
          <table:table-cell office:value-type="float" office:value="1.04215526580811" calcext:value-type="float">
            <text:p>1.04215526580811</text:p>
          </table:table-cell>
          <table:table-cell office:value-type="float" office:value="0.528063952922821" calcext:value-type="float">
            <text:p>0.528063952922821</text:p>
          </table:table-cell>
          <table:table-cell office:value-type="float" office:value="18774" calcext:value-type="float">
            <text:p>18774</text:p>
          </table:table-cell>
          <table:table-cell office:value-type="float" office:value="2.26852624796778" calcext:value-type="float">
            <text:p>2.26852624796778</text:p>
          </table:table-cell>
          <table:table-cell office:value-type="float" office:value="0.604157454054028" calcext:value-type="float">
            <text:p>0.604157454054028</text:p>
          </table:table-cell>
          <table:table-cell office:value-type="float" office:value="13.4" calcext:value-type="float">
            <text:p>13.4</text:p>
          </table:table-cell>
          <table:table-cell office:value-type="float" office:value="34.5" calcext:value-type="float">
            <text:p>34.5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SV</text:p>
          </table:table-cell>
          <table:table-cell office:value-type="float" office:value="3.7421875" calcext:value-type="float">
            <text:p>3.7421875</text:p>
          </table:table-cell>
          <table:table-cell office:value-type="float" office:value="5.49545240402222" calcext:value-type="float">
            <text:p>5.49545240402222</text:p>
          </table:table-cell>
          <table:table-cell office:value-type="float" office:value="38275.27" calcext:value-type="float">
            <text:p>38275.27</text:p>
          </table:table-cell>
          <table:table-cell office:value-type="float" office:value="21707.367" calcext:value-type="float">
            <text:p>21707.367</text:p>
          </table:table-cell>
          <table:table-cell office:value-type="float" office:value="1.02441263198853" calcext:value-type="float">
            <text:p>1.02441263198853</text:p>
          </table:table-cell>
          <table:table-cell office:value-type="float" office:value="0.615805923938751" calcext:value-type="float">
            <text:p>0.615805923938751</text:p>
          </table:table-cell>
          <table:table-cell office:value-type="float" office:value="32470" calcext:value-type="float">
            <text:p>32470</text:p>
          </table:table-cell>
          <table:table-cell office:value-type="float" office:value="1.70901820164562" calcext:value-type="float">
            <text:p>1.70901820164562</text:p>
          </table:table-cell>
          <table:table-cell office:value-type="float" office:value="0.175636825791227" calcext:value-type="float">
            <text:p>0.175636825791227</text:p>
          </table:table-cell>
          <table:table-cell table:number-columns-repeated="2" office:value-type="float" office:value="34.6" calcext:value-type="float">
            <text:p>34.6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AN</text:p>
          </table:table-cell>
          <table:table-cell office:value-type="float" office:value="5.8515625" calcext:value-type="float">
            <text:p>5.8515625</text:p>
          </table:table-cell>
          <table:table-cell office:value-type="float" office:value="6.11882305145264" calcext:value-type="float">
            <text:p>6.11882305145264</text:p>
          </table:table-cell>
          <table:table-cell office:value-type="float" office:value="4399.52" calcext:value-type="float">
            <text:p>4399.52</text:p>
          </table:table-cell>
          <table:table-cell office:value-type="float" office:value="2801.373" calcext:value-type="float">
            <text:p>2801.373</text:p>
          </table:table-cell>
          <table:table-cell office:value-type="float" office:value="1.23384833335876" calcext:value-type="float">
            <text:p>1.23384833335876</text:p>
          </table:table-cell>
          <table:table-cell office:value-type="float" office:value="0.619988441467285" calcext:value-type="float">
            <text:p>0.619988441467285</text:p>
          </table:table-cell>
          <table:table-cell office:value-type="float" office:value="1152" calcext:value-type="float">
            <text:p>1152</text:p>
          </table:table-cell>
          <table:table-cell office:value-type="float" office:value="2.87741816255472" calcext:value-type="float">
            <text:p>2.87741816255472</text:p>
          </table:table-cell>
          <table:table-cell office:value-type="float" office:value="0.863976168260133" calcext:value-type="float">
            <text:p>0.863976168260133</text:p>
          </table:table-cell>
          <table:table-cell office:value-type="float" office:value="25.3" calcext:value-type="float">
            <text:p>25.3</text:p>
          </table:table-cell>
          <table:table-cell office:value-type="float" office:value="21.1" calcext:value-type="float">
            <text:p>21.1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AS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4.9558048248291" calcext:value-type="float">
            <text:p>4.9558048248291</text:p>
          </table:table-cell>
          <table:table-cell office:value-type="float" office:value="8685.07" calcext:value-type="float">
            <text:p>8685.07</text:p>
          </table:table-cell>
          <table:table-cell office:value-type="float" office:value="4715.253" calcext:value-type="float">
            <text:p>4715.253</text:p>
          </table:table-cell>
          <table:table-cell office:value-type="float" office:value="1.01917135715485" calcext:value-type="float">
            <text:p>1.01917135715485</text:p>
          </table:table-cell>
          <table:table-cell office:value-type="float" office:value="0.516654551029205" calcext:value-type="float">
            <text:p>0.516654551029205</text:p>
          </table:table-cell>
          <table:table-cell office:value-type="float" office:value="216" calcext:value-type="float">
            <text:p>216</text:p>
          </table:table-cell>
          <table:table-cell office:value-type="float" office:value="1.47810455630843" calcext:value-type="float">
            <text:p>1.47810455630843</text:p>
          </table:table-cell>
          <table:table-cell office:value-type="float" office:value="0.122096468012329" calcext:value-type="float">
            <text:p>0.122096468012329</text:p>
          </table:table-cell>
          <table:table-cell office:value-type="float" office:value="9.5" calcext:value-type="float">
            <text:p>9.5</text:p>
          </table:table-cell>
          <table:table-cell office:value-type="float" office:value="28.4" calcext:value-type="float">
            <text:p>28.4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DO</text:p>
          </table:table-cell>
          <table:table-cell office:value-type="float" office:value="3.3203125" calcext:value-type="float">
            <text:p>3.3203125</text:p>
          </table:table-cell>
          <table:table-cell office:value-type="float" office:value="5.66038846969605" calcext:value-type="float">
            <text:p>5.66038846969605</text:p>
          </table:table-cell>
          <table:table-cell office:value-type="float" office:value="13443.65" calcext:value-type="float">
            <text:p>13443.65</text:p>
          </table:table-cell>
          <table:table-cell office:value-type="float" office:value="7736.938" calcext:value-type="float">
            <text:p>7736.938</text:p>
          </table:table-cell>
          <table:table-cell office:value-type="float" office:value="1.04258966445923" calcext:value-type="float">
            <text:p>1.04258966445923</text:p>
          </table:table-cell>
          <table:table-cell office:value-type="float" office:value="0.528314530849457" calcext:value-type="float">
            <text:p>0.528314530849457</text:p>
          </table:table-cell>
          <table:table-cell office:value-type="float" office:value="2537" calcext:value-type="float">
            <text:p>2537</text:p>
          </table:table-cell>
          <table:table-cell office:value-type="float" office:value="1.75192489603611" calcext:value-type="float">
            <text:p>1.75192489603611</text:p>
          </table:table-cell>
          <table:table-cell office:value-type="float" office:value="0.310026817599225" calcext:value-type="float">
            <text:p>0.310026817599225</text:p>
          </table:table-cell>
          <table:table-cell office:value-type="float" office:value="14.2" calcext:value-type="float">
            <text:p>14.2</text:p>
          </table:table-cell>
          <table:table-cell office:value-type="float" office:value="36.3" calcext:value-type="float">
            <text:p>36.3</text:p>
          </table:table-cell>
          <table:table-cell office:value-type="float" office:value="28.3" calcext:value-type="float">
            <text:p>2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FI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7.75886631011963" calcext:value-type="float">
            <text:p>7.75886631011963</text:p>
          </table:table-cell>
          <table:table-cell office:value-type="float" office:value="13748.91" calcext:value-type="float">
            <text:p>13748.91</text:p>
          </table:table-cell>
          <table:table-cell office:value-type="float" office:value="8500.626" calcext:value-type="float">
            <text:p>8500.626</text:p>
          </table:table-cell>
          <table:table-cell office:value-type="float" office:value="1.04450130462646" calcext:value-type="float">
            <text:p>1.04450130462646</text:p>
          </table:table-cell>
          <table:table-cell office:value-type="float" office:value="0.709270477294922" calcext:value-type="float">
            <text:p>0.709270477294922</text:p>
          </table:table-cell>
          <table:table-cell office:value-type="float" office:value="1612" calcext:value-type="float">
            <text:p>1612</text:p>
          </table:table-cell>
          <table:table-cell office:value-type="float" office:value="1.5188937566113" calcext:value-type="float">
            <text:p>1.5188937566113</text:p>
          </table:table-cell>
          <table:table-cell office:value-type="float" office:value="0.0613889310027874" calcext:value-type="float">
            <text:p>0.061388931002788</text:p>
          </table:table-cell>
          <table:table-cell office:value-type="float" office:value="27" calcext:value-type="float">
            <text:p>27</text:p>
          </table:table-cell>
          <table:table-cell office:value-type="float" office:value="10.9" calcext:value-type="float">
            <text:p>10.9</text:p>
          </table:table-cell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GF</text:p>
          </table:table-cell>
          <table:table-cell office:value-type="float" office:value="2.8984375" calcext:value-type="float">
            <text:p>2.8984375</text:p>
          </table:table-cell>
          <table:table-cell office:value-type="float" office:value="5.68506813049316" calcext:value-type="float">
            <text:p>5.68506813049316</text:p>
          </table:table-cell>
          <table:table-cell office:value-type="float" office:value="13659.78" calcext:value-type="float">
            <text:p>13659.78</text:p>
          </table:table-cell>
          <table:table-cell office:value-type="float" office:value="7364.268" calcext:value-type="float">
            <text:p>7364.268</text:p>
          </table:table-cell>
          <table:table-cell office:value-type="float" office:value="1.03022480010986" calcext:value-type="float">
            <text:p>1.03022480010986</text:p>
          </table:table-cell>
          <table:table-cell office:value-type="float" office:value="0.566596567630768" calcext:value-type="float">
            <text:p>0.566596567630768</text:p>
          </table:table-cell>
          <table:table-cell office:value-type="float" office:value="6800" calcext:value-type="float">
            <text:p>6800</text:p>
          </table:table-cell>
          <table:table-cell office:value-type="float" office:value="2.7099339936302" calcext:value-type="float">
            <text:p>2.7099339936302</text:p>
          </table:table-cell>
          <table:table-cell office:value-type="float" office:value="0.77664499735675" calcext:value-type="float">
            <text:p>0.77664499735675</text:p>
          </table:table-cell>
          <table:table-cell office:value-type="float" office:value="31.2" calcext:value-type="float">
            <text:p>31.2</text:p>
          </table:table-cell>
          <table:table-cell office:value-type="float" office:value="32.6" calcext:value-type="float">
            <text:p>32.6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GS</text:p>
          </table:table-cell>
          <table:table-cell office:value-type="float" office:value="2.8984375" calcext:value-type="float">
            <text:p>2.8984375</text:p>
          </table:table-cell>
          <table:table-cell office:value-type="float" office:value="6.39061832427979" calcext:value-type="float">
            <text:p>6.39061832427979</text:p>
          </table:table-cell>
          <table:table-cell office:value-type="float" office:value="12650.18" calcext:value-type="float">
            <text:p>12650.18</text:p>
          </table:table-cell>
          <table:table-cell office:value-type="float" office:value="8466.979" calcext:value-type="float">
            <text:p>8466.979</text:p>
          </table:table-cell>
          <table:table-cell office:value-type="float" office:value="1.13533389568329" calcext:value-type="float">
            <text:p>1.13533389568329</text:p>
          </table:table-cell>
          <table:table-cell office:value-type="float" office:value="0.674372971057892" calcext:value-type="float">
            <text:p>0.674372971057892</text:p>
          </table:table-cell>
          <table:table-cell office:value-type="float" office:value="6020" calcext:value-type="float">
            <text:p>6020</text:p>
          </table:table-cell>
          <table:table-cell office:value-type="float" office:value="1.64345076283212" calcext:value-type="float">
            <text:p>1.64345076283212</text:p>
          </table:table-cell>
          <table:table-cell office:value-type="float" office:value="0.172551809967434" calcext:value-type="float">
            <text:p>0.172551809967434</text:p>
          </table:table-cell>
          <table:table-cell office:value-type="float" office:value="17.2" calcext:value-type="float">
            <text:p>17.2</text:p>
          </table:table-cell>
          <table:table-cell office:value-type="float" office:value="27.8" calcext:value-type="float">
            <text:p>27.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HA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7.73045969009399" calcext:value-type="float">
            <text:p>7.73045969009399</text:p>
          </table:table-cell>
          <table:table-cell office:value-type="float" office:value="14841.11" calcext:value-type="float">
            <text:p>14841.11</text:p>
          </table:table-cell>
          <table:table-cell office:value-type="float" office:value="11423.624" calcext:value-type="float">
            <text:p>11423.624</text:p>
          </table:table-cell>
          <table:table-cell office:value-type="float" office:value="1.30708932876587" calcext:value-type="float">
            <text:p>1.30708932876587</text:p>
          </table:table-cell>
          <table:table-cell office:value-type="float" office:value="0.800245404243469" calcext:value-type="float">
            <text:p>0.800245404243469</text:p>
          </table:table-cell>
          <table:table-cell office:value-type="float" office:value="1564" calcext:value-type="float">
            <text:p>1564</text:p>
          </table:table-cell>
          <table:table-cell office:value-type="float" office:value="1.60949035071018" calcext:value-type="float">
            <text:p>1.60949035071018</text:p>
          </table:table-cell>
          <table:table-cell office:value-type="float" office:value="0.227690659815935" calcext:value-type="float">
            <text:p>0.227690659815935</text:p>
          </table:table-cell>
          <table:table-cell office:value-type="float" office:value="27.7" calcext:value-type="float">
            <text:p>27.7</text:p>
          </table:table-cell>
          <table:table-cell office:value-type="float" office:value="24" calcext:value-type="float">
            <text:p>24</text:p>
          </table:table-cell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HI</text:p>
          </table:table-cell>
          <table:table-cell office:value-type="float" office:value="1.3515625" calcext:value-type="float">
            <text:p>1.3515625</text:p>
          </table:table-cell>
          <table:table-cell office:value-type="float" office:value="5" calcext:value-type="float">
            <text:p>5</text:p>
          </table:table-cell>
          <table:table-cell office:value-type="float" office:value="12208.46" calcext:value-type="float">
            <text:p>12208.46</text:p>
          </table:table-cell>
          <table:table-cell office:value-type="float" office:value="5442.05" calcext:value-type="float">
            <text:p>5442.05</text:p>
          </table:table-cell>
          <table:table-cell office:value-type="float" office:value="0.742204904556274" calcext:value-type="float">
            <text:p>0.742204904556274</text:p>
          </table:table-cell>
          <table:table-cell office:value-type="float" office:value="0.484680086374283" calcext:value-type="float">
            <text:p>0.484680086374283</text:p>
          </table:table-cell>
          <table:table-cell office:value-type="float" office:value="5328" calcext:value-type="float">
            <text:p>5328</text:p>
          </table:table-cell>
          <table:table-cell office:value-type="float" office:value="3.01564674756245" calcext:value-type="float">
            <text:p>3.01564674756245</text:p>
          </table:table-cell>
          <table:table-cell office:value-type="float" office:value="1.17405272045747" calcext:value-type="float">
            <text:p>1.17405272045747</text:p>
          </table:table-cell>
          <table:table-cell office:value-type="float" office:value="10.1" calcext:value-type="float">
            <text:p>10.1</text:p>
          </table:table-cell>
          <table:table-cell office:value-type="float" office:value="62.6" calcext:value-type="float">
            <text:p>62.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LO</text:p>
          </table:table-cell>
          <table:table-cell office:value-type="float" office:value="6.1328125" calcext:value-type="float">
            <text:p>6.1328125</text:p>
          </table:table-cell>
          <table:table-cell office:value-type="float" office:value="15.5794734954834" calcext:value-type="float">
            <text:p>15.5794734954834</text:p>
          </table:table-cell>
          <table:table-cell office:value-type="float" office:value="78284.18" calcext:value-type="float">
            <text:p>78284.18</text:p>
          </table:table-cell>
          <table:table-cell office:value-type="float" office:value="90990.457" calcext:value-type="float">
            <text:p>90990.457</text:p>
          </table:table-cell>
          <table:table-cell office:value-type="float" office:value="1.87325620651245" calcext:value-type="float">
            <text:p>1.87325620651245</text:p>
          </table:table-cell>
          <table:table-cell office:value-type="float" office:value="1.16263794898987" calcext:value-type="float">
            <text:p>1.16263794898987</text:p>
          </table:table-cell>
          <table:table-cell office:value-type="float" office:value="5100" calcext:value-type="float">
            <text:p>5100</text:p>
          </table:table-cell>
          <table:table-cell office:value-type="float" office:value="1.47860795539679" calcext:value-type="float">
            <text:p>1.47860795539679</text:p>
          </table:table-cell>
          <table:table-cell office:value-type="float" office:value="0.153921152075579" calcext:value-type="float">
            <text:p>0.153921152075579</text:p>
          </table:table-cell>
          <table:table-cell table:number-columns-repeated="2" office:value-type="float" office:value="50.7" calcext:value-type="float">
            <text:p>50.7</text:p>
          </table:table-cell>
          <table:table-cell office:value-type="float" office:value="50.5" calcext:value-type="float">
            <text:p>5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ON</text:p>
          </table:table-cell>
          <table:table-cell office:value-type="float" office:value="5.4296875" calcext:value-type="float">
            <text:p>5.4296875</text:p>
          </table:table-cell>
          <table:table-cell office:value-type="float" office:value="7.4242844581604" calcext:value-type="float">
            <text:p>7.4242844581604</text:p>
          </table:table-cell>
          <table:table-cell office:value-type="float" office:value="21687.97" calcext:value-type="float">
            <text:p>21687.97</text:p>
          </table:table-cell>
          <table:table-cell office:value-type="float" office:value="16409.733" calcext:value-type="float">
            <text:p>16409.733</text:p>
          </table:table-cell>
          <table:table-cell office:value-type="float" office:value="1.31802916526794" calcext:value-type="float">
            <text:p>1.31802916526794</text:p>
          </table:table-cell>
          <table:table-cell office:value-type="float" office:value="0.882264733314514" calcext:value-type="float">
            <text:p>0.882264733314514</text:p>
          </table:table-cell>
          <table:table-cell office:value-type="float" office:value="9680" calcext:value-type="float">
            <text:p>9680</text:p>
          </table:table-cell>
          <table:table-cell office:value-type="float" office:value="2.1084635612101" calcext:value-type="float">
            <text:p>2.1084635612101</text:p>
          </table:table-cell>
          <table:table-cell office:value-type="float" office:value="0.48151875592177" calcext:value-type="float">
            <text:p>0.48151875592177</text:p>
          </table:table-cell>
          <table:table-cell office:value-type="float" office:value="45.7" calcext:value-type="float">
            <text:p>45.7</text:p>
          </table:table-cell>
          <table:table-cell office:value-type="float" office:value="25.6" calcext:value-type="float">
            <text:p>25.6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SV</text:p>
          </table:table-cell>
          <table:table-cell office:value-type="float" office:value="5.1484375" calcext:value-type="float">
            <text:p>5.1484375</text:p>
          </table:table-cell>
          <table:table-cell office:value-type="float" office:value="8.60929679870606" calcext:value-type="float">
            <text:p>8.60929679870606</text:p>
          </table:table-cell>
          <table:table-cell office:value-type="float" office:value="8310.26" calcext:value-type="float">
            <text:p>8310.26</text:p>
          </table:table-cell>
          <table:table-cell office:value-type="float" office:value="5655.688" calcext:value-type="float">
            <text:p>5655.688</text:p>
          </table:table-cell>
          <table:table-cell office:value-type="float" office:value="1.20586013793945" calcext:value-type="float">
            <text:p>1.20586013793945</text:p>
          </table:table-cell>
          <table:table-cell office:value-type="float" office:value="0.801396906375885" calcext:value-type="float">
            <text:p>0.801396906375885</text:p>
          </table:table-cell>
          <table:table-cell office:value-type="float" office:value="8200" calcext:value-type="float">
            <text:p>8200</text:p>
          </table:table-cell>
          <table:table-cell office:value-type="float" office:value="2.18981349196358" calcext:value-type="float">
            <text:p>2.18981349196358</text:p>
          </table:table-cell>
          <table:table-cell office:value-type="float" office:value="0.315255876248427" calcext:value-type="float">
            <text:p>0.315255876248427</text:p>
          </table:table-cell>
          <table:table-cell office:value-type="float" office:value="26.3" calcext:value-type="float">
            <text:p>26.3</text:p>
          </table:table-cell>
          <table:table-cell office:value-type="float" office:value="21.8" calcext:value-type="float">
            <text:p>21.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ZP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4.83735466003418" calcext:value-type="float">
            <text:p>4.83735466003418</text:p>
          </table:table-cell>
          <table:table-cell office:value-type="float" office:value="9874.79" calcext:value-type="float">
            <text:p>9874.79</text:p>
          </table:table-cell>
          <table:table-cell office:value-type="float" office:value="4350.081" calcext:value-type="float">
            <text:p>4350.081</text:p>
          </table:table-cell>
          <table:table-cell office:value-type="float" office:value="0.777343690395355" calcext:value-type="float">
            <text:p>0.777343690395355</text:p>
          </table:table-cell>
          <table:table-cell office:value-type="float" office:value="0.492775470018387" calcext:value-type="float">
            <text:p>0.492775470018387</text:p>
          </table:table-cell>
          <table:table-cell office:value-type="float" office:value="1620" calcext:value-type="float">
            <text:p>1620</text:p>
          </table:table-cell>
          <table:table-cell office:value-type="float" office:value="1.67291866492025" calcext:value-type="float">
            <text:p>1.67291866492025</text:p>
          </table:table-cell>
          <table:table-cell office:value-type="float" office:value="0.102536051730196" calcext:value-type="float">
            <text:p>0.102536051730196</text:p>
          </table:table-cell>
          <table:table-cell office:value-type="float" office:value="19.1" calcext:value-type="float">
            <text:p>19.1</text:p>
          </table:table-cell>
          <table:table-cell office:value-type="float" office:value="16.3" calcext:value-type="float">
            <text:p>16.3</text:p>
          </table:table-cell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AC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5.57135534286499" calcext:value-type="float">
            <text:p>5.57135534286499</text:p>
          </table:table-cell>
          <table:table-cell office:value-type="float" office:value="8734.59" calcext:value-type="float">
            <text:p>8734.59</text:p>
          </table:table-cell>
          <table:table-cell office:value-type="float" office:value="5080.522" calcext:value-type="float">
            <text:p>5080.522</text:p>
          </table:table-cell>
          <table:table-cell office:value-type="float" office:value="1.15122377872467" calcext:value-type="float">
            <text:p>1.15122377872467</text:p>
          </table:table-cell>
          <table:table-cell office:value-type="float" office:value="0.600185751914978" calcext:value-type="float">
            <text:p>0.600185751914978</text:p>
          </table:table-cell>
          <table:table-cell office:value-type="float" office:value="5724" calcext:value-type="float">
            <text:p>5724</text:p>
          </table:table-cell>
          <table:table-cell office:value-type="float" office:value="2.06601323767057" calcext:value-type="float">
            <text:p>2.06601323767057</text:p>
          </table:table-cell>
          <table:table-cell office:value-type="float" office:value="0.497979522183102" calcext:value-type="float">
            <text:p>0.497979522183102</text:p>
          </table:table-cell>
          <table:table-cell office:value-type="float" office:value="37.4" calcext:value-type="float">
            <text:p>37.4</text:p>
          </table:table-cell>
          <table:table-cell office:value-type="float" office:value="14.1" calcext:value-type="float">
            <text:p>14.1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DR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8" calcext:value-type="float">
            <text:p>8</text:p>
          </table:table-cell>
          <table:table-cell office:value-type="float" office:value="49855.18" calcext:value-type="float">
            <text:p>49855.18</text:p>
          </table:table-cell>
          <table:table-cell office:value-type="float" office:value="30310.66" calcext:value-type="float">
            <text:p>30310.66</text:p>
          </table:table-cell>
          <table:table-cell office:value-type="float" office:value="1.15439212322235" calcext:value-type="float">
            <text:p>1.15439212322235</text:p>
          </table:table-cell>
          <table:table-cell office:value-type="float" office:value="0.693206012248993" calcext:value-type="float">
            <text:p>0.693206012248993</text:p>
          </table:table-cell>
          <table:table-cell office:value-type="float" office:value="2156" calcext:value-type="float">
            <text:p>2156</text:p>
          </table:table-cell>
          <table:table-cell office:value-type="float" office:value="1.33875669509086" calcext:value-type="float">
            <text:p>1.33875669509086</text:p>
          </table:table-cell>
          <table:table-cell office:value-type="float" office:value="0.0672923735122373" calcext:value-type="float">
            <text:p>0.067292373512237</text:p>
          </table:table-cell>
          <table:table-cell office:value-type="float" office:value="27.9" calcext:value-type="float">
            <text:p>27.9</text:p>
          </table:table-cell>
          <table:table-cell office:value-type="float" office:value="24.2" calcext:value-type="float">
            <text:p>24.2</text:p>
          </table:table-cell>
          <table:table-cell office:value-type="float" office:value="81.3" calcext:value-type="float">
            <text:p>8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FO</text:p>
          </table:table-cell>
          <table:table-cell office:value-type="float" office:value="7.1171875" calcext:value-type="float">
            <text:p>7.1171875</text:p>
          </table:table-cell>
          <table:table-cell office:value-type="float" office:value="11.1803398132324" calcext:value-type="float">
            <text:p>11.1803398132324</text:p>
          </table:table-cell>
          <table:table-cell office:value-type="float" office:value="51935.77" calcext:value-type="float">
            <text:p>51935.77</text:p>
          </table:table-cell>
          <table:table-cell office:value-type="float" office:value="41270.595" calcext:value-type="float">
            <text:p>41270.595</text:p>
          </table:table-cell>
          <table:table-cell office:value-type="float" office:value="1.35523545742035" calcext:value-type="float">
            <text:p>1.35523545742035</text:p>
          </table:table-cell>
          <table:table-cell office:value-type="float" office:value="0.975072026252747" calcext:value-type="float">
            <text:p>0.975072026252747</text:p>
          </table:table-cell>
          <table:table-cell office:value-type="float" office:value="17658" calcext:value-type="float">
            <text:p>17658</text:p>
          </table:table-cell>
          <table:table-cell office:value-type="float" office:value="1.69903262728993" calcext:value-type="float">
            <text:p>1.69903262728993</text:p>
          </table:table-cell>
          <table:table-cell office:value-type="float" office:value="0.23891878594016" calcext:value-type="float">
            <text:p>0.23891878594016</text:p>
          </table:table-cell>
          <table:table-cell office:value-type="float" office:value="44.3" calcext:value-type="float">
            <text:p>44.3</text:p>
          </table:table-cell>
          <table:table-cell office:value-type="float" office:value="37" calcext:value-type="float">
            <text:p>37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FT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5.08330631256104" calcext:value-type="float">
            <text:p>5.08330631256104</text:p>
          </table:table-cell>
          <table:table-cell office:value-type="float" office:value="2845.9" calcext:value-type="float">
            <text:p>2845.9</text:p>
          </table:table-cell>
          <table:table-cell office:value-type="float" office:value="1292.527" calcext:value-type="float">
            <text:p>1292.527</text:p>
          </table:table-cell>
          <table:table-cell office:value-type="float" office:value="0.895134687423706" calcext:value-type="float">
            <text:p>0.895134687423706</text:p>
          </table:table-cell>
          <table:table-cell office:value-type="float" office:value="0.511426866054535" calcext:value-type="float">
            <text:p>0.511426866054535</text:p>
          </table:table-cell>
          <table:table-cell office:value-type="float" office:value="1122" calcext:value-type="float">
            <text:p>1122</text:p>
          </table:table-cell>
          <table:table-cell office:value-type="float" office:value="1.4479045047541" calcext:value-type="float">
            <text:p>1.4479045047541</text:p>
          </table:table-cell>
          <table:table-cell office:value-type="float" office:value="0.252349703038911" calcext:value-type="float">
            <text:p>0.25234970303891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OH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7.78460025787354" calcext:value-type="float">
            <text:p>7.78460025787354</text:p>
          </table:table-cell>
          <table:table-cell office:value-type="float" office:value="12953.66" calcext:value-type="float">
            <text:p>12953.66</text:p>
          </table:table-cell>
          <table:table-cell office:value-type="float" office:value="8296.951" calcext:value-type="float">
            <text:p>8296.951</text:p>
          </table:table-cell>
          <table:table-cell office:value-type="float" office:value="1.3572496175766" calcext:value-type="float">
            <text:p>1.3572496175766</text:p>
          </table:table-cell>
          <table:table-cell office:value-type="float" office:value="0.669550180435181" calcext:value-type="float">
            <text:p>0.669550180435181</text:p>
          </table:table-cell>
          <table:table-cell office:value-type="float" office:value="7728" calcext:value-type="float">
            <text:p>7728</text:p>
          </table:table-cell>
          <table:table-cell office:value-type="float" office:value="1.74034757580832" calcext:value-type="float">
            <text:p>1.74034757580832</text:p>
          </table:table-cell>
          <table:table-cell office:value-type="float" office:value="0.274022885262292" calcext:value-type="float">
            <text:p>0.274022885262292</text:p>
          </table:table-cell>
          <table:table-cell office:value-type="float" office:value="28.7" calcext:value-type="float">
            <text:p>28.7</text:p>
          </table:table-cell>
          <table:table-cell office:value-type="float" office:value="23.6" calcext:value-type="float">
            <text:p>23.6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ON</text:p>
          </table:table-cell>
          <table:table-cell office:value-type="float" office:value="8.1015625" calcext:value-type="float">
            <text:p>8.1015625</text:p>
          </table:table-cell>
          <table:table-cell office:value-type="float" office:value="8.75671195983887" calcext:value-type="float">
            <text:p>8.75671195983887</text:p>
          </table:table-cell>
          <table:table-cell office:value-type="float" office:value="23737.31" calcext:value-type="float">
            <text:p>23737.31</text:p>
          </table:table-cell>
          <table:table-cell office:value-type="float" office:value="16266.229" calcext:value-type="float">
            <text:p>16266.229</text:p>
          </table:table-cell>
          <table:table-cell office:value-type="float" office:value="1.15948140621185" calcext:value-type="float">
            <text:p>1.15948140621185</text:p>
          </table:table-cell>
          <table:table-cell office:value-type="float" office:value="0.759095370769501" calcext:value-type="float">
            <text:p>0.759095370769501</text:p>
          </table:table-cell>
          <table:table-cell office:value-type="float" office:value="14875" calcext:value-type="float">
            <text:p>14875</text:p>
          </table:table-cell>
          <table:table-cell office:value-type="float" office:value="3.01192689660099" calcext:value-type="float">
            <text:p>3.01192689660099</text:p>
          </table:table-cell>
          <table:table-cell office:value-type="float" office:value="0.890367869262104" calcext:value-type="float">
            <text:p>0.890367869262104</text:p>
          </table:table-cell>
          <table:table-cell office:value-type="float" office:value="36.8" calcext:value-type="float">
            <text:p>36.8</text:p>
          </table:table-cell>
          <table:table-cell office:value-type="float" office:value="45.6" calcext:value-type="float">
            <text:p>45.6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AB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7.27461338043213" calcext:value-type="float">
            <text:p>7.27461338043213</text:p>
          </table:table-cell>
          <table:table-cell office:value-type="float" office:value="14064.59" calcext:value-type="float">
            <text:p>14064.59</text:p>
          </table:table-cell>
          <table:table-cell office:value-type="float" office:value="10145.423" calcext:value-type="float">
            <text:p>10145.423</text:p>
          </table:table-cell>
          <table:table-cell office:value-type="float" office:value="1.33947944641113" calcext:value-type="float">
            <text:p>1.33947944641113</text:p>
          </table:table-cell>
          <table:table-cell office:value-type="float" office:value="0.81454062461853" calcext:value-type="float">
            <text:p>0.81454062461853</text:p>
          </table:table-cell>
          <table:table-cell office:value-type="float" office:value="750" calcext:value-type="float">
            <text:p>750</text:p>
          </table:table-cell>
          <table:table-cell office:value-type="float" office:value="1.43055773181299" calcext:value-type="float">
            <text:p>1.43055773181299</text:p>
          </table:table-cell>
          <table:table-cell office:value-type="float" office:value="0.156346771275126" calcext:value-type="float">
            <text:p>0.156346771275126</text:p>
          </table:table-cell>
          <table:table-cell office:value-type="float" office:value="25.2" calcext:value-type="float">
            <text:p>25.2</text:p>
          </table:table-cell>
          <table:table-cell office:value-type="float" office:value="22.9" calcext:value-type="float">
            <text:p>22.9</text:p>
          </table:table-cell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DI</text:p>
          </table:table-cell>
          <table:table-cell office:value-type="float" office:value="3.3203125" calcext:value-type="float">
            <text:p>3.3203125</text:p>
          </table:table-cell>
          <table:table-cell office:value-type="float" office:value="5.51724576950073" calcext:value-type="float">
            <text:p>5.51724576950073</text:p>
          </table:table-cell>
          <table:table-cell office:value-type="float" office:value="1566.23" calcext:value-type="float">
            <text:p>1566.23</text:p>
          </table:table-cell>
          <table:table-cell office:value-type="float" office:value="1277.93" calcext:value-type="float">
            <text:p>1277.93</text:p>
          </table:table-cell>
          <table:table-cell office:value-type="float" office:value="1.45015645027161" calcext:value-type="float">
            <text:p>1.45015645027161</text:p>
          </table:table-cell>
          <table:table-cell office:value-type="float" office:value="0.69480973482132" calcext:value-type="float">
            <text:p>0.69480973482132</text:p>
          </table:table-cell>
          <table:table-cell office:value-type="float" office:value="75" calcext:value-type="float">
            <text:p>75</text:p>
          </table:table-cell>
          <table:table-cell office:value-type="float" office:value="1.78790462608685" calcext:value-type="float">
            <text:p>1.78790462608685</text:p>
          </table:table-cell>
          <table:table-cell office:value-type="float" office:value="0.363680510049696" calcext:value-type="float">
            <text:p>0.363680510049696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EI</text:p>
          </table:table-cell>
          <table:table-cell office:value-type="float" office:value="2.0546875" calcext:value-type="float">
            <text:p>2.0546875</text:p>
          </table:table-cell>
          <table:table-cell office:value-type="float" office:value="6.90796661376953" calcext:value-type="float">
            <text:p>6.90796661376953</text:p>
          </table:table-cell>
          <table:table-cell office:value-type="float" office:value="74465.25" calcext:value-type="float">
            <text:p>74465.25</text:p>
          </table:table-cell>
          <table:table-cell office:value-type="float" office:value="44228.928" calcext:value-type="float">
            <text:p>44228.928</text:p>
          </table:table-cell>
          <table:table-cell office:value-type="float" office:value="1.17283952236176" calcext:value-type="float">
            <text:p>1.17283952236176</text:p>
          </table:table-cell>
          <table:table-cell office:value-type="float" office:value="0.621466755867004" calcext:value-type="float">
            <text:p>0.621466755867004</text:p>
          </table:table-cell>
          <table:table-cell office:value-type="float" office:value="127786" calcext:value-type="float">
            <text:p>127786</text:p>
          </table:table-cell>
          <table:table-cell office:value-type="float" office:value="1.83427058720313" calcext:value-type="float">
            <text:p>1.83427058720313</text:p>
          </table:table-cell>
          <table:table-cell office:value-type="float" office:value="0.297857461089065" calcext:value-type="float">
            <text:p>0.297857461089065</text:p>
          </table:table-cell>
          <table:table-cell office:value-type="float" office:value="26.8" calcext:value-type="float">
            <text:p>26.8</text:p>
          </table:table-cell>
          <table:table-cell office:value-type="float" office:value="70.5" calcext:value-type="float">
            <text:p>70.5</text:p>
          </table:table-cell>
          <table:table-cell office:value-type="float" office:value="43.8" calcext:value-type="float">
            <text:p>4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MT</text:p>
          </table:table-cell>
          <table:table-cell office:value-type="float" office:value="7.2578125" calcext:value-type="float">
            <text:p>7.2578125</text:p>
          </table:table-cell>
          <table:table-cell office:value-type="float" office:value="11.4262857437134" calcext:value-type="float">
            <text:p>11.4262857437134</text:p>
          </table:table-cell>
          <table:table-cell office:value-type="float" office:value="40778.99" calcext:value-type="float">
            <text:p>40778.99</text:p>
          </table:table-cell>
          <table:table-cell office:value-type="float" office:value="37728.144" calcext:value-type="float">
            <text:p>37728.144</text:p>
          </table:table-cell>
          <table:table-cell office:value-type="float" office:value="1.52647876739502" calcext:value-type="float">
            <text:p>1.52647876739502</text:p>
          </table:table-cell>
          <table:table-cell office:value-type="float" office:value="1.14254522323608" calcext:value-type="float">
            <text:p>1.14254522323608</text:p>
          </table:table-cell>
          <table:table-cell office:value-type="float" office:value="16302" calcext:value-type="float">
            <text:p>16302</text:p>
          </table:table-cell>
          <table:table-cell office:value-type="float" office:value="1.35560834508241" calcext:value-type="float">
            <text:p>1.35560834508241</text:p>
          </table:table-cell>
          <table:table-cell office:value-type="float" office:value="0.100009994514283" calcext:value-type="float">
            <text:p>0.100009994514283</text:p>
          </table:table-cell>
          <table:table-cell office:value-type="float" office:value="34.8" calcext:value-type="float">
            <text:p>34.8</text:p>
          </table:table-cell>
          <table:table-cell office:value-type="float" office:value="29.6" calcext:value-type="float">
            <text:p>29.6</text:p>
          </table:table-cell>
          <table:table-cell office:value-type="float" office:value="55.9" calcext:value-type="float">
            <text:p>5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ON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7.76659536361694" calcext:value-type="float">
            <text:p>7.76659536361694</text:p>
          </table:table-cell>
          <table:table-cell office:value-type="float" office:value="24709.58" calcext:value-type="float">
            <text:p>24709.58</text:p>
          </table:table-cell>
          <table:table-cell office:value-type="float" office:value="17064.223" calcext:value-type="float">
            <text:p>17064.223</text:p>
          </table:table-cell>
          <table:table-cell office:value-type="float" office:value="1.25296914577484" calcext:value-type="float">
            <text:p>1.25296914577484</text:p>
          </table:table-cell>
          <table:table-cell office:value-type="float" office:value="0.74107038974762" calcext:value-type="float">
            <text:p>0.74107038974762</text:p>
          </table:table-cell>
          <table:table-cell office:value-type="float" office:value="3016" calcext:value-type="float">
            <text:p>3016</text:p>
          </table:table-cell>
          <table:table-cell office:value-type="float" office:value="1.37700668226216" calcext:value-type="float">
            <text:p>1.37700668226216</text:p>
          </table:table-cell>
          <table:table-cell office:value-type="float" office:value="0.0955173839960607" calcext:value-type="float">
            <text:p>0.095517383996061</text:p>
          </table:table-cell>
          <table:table-cell office:value-type="float" office:value="15.5" calcext:value-type="float">
            <text:p>15.5</text:p>
          </table:table-cell>
          <table:table-cell office:value-type="float" office:value="36.5" calcext:value-type="float">
            <text:p>36.5</text:p>
          </table:table-cell>
          <table:table-cell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PI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5.82752084732056" calcext:value-type="float">
            <text:p>5.82752084732056</text:p>
          </table:table-cell>
          <table:table-cell office:value-type="float" office:value="9135.09" calcext:value-type="float">
            <text:p>9135.09</text:p>
          </table:table-cell>
          <table:table-cell office:value-type="float" office:value="5621.045" calcext:value-type="float">
            <text:p>5621.045</text:p>
          </table:table-cell>
          <table:table-cell office:value-type="float" office:value="1.19676721096039" calcext:value-type="float">
            <text:p>1.19676721096039</text:p>
          </table:table-cell>
          <table:table-cell office:value-type="float" office:value="0.607463002204895" calcext:value-type="float">
            <text:p>0.607463002204895</text:p>
          </table:table-cell>
          <table:table-cell office:value-type="float" office:value="1620" calcext:value-type="float">
            <text:p>1620</text:p>
          </table:table-cell>
          <table:table-cell office:value-type="float" office:value="2.31480429717399" calcext:value-type="float">
            <text:p>2.31480429717399</text:p>
          </table:table-cell>
          <table:table-cell office:value-type="float" office:value="0.53232564679126" calcext:value-type="float">
            <text:p>0.53232564679126</text:p>
          </table:table-cell>
          <table:table-cell office:value-type="float" office:value="18.6" calcext:value-type="float">
            <text:p>18.6</text:p>
          </table:table-cell>
          <table:table-cell office:value-type="float" office:value="33.7" calcext:value-type="float">
            <text:p>33.7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RI</text:p>
          </table:table-cell>
          <table:table-cell office:value-type="float" office:value="3.3203125" calcext:value-type="float">
            <text:p>3.3203125</text:p>
          </table:table-cell>
          <table:table-cell office:value-type="float" office:value="6.94550228118897" calcext:value-type="float">
            <text:p>6.94550228118897</text:p>
          </table:table-cell>
          <table:table-cell office:value-type="float" office:value="14788.4" calcext:value-type="float">
            <text:p>14788.4</text:p>
          </table:table-cell>
          <table:table-cell office:value-type="float" office:value="10457.837" calcext:value-type="float">
            <text:p>10457.837</text:p>
          </table:table-cell>
          <table:table-cell office:value-type="float" office:value="1.22430908679962" calcext:value-type="float">
            <text:p>1.22430908679962</text:p>
          </table:table-cell>
          <table:table-cell office:value-type="float" office:value="0.811458587646484" calcext:value-type="float">
            <text:p>0.811458587646484</text:p>
          </table:table-cell>
          <table:table-cell office:value-type="float" office:value="4532" calcext:value-type="float">
            <text:p>4532</text:p>
          </table:table-cell>
          <table:table-cell office:value-type="float" office:value="1.52502930587145" calcext:value-type="float">
            <text:p>1.52502930587145</text:p>
          </table:table-cell>
          <table:table-cell office:value-type="float" office:value="0.190086102455761" calcext:value-type="float">
            <text:p>0.190086102455761</text:p>
          </table:table-cell>
          <table:table-cell office:value-type="float" office:value="26.5" calcext:value-type="float">
            <text:p>26.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SV</text:p>
          </table:table-cell>
          <table:table-cell office:value-type="float" office:value="1.6328125" calcext:value-type="float">
            <text:p>1.6328125</text:p>
          </table:table-cell>
          <table:table-cell office:value-type="float" office:value="6.45290613174439" calcext:value-type="float">
            <text:p>6.45290613174439</text:p>
          </table:table-cell>
          <table:table-cell office:value-type="float" office:value="19136.78" calcext:value-type="float">
            <text:p>19136.78</text:p>
          </table:table-cell>
          <table:table-cell office:value-type="float" office:value="11774.366" calcext:value-type="float">
            <text:p>11774.366</text:p>
          </table:table-cell>
          <table:table-cell office:value-type="float" office:value="1.16355085372925" calcext:value-type="float">
            <text:p>1.16355085372925</text:p>
          </table:table-cell>
          <table:table-cell office:value-type="float" office:value="0.6452916264534" calcext:value-type="float">
            <text:p>0.6452916264534</text:p>
          </table:table-cell>
          <table:table-cell office:value-type="float" office:value="21037" calcext:value-type="float">
            <text:p>21037</text:p>
          </table:table-cell>
          <table:table-cell office:value-type="float" office:value="1.51443354643654" calcext:value-type="float">
            <text:p>1.51443354643654</text:p>
          </table:table-cell>
          <table:table-cell office:value-type="float" office:value="0.105218657856448" calcext:value-type="float">
            <text:p>0.105218657856448</text:p>
          </table:table-cell>
          <table:table-cell office:value-type="float" office:value="19.7" calcext:value-type="float">
            <text:p>19.7</text:p>
          </table:table-cell>
          <table:table-cell office:value-type="float" office:value="24.1" calcext:value-type="float">
            <text:p>24.1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TR</text:p>
          </table:table-cell>
          <table:table-cell office:value-type="float" office:value="9.3671875" calcext:value-type="float">
            <text:p>9.3671875</text:p>
          </table:table-cell>
          <table:table-cell office:value-type="float" office:value="10.2410936355591" calcext:value-type="float">
            <text:p>10.2410936355591</text:p>
          </table:table-cell>
          <table:table-cell office:value-type="float" office:value="19165.58" calcext:value-type="float">
            <text:p>19165.58</text:p>
          </table:table-cell>
          <table:table-cell office:value-type="float" office:value="15323.859" calcext:value-type="float">
            <text:p>15323.859</text:p>
          </table:table-cell>
          <table:table-cell office:value-type="float" office:value="1.33189558982849" calcext:value-type="float">
            <text:p>1.33189558982849</text:p>
          </table:table-cell>
          <table:table-cell office:value-type="float" office:value="0.856830596923828" calcext:value-type="float">
            <text:p>0.856830596923828</text:p>
          </table:table-cell>
          <table:table-cell office:value-type="float" office:value="28200" calcext:value-type="float">
            <text:p>28200</text:p>
          </table:table-cell>
          <table:table-cell office:value-type="float" office:value="2.74152086114964" calcext:value-type="float">
            <text:p>2.74152086114964</text:p>
          </table:table-cell>
          <table:table-cell office:value-type="float" office:value="0.677626160364416" calcext:value-type="float">
            <text:p>0.677626160364416</text:p>
          </table:table-cell>
          <table:table-cell office:value-type="float" office:value="41.6" calcext:value-type="float">
            <text:p>41.6</text:p>
          </table:table-cell>
          <table:table-cell office:value-type="float" office:value="35.7" calcext:value-type="float">
            <text:p>35.7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UO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7.31300210952759" calcext:value-type="float">
            <text:p>7.31300210952759</text:p>
          </table:table-cell>
          <table:table-cell office:value-type="float" office:value="42676.56" calcext:value-type="float">
            <text:p>42676.56</text:p>
          </table:table-cell>
          <table:table-cell office:value-type="float" office:value="28228.321" calcext:value-type="float">
            <text:p>28228.321</text:p>
          </table:table-cell>
          <table:table-cell office:value-type="float" office:value="1.21642482280731" calcext:value-type="float">
            <text:p>1.21642482280731</text:p>
          </table:table-cell>
          <table:table-cell office:value-type="float" office:value="0.728990852832794" calcext:value-type="float">
            <text:p>0.728990852832794</text:p>
          </table:table-cell>
          <table:table-cell office:value-type="float" office:value="24700" calcext:value-type="float">
            <text:p>24700</text:p>
          </table:table-cell>
          <table:table-cell office:value-type="float" office:value="1.64912844106549" calcext:value-type="float">
            <text:p>1.64912844106549</text:p>
          </table:table-cell>
          <table:table-cell office:value-type="float" office:value="0.243873932146252" calcext:value-type="float">
            <text:p>0.243873932146252</text:p>
          </table:table-cell>
          <table:table-cell office:value-type="float" office:value="26.9" calcext:value-type="float">
            <text:p>26.9</text:p>
          </table:table-cell>
          <table:table-cell office:value-type="float" office:value="46.1" calcext:value-type="float">
            <text:p>46.1</text:p>
          </table:table-cell>
          <table:table-cell office:value-type="float" office:value="40.4" calcext:value-type="float">
            <text:p>4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WT</text:p>
          </table:table-cell>
          <table:table-cell office:value-type="float" office:value="5.9921875" calcext:value-type="float">
            <text:p>5.9921875</text:p>
          </table:table-cell>
          <table:table-cell office:value-type="float" office:value="8.15352725982666" calcext:value-type="float">
            <text:p>8.15352725982666</text:p>
          </table:table-cell>
          <table:table-cell office:value-type="float" office:value="30012.57" calcext:value-type="float">
            <text:p>30012.57</text:p>
          </table:table-cell>
          <table:table-cell office:value-type="float" office:value="24363.65" calcext:value-type="float">
            <text:p>24363.65</text:p>
          </table:table-cell>
          <table:table-cell office:value-type="float" office:value="1.25031411647797" calcext:value-type="float">
            <text:p>1.25031411647797</text:p>
          </table:table-cell>
          <table:table-cell office:value-type="float" office:value="0.828677594661713" calcext:value-type="float">
            <text:p>0.828677594661713</text:p>
          </table:table-cell>
          <table:table-cell office:value-type="float" office:value="20000" calcext:value-type="float">
            <text:p>20000</text:p>
          </table:table-cell>
          <table:table-cell office:value-type="float" office:value="2.08776726985353" calcext:value-type="float">
            <text:p>2.08776726985353</text:p>
          </table:table-cell>
          <table:table-cell office:value-type="float" office:value="0.345368959261573" calcext:value-type="float">
            <text:p>0.345368959261573</text:p>
          </table:table-cell>
          <table:table-cell office:value-type="float" office:value="40" calcext:value-type="float">
            <text:p>40</text:p>
          </table:table-cell>
          <table:table-cell office:value-type="float" office:value="34.6" calcext:value-type="float">
            <text:p>34.6</text:p>
          </table:table-cell>
          <table:table-cell office:value-type="float" office:value="28.3" calcext:value-type="float">
            <text:p>2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ZT</text:p>
          </table:table-cell>
          <table:table-cell office:value-type="float" office:value="1.9140625" calcext:value-type="float">
            <text:p>1.9140625</text:p>
          </table:table-cell>
          <table:table-cell office:value-type="float" office:value="6.59090280532837" calcext:value-type="float">
            <text:p>6.59090280532837</text:p>
          </table:table-cell>
          <table:table-cell office:value-type="float" office:value="17746.27" calcext:value-type="float">
            <text:p>17746.27</text:p>
          </table:table-cell>
          <table:table-cell office:value-type="float" office:value="11632.976" calcext:value-type="float">
            <text:p>11632.976</text:p>
          </table:table-cell>
          <table:table-cell office:value-type="float" office:value="1.17129468917847" calcext:value-type="float">
            <text:p>1.17129468917847</text:p>
          </table:table-cell>
          <table:table-cell office:value-type="float" office:value="0.768676340579987" calcext:value-type="float">
            <text:p>0.768676340579987</text:p>
          </table:table-cell>
          <table:table-cell office:value-type="float" office:value="2244" calcext:value-type="float">
            <text:p>2244</text:p>
          </table:table-cell>
          <table:table-cell office:value-type="float" office:value="1.54659298288205" calcext:value-type="float">
            <text:p>1.54659298288205</text:p>
          </table:table-cell>
          <table:table-cell office:value-type="float" office:value="0.125022389045703" calcext:value-type="float">
            <text:p>0.125022389045703</text:p>
          </table:table-cell>
          <table:table-cell office:value-type="float" office:value="19.5" calcext:value-type="float">
            <text:p>19.5</text:p>
          </table:table-cell>
          <table:table-cell office:value-type="float" office:value="24.8" calcext:value-type="float">
            <text:p>24.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R</text:p>
          </table:table-cell>
          <table:table-cell office:value-type="float" office:value="2.1953125" calcext:value-type="float">
            <text:p>2.1953125</text:p>
          </table:table-cell>
          <table:table-cell office:value-type="float" office:value="6.89927530288696" calcext:value-type="float">
            <text:p>6.89927530288696</text:p>
          </table:table-cell>
          <table:table-cell office:value-type="float" office:value="35055.56" calcext:value-type="float">
            <text:p>35055.56</text:p>
          </table:table-cell>
          <table:table-cell office:value-type="float" office:value="22965.417" calcext:value-type="float">
            <text:p>22965.417</text:p>
          </table:table-cell>
          <table:table-cell office:value-type="float" office:value="1.26108181476593" calcext:value-type="float">
            <text:p>1.26108181476593</text:p>
          </table:table-cell>
          <table:table-cell office:value-type="float" office:value="0.677639126777649" calcext:value-type="float">
            <text:p>0.677639126777649</text:p>
          </table:table-cell>
          <table:table-cell office:value-type="float" office:value="2880" calcext:value-type="float">
            <text:p>2880</text:p>
          </table:table-cell>
          <table:table-cell office:value-type="float" office:value="1.26228950087653" calcext:value-type="float">
            <text:p>1.26228950087653</text:p>
          </table:table-cell>
          <table:table-cell office:value-type="float" office:value="0.0720792392089091" calcext:value-type="float">
            <text:p>0.072079239208909</text:p>
          </table:table-cell>
          <table:table-cell office:value-type="float" office:value="25.6" calcext:value-type="float">
            <text:p>25.6</text:p>
          </table:table-cell>
          <table:table-cell office:value-type="float" office:value="22.2" calcext:value-type="float">
            <text:p>22.2</text:p>
          </table:table-cell>
          <table:table-cell office:value-type="float" office:value="70.7" calcext:value-type="float">
            <text:p>7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AU</text:p>
          </table:table-cell>
          <table:table-cell office:value-type="float" office:value="7.1171875" calcext:value-type="float">
            <text:p>7.1171875</text:p>
          </table:table-cell>
          <table:table-cell office:value-type="float" office:value="11.1964282989502" calcext:value-type="float">
            <text:p>11.1964282989502</text:p>
          </table:table-cell>
          <table:table-cell office:value-type="float" office:value="78109.44" calcext:value-type="float">
            <text:p>78109.44</text:p>
          </table:table-cell>
          <table:table-cell office:value-type="float" office:value="78119.834" calcext:value-type="float">
            <text:p>78119.834</text:p>
          </table:table-cell>
          <table:table-cell office:value-type="float" office:value="1.71682584285736" calcext:value-type="float">
            <text:p>1.71682584285736</text:p>
          </table:table-cell>
          <table:table-cell office:value-type="float" office:value="1.25388181209564" calcext:value-type="float">
            <text:p>1.25388181209564</text:p>
          </table:table-cell>
          <table:table-cell office:value-type="float" office:value="38021" calcext:value-type="float">
            <text:p>38021</text:p>
          </table:table-cell>
          <table:table-cell office:value-type="float" office:value="1.55914337281246" calcext:value-type="float">
            <text:p>1.55914337281246</text:p>
          </table:table-cell>
          <table:table-cell office:value-type="float" office:value="0.142594979502421" calcext:value-type="float">
            <text:p>0.1425949795024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ER</text:p>
          </table:table-cell>
          <table:table-cell office:value-type="float" office:value="4.5859375" calcext:value-type="float">
            <text:p>4.5859375</text:p>
          </table:table-cell>
          <table:table-cell office:value-type="float" office:value="6.46219778060913" calcext:value-type="float">
            <text:p>6.46219778060913</text:p>
          </table:table-cell>
          <table:table-cell office:value-type="float" office:value="12775.08" calcext:value-type="float">
            <text:p>12775.08</text:p>
          </table:table-cell>
          <table:table-cell office:value-type="float" office:value="7493.694" calcext:value-type="float">
            <text:p>7493.694</text:p>
          </table:table-cell>
          <table:table-cell office:value-type="float" office:value="1.13132607936859" calcext:value-type="float">
            <text:p>1.13132607936859</text:p>
          </table:table-cell>
          <table:table-cell office:value-type="float" office:value="0.597280144691467" calcext:value-type="float">
            <text:p>0.597280144691467</text:p>
          </table:table-cell>
          <table:table-cell office:value-type="float" office:value="13530" calcext:value-type="float">
            <text:p>13530</text:p>
          </table:table-cell>
          <table:table-cell office:value-type="float" office:value="2.63913322644508" calcext:value-type="float">
            <text:p>2.63913322644508</text:p>
          </table:table-cell>
          <table:table-cell office:value-type="float" office:value="0.720321886612716" calcext:value-type="float">
            <text:p>0.720321886612716</text:p>
          </table:table-cell>
          <table:table-cell office:value-type="float" office:value="36.8" calcext:value-type="float">
            <text:p>36.8</text:p>
          </table:table-cell>
          <table:table-cell office:value-type="float" office:value="27.6" calcext:value-type="float">
            <text:p>27.6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RA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6.90796661376953" calcext:value-type="float">
            <text:p>6.90796661376953</text:p>
          </table:table-cell>
          <table:table-cell office:value-type="float" office:value="26353.88" calcext:value-type="float">
            <text:p>26353.88</text:p>
          </table:table-cell>
          <table:table-cell office:value-type="float" office:value="18974.694" calcext:value-type="float">
            <text:p>18974.694</text:p>
          </table:table-cell>
          <table:table-cell office:value-type="float" office:value="1.38693428039551" calcext:value-type="float">
            <text:p>1.38693428039551</text:p>
          </table:table-cell>
          <table:table-cell office:value-type="float" office:value="0.7160285115242" calcext:value-type="float">
            <text:p>0.7160285115242</text:p>
          </table:table-cell>
          <table:table-cell office:value-type="float" office:value="5110" calcext:value-type="float">
            <text:p>5110</text:p>
          </table:table-cell>
          <table:table-cell office:value-type="float" office:value="1.3055333517113" calcext:value-type="float">
            <text:p>1.3055333517113</text:p>
          </table:table-cell>
          <table:table-cell office:value-type="float" office:value="0.0906740791985868" calcext:value-type="float">
            <text:p>0.090674079198587</text:p>
          </table:table-cell>
          <table:table-cell office:value-type="float" office:value="26.2" calcext:value-type="float">
            <text:p>26.2</text:p>
          </table:table-cell>
          <table:table-cell office:value-type="float" office:value="22.7" calcext:value-type="float">
            <text:p>22.7</text:p>
          </table:table-cell>
          <table:table-cell office:value-type="float" office:value="53.1" calcext:value-type="float">
            <text:p>5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IS</text:p>
          </table:table-cell>
          <table:table-cell office:value-type="float" office:value="3.1796875" calcext:value-type="float">
            <text:p>3.1796875</text:p>
          </table:table-cell>
          <table:table-cell office:value-type="float" office:value="5.40370273590088" calcext:value-type="float">
            <text:p>5.40370273590088</text:p>
          </table:table-cell>
          <table:table-cell office:value-type="float" office:value="5778.49" calcext:value-type="float">
            <text:p>5778.49</text:p>
          </table:table-cell>
          <table:table-cell office:value-type="float" office:value="4026.364" calcext:value-type="float">
            <text:p>4026.364</text:p>
          </table:table-cell>
          <table:table-cell office:value-type="float" office:value="1.14445221424103" calcext:value-type="float">
            <text:p>1.14445221424103</text:p>
          </table:table-cell>
          <table:table-cell office:value-type="float" office:value="0.615434169769287" calcext:value-type="float">
            <text:p>0.615434169769287</text:p>
          </table:table-cell>
          <table:table-cell office:value-type="float" office:value="2346" calcext:value-type="float">
            <text:p>2346</text:p>
          </table:table-cell>
          <table:table-cell office:value-type="float" office:value="1.65610214268754" calcext:value-type="float">
            <text:p>1.65610214268754</text:p>
          </table:table-cell>
          <table:table-cell office:value-type="float" office:value="0.308754896947439" calcext:value-type="float">
            <text:p>0.308754896947439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IU</text:p>
          </table:table-cell>
          <table:table-cell office:value-type="float" office:value="2.1953125" calcext:value-type="float">
            <text:p>2.1953125</text:p>
          </table:table-cell>
          <table:table-cell office:value-type="float" office:value="6.84105205535889" calcext:value-type="float">
            <text:p>6.84105205535889</text:p>
          </table:table-cell>
          <table:table-cell office:value-type="float" office:value="41208.29" calcext:value-type="float">
            <text:p>41208.29</text:p>
          </table:table-cell>
          <table:table-cell office:value-type="float" office:value="26140.56" calcext:value-type="float">
            <text:p>26140.56</text:p>
          </table:table-cell>
          <table:table-cell office:value-type="float" office:value="1.19960629940033" calcext:value-type="float">
            <text:p>1.19960629940033</text:p>
          </table:table-cell>
          <table:table-cell office:value-type="float" office:value="0.642659664154053" calcext:value-type="float">
            <text:p>0.642659664154053</text:p>
          </table:table-cell>
          <table:table-cell office:value-type="float" office:value="2745" calcext:value-type="float">
            <text:p>2745</text:p>
          </table:table-cell>
          <table:table-cell office:value-type="float" office:value="1.20341242874208" calcext:value-type="float">
            <text:p>1.20341242874208</text:p>
          </table:table-cell>
          <table:table-cell office:value-type="float" office:value="0.0693310246520221" calcext:value-type="float">
            <text:p>0.069331024652022</text:p>
          </table:table-cell>
          <table:table-cell office:value-type="float" office:value="25.5" calcext:value-type="float">
            <text:p>25.5</text:p>
          </table:table-cell>
          <table:table-cell office:value-type="float" office:value="22.1" calcext:value-type="float">
            <text:p>22.1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ME</text:p>
          </table:table-cell>
          <table:table-cell office:value-type="float" office:value="6.9765625" calcext:value-type="float">
            <text:p>6.9765625</text:p>
          </table:table-cell>
          <table:table-cell office:value-type="float" office:value="8.08455371856689" calcext:value-type="float">
            <text:p>8.08455371856689</text:p>
          </table:table-cell>
          <table:table-cell office:value-type="float" office:value="9466.42" calcext:value-type="float">
            <text:p>9466.42</text:p>
          </table:table-cell>
          <table:table-cell office:value-type="float" office:value="7678.181" calcext:value-type="float">
            <text:p>7678.181</text:p>
          </table:table-cell>
          <table:table-cell office:value-type="float" office:value="1.3077574968338" calcext:value-type="float">
            <text:p>1.3077574968338</text:p>
          </table:table-cell>
          <table:table-cell office:value-type="float" office:value="0.798682034015656" calcext:value-type="float">
            <text:p>0.798682034015656</text:p>
          </table:table-cell>
          <table:table-cell office:value-type="float" office:value="1080" calcext:value-type="float">
            <text:p>1080</text:p>
          </table:table-cell>
          <table:table-cell office:value-type="float" office:value="2.04743277715206" calcext:value-type="float">
            <text:p>2.04743277715206</text:p>
          </table:table-cell>
          <table:table-cell office:value-type="float" office:value="0.458189595409193" calcext:value-type="float">
            <text:p>0.458189595409193</text:p>
          </table:table-cell>
          <table:table-cell office:value-type="float" office:value="27.7" calcext:value-type="float">
            <text:p>27.7</text:p>
          </table:table-cell>
          <table:table-cell office:value-type="float" office:value="23.1" calcext:value-type="float">
            <text:p>23.1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ON</text:p>
          </table:table-cell>
          <table:table-cell office:value-type="float" office:value="5.4296875" calcext:value-type="float">
            <text:p>5.4296875</text:p>
          </table:table-cell>
          <table:table-cell office:value-type="float" office:value="6.352952003479" calcext:value-type="float">
            <text:p>6.352952003479</text:p>
          </table:table-cell>
          <table:table-cell office:value-type="float" office:value="11793.05" calcext:value-type="float">
            <text:p>11793.05</text:p>
          </table:table-cell>
          <table:table-cell office:value-type="float" office:value="6687.043" calcext:value-type="float">
            <text:p>6687.043</text:p>
          </table:table-cell>
          <table:table-cell office:value-type="float" office:value="1.03969657421112" calcext:value-type="float">
            <text:p>1.03969657421112</text:p>
          </table:table-cell>
          <table:table-cell office:value-type="float" office:value="0.552352964878082" calcext:value-type="float">
            <text:p>0.552352964878082</text:p>
          </table:table-cell>
          <table:table-cell office:value-type="float" office:value="17956" calcext:value-type="float">
            <text:p>17956</text:p>
          </table:table-cell>
          <table:table-cell office:value-type="float" office:value="3.91378797910692" calcext:value-type="float">
            <text:p>3.91378797910692</text:p>
          </table:table-cell>
          <table:table-cell office:value-type="float" office:value="1.32448517770649" calcext:value-type="float">
            <text:p>1.32448517770649</text:p>
          </table:table-cell>
          <table:table-cell office:value-type="float" office:value="31.9" calcext:value-type="float">
            <text:p>31.9</text:p>
          </table:table-cell>
          <table:table-cell office:value-type="float" office:value="39.2" calcext:value-type="float">
            <text:p>39.2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OO</text:p>
          </table:table-cell>
          <table:table-cell office:value-type="float" office:value="2.7578125" calcext:value-type="float">
            <text:p>2.7578125</text:p>
          </table:table-cell>
          <table:table-cell office:value-type="float" office:value="4.69041538238525" calcext:value-type="float">
            <text:p>4.69041538238525</text:p>
          </table:table-cell>
          <table:table-cell office:value-type="float" office:value="13110.34" calcext:value-type="float">
            <text:p>13110.34</text:p>
          </table:table-cell>
          <table:table-cell office:value-type="float" office:value="6992.393" calcext:value-type="float">
            <text:p>6992.393</text:p>
          </table:table-cell>
          <table:table-cell office:value-type="float" office:value="0.947905778884888" calcext:value-type="float">
            <text:p>0.947905778884888</text:p>
          </table:table-cell>
          <table:table-cell office:value-type="float" office:value="0.514717817306519" calcext:value-type="float">
            <text:p>0.514717817306519</text:p>
          </table:table-cell>
          <table:table-cell office:value-type="float" office:value="3358" calcext:value-type="float">
            <text:p>3358</text:p>
          </table:table-cell>
          <table:table-cell office:value-type="float" office:value="1.51125815564022" calcext:value-type="float">
            <text:p>1.51125815564022</text:p>
          </table:table-cell>
          <table:table-cell office:value-type="float" office:value="0.10825060239162" calcext:value-type="float">
            <text:p>0.10825060239162</text:p>
          </table:table-cell>
          <table:table-cell office:value-type="float" office:value="17.6" calcext:value-type="float">
            <text:p>17.6</text:p>
          </table:table-cell>
          <table:table-cell office:value-type="float" office:value="22.4" calcext:value-type="float">
            <text:p>22.4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EU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6.2096700668335" calcext:value-type="float">
            <text:p>6.2096700668335</text:p>
          </table:table-cell>
          <table:table-cell office:value-type="float" office:value="13866.01" calcext:value-type="float">
            <text:p>13866.01</text:p>
          </table:table-cell>
          <table:table-cell office:value-type="float" office:value="8559.475" calcext:value-type="float">
            <text:p>8559.475</text:p>
          </table:table-cell>
          <table:table-cell office:value-type="float" office:value="1.1558530330658" calcext:value-type="float">
            <text:p>1.1558530330658</text:p>
          </table:table-cell>
          <table:table-cell office:value-type="float" office:value="0.622536301612854" calcext:value-type="float">
            <text:p>0.622536301612854</text:p>
          </table:table-cell>
          <table:table-cell office:value-type="float" office:value="61952" calcext:value-type="float">
            <text:p>61952</text:p>
          </table:table-cell>
          <table:table-cell office:value-type="float" office:value="3.1602524663721" calcext:value-type="float">
            <text:p>3.1602524663721</text:p>
          </table:table-cell>
          <table:table-cell office:value-type="float" office:value="0.877262412029618" calcext:value-type="float">
            <text:p>0.877262412029618</text:p>
          </table:table-cell>
          <table:table-cell office:value-type="float" office:value="35.3" calcext:value-type="float">
            <text:p>35.3</text:p>
          </table:table-cell>
          <table:table-cell office:value-type="float" office:value="34.1" calcext:value-type="float">
            <text:p>34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FO</text:p>
          </table:table-cell>
          <table:table-cell office:value-type="float" office:value="1.6328125" calcext:value-type="float">
            <text:p>1.6328125</text:p>
          </table:table-cell>
          <table:table-cell office:value-type="float" office:value="7.73563146591187" calcext:value-type="float">
            <text:p>7.73563146591187</text:p>
          </table:table-cell>
          <table:table-cell office:value-type="float" office:value="13372.33" calcext:value-type="float">
            <text:p>13372.33</text:p>
          </table:table-cell>
          <table:table-cell office:value-type="float" office:value="8004.453" calcext:value-type="float">
            <text:p>8004.453</text:p>
          </table:table-cell>
          <table:table-cell office:value-type="float" office:value="1.0664598941803" calcext:value-type="float">
            <text:p>1.0664598941803</text:p>
          </table:table-cell>
          <table:table-cell office:value-type="float" office:value="0.745881497859955" calcext:value-type="float">
            <text:p>0.745881497859955</text:p>
          </table:table-cell>
          <table:table-cell office:value-type="float" office:value="767" calcext:value-type="float">
            <text:p>767</text:p>
          </table:table-cell>
          <table:table-cell office:value-type="float" office:value="1.5408829356529" calcext:value-type="float">
            <text:p>1.5408829356529</text:p>
          </table:table-cell>
          <table:table-cell office:value-type="float" office:value="0.0935299067706939" calcext:value-type="float">
            <text:p>0.093529906770694</text:p>
          </table:table-cell>
          <table:table-cell office:value-type="float" office:value="32.3" calcext:value-type="float">
            <text:p>32.3</text:p>
          </table:table-cell>
          <table:table-cell office:value-type="float" office:value="10.2" calcext:value-type="float">
            <text:p>10.2</text:p>
          </table:table-cell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FR</text:p>
          </table:table-cell>
          <table:table-cell office:value-type="float" office:value="6.2734375" calcext:value-type="float">
            <text:p>6.2734375</text:p>
          </table:table-cell>
          <table:table-cell office:value-type="float" office:value="7.49666595458984" calcext:value-type="float">
            <text:p>7.49666595458984</text:p>
          </table:table-cell>
          <table:table-cell office:value-type="float" office:value="11761.81" calcext:value-type="float">
            <text:p>11761.81</text:p>
          </table:table-cell>
          <table:table-cell office:value-type="float" office:value="7570.693" calcext:value-type="float">
            <text:p>7570.693</text:p>
          </table:table-cell>
          <table:table-cell office:value-type="float" office:value="1.23660826683044" calcext:value-type="float">
            <text:p>1.23660826683044</text:p>
          </table:table-cell>
          <table:table-cell office:value-type="float" office:value="0.839069783687592" calcext:value-type="float">
            <text:p>0.839069783687592</text:p>
          </table:table-cell>
          <table:table-cell office:value-type="float" office:value="6512" calcext:value-type="float">
            <text:p>6512</text:p>
          </table:table-cell>
          <table:table-cell office:value-type="float" office:value="2.47871803363863" calcext:value-type="float">
            <text:p>2.47871803363863</text:p>
          </table:table-cell>
          <table:table-cell office:value-type="float" office:value="0.710905302979495" calcext:value-type="float">
            <text:p>0.710905302979495</text:p>
          </table:table-cell>
          <table:table-cell office:value-type="float" office:value="37.3" calcext:value-type="float">
            <text:p>37.3</text:p>
          </table:table-cell>
          <table:table-cell office:value-type="float" office:value="25.7" calcext:value-type="float">
            <text:p>25.7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FU</text:p>
          </table:table-cell>
          <table:table-cell office:value-type="float" office:value="5.9921875" calcext:value-type="float">
            <text:p>5.9921875</text:p>
          </table:table-cell>
          <table:table-cell office:value-type="float" office:value="10.8609390258789" calcext:value-type="float">
            <text:p>10.8609390258789</text:p>
          </table:table-cell>
          <table:table-cell office:value-type="float" office:value="50619.53" calcext:value-type="float">
            <text:p>50619.53</text:p>
          </table:table-cell>
          <table:table-cell office:value-type="float" office:value="52027.962" calcext:value-type="float">
            <text:p>52027.962</text:p>
          </table:table-cell>
          <table:table-cell office:value-type="float" office:value="1.69381177425385" calcext:value-type="float">
            <text:p>1.69381177425385</text:p>
          </table:table-cell>
          <table:table-cell office:value-type="float" office:value="1.25580775737762" calcext:value-type="float">
            <text:p>1.25580775737762</text:p>
          </table:table-cell>
          <table:table-cell office:value-type="float" office:value="18848" calcext:value-type="float">
            <text:p>18848</text:p>
          </table:table-cell>
          <table:table-cell office:value-type="float" office:value="2.03603086454952" calcext:value-type="float">
            <text:p>2.03603086454952</text:p>
          </table:table-cell>
          <table:table-cell office:value-type="float" office:value="0.378279505144642" calcext:value-type="float">
            <text:p>0.378279505144642</text:p>
          </table:table-cell>
          <table:table-cell office:value-type="float" office:value="50.9" calcext:value-type="float">
            <text:p>50.9</text:p>
          </table:table-cell>
          <table:table-cell office:value-type="float" office:value="50" calcext:value-type="float">
            <text:p>50</text:p>
          </table:table-cell>
          <table:table-cell office:value-type="float" office:value="30.5" calcext:value-type="float">
            <text:p>3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FW</text:p>
          </table:table-cell>
          <table:table-cell office:value-type="float" office:value="5.5703125" calcext:value-type="float">
            <text:p>5.5703125</text:p>
          </table:table-cell>
          <table:table-cell office:value-type="float" office:value="9.63535118103027" calcext:value-type="float">
            <text:p>9.63535118103027</text:p>
          </table:table-cell>
          <table:table-cell office:value-type="float" office:value="24995.6" calcext:value-type="float">
            <text:p>24995.6</text:p>
          </table:table-cell>
          <table:table-cell office:value-type="float" office:value="18387.534" calcext:value-type="float">
            <text:p>18387.534</text:p>
          </table:table-cell>
          <table:table-cell office:value-type="float" office:value="1.33184361457825" calcext:value-type="float">
            <text:p>1.33184361457825</text:p>
          </table:table-cell>
          <table:table-cell office:value-type="float" office:value="0.826126158237457" calcext:value-type="float">
            <text:p>0.826126158237457</text:p>
          </table:table-cell>
          <table:table-cell office:value-type="float" office:value="55568" calcext:value-type="float">
            <text:p>55568</text:p>
          </table:table-cell>
          <table:table-cell office:value-type="float" office:value="2.40934013466384" calcext:value-type="float">
            <text:p>2.40934013466384</text:p>
          </table:table-cell>
          <table:table-cell office:value-type="float" office:value="0.5622998495521" calcext:value-type="float">
            <text:p>0.5622998495521</text:p>
          </table:table-cell>
          <table:table-cell office:value-type="float" office:value="43.6" calcext:value-type="float">
            <text:p>43.6</text:p>
          </table:table-cell>
          <table:table-cell office:value-type="float" office:value="35.5" calcext:value-type="float">
            <text:p>35.5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FY</text:p>
          </table:table-cell>
          <table:table-cell office:value-type="float" office:value="2.0546875" calcext:value-type="float">
            <text:p>2.0546875</text:p>
          </table:table-cell>
          <table:table-cell office:value-type="float" office:value="6.87313604354858" calcext:value-type="float">
            <text:p>6.87313604354858</text:p>
          </table:table-cell>
          <table:table-cell office:value-type="float" office:value="17346.36" calcext:value-type="float">
            <text:p>17346.36</text:p>
          </table:table-cell>
          <table:table-cell office:value-type="float" office:value="11276.517" calcext:value-type="float">
            <text:p>11276.517</text:p>
          </table:table-cell>
          <table:table-cell office:value-type="float" office:value="1.15011954307556" calcext:value-type="float">
            <text:p>1.15011954307556</text:p>
          </table:table-cell>
          <table:table-cell office:value-type="float" office:value="0.668676257133484" calcext:value-type="float">
            <text:p>0.668676257133484</text:p>
          </table:table-cell>
          <table:table-cell office:value-type="float" office:value="6400" calcext:value-type="float">
            <text:p>6400</text:p>
          </table:table-cell>
          <table:table-cell office:value-type="float" office:value="1.85161992212327" calcext:value-type="float">
            <text:p>1.85161992212327</text:p>
          </table:table-cell>
          <table:table-cell office:value-type="float" office:value="0.39310720786286" calcext:value-type="float">
            <text:p>0.39310720786286</text:p>
          </table:table-cell>
          <table:table-cell table:number-columns-repeated="2" office:value-type="float" office:value="29.9" calcext:value-type="float">
            <text:p>29.9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HW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7.09083938598633" calcext:value-type="float">
            <text:p>7.09083938598633</text:p>
          </table:table-cell>
          <table:table-cell office:value-type="float" office:value="42900.69" calcext:value-type="float">
            <text:p>42900.69</text:p>
          </table:table-cell>
          <table:table-cell office:value-type="float" office:value="24998.489" calcext:value-type="float">
            <text:p>24998.489</text:p>
          </table:table-cell>
          <table:table-cell office:value-type="float" office:value="1.10570502281189" calcext:value-type="float">
            <text:p>1.10570502281189</text:p>
          </table:table-cell>
          <table:table-cell office:value-type="float" office:value="0.612993836402893" calcext:value-type="float">
            <text:p>0.612993836402893</text:p>
          </table:table-cell>
          <table:table-cell office:value-type="float" office:value="22310" calcext:value-type="float">
            <text:p>22310</text:p>
          </table:table-cell>
          <table:table-cell office:value-type="float" office:value="1.70477442595174" calcext:value-type="float">
            <text:p>1.70477442595174</text:p>
          </table:table-cell>
          <table:table-cell office:value-type="float" office:value="0.232960756815025" calcext:value-type="float">
            <text:p>0.232960756815025</text:p>
          </table:table-cell>
          <table:table-cell office:value-type="float" office:value="26.5" calcext:value-type="float">
            <text:p>26.5</text:p>
          </table:table-cell>
          <table:table-cell office:value-type="float" office:value="48.2" calcext:value-type="float">
            <text:p>48.2</text:p>
          </table:table-cell>
          <table:table-cell office:value-type="float" office:value="36.8" calcext:value-type="float">
            <text:p>3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MF</text:p>
          </table:table-cell>
          <table:table-cell office:value-type="float" office:value="5.0078125" calcext:value-type="float">
            <text:p>5.0078125</text:p>
          </table:table-cell>
          <table:table-cell office:value-type="float" office:value="7.3020544052124" calcext:value-type="float">
            <text:p>7.3020544052124</text:p>
          </table:table-cell>
          <table:table-cell office:value-type="float" office:value="109553.11" calcext:value-type="float">
            <text:p>109553.11</text:p>
          </table:table-cell>
          <table:table-cell office:value-type="float" office:value="70993.589" calcext:value-type="float">
            <text:p>70993.589</text:p>
          </table:table-cell>
          <table:table-cell office:value-type="float" office:value="1.2079393863678" calcext:value-type="float">
            <text:p>1.2079393863678</text:p>
          </table:table-cell>
          <table:table-cell office:value-type="float" office:value="0.723160803318024" calcext:value-type="float">
            <text:p>0.723160803318024</text:p>
          </table:table-cell>
          <table:table-cell office:value-type="float" office:value="50764" calcext:value-type="float">
            <text:p>50764</text:p>
          </table:table-cell>
          <table:table-cell office:value-type="float" office:value="2.28542563414323" calcext:value-type="float">
            <text:p>2.28542563414323</text:p>
          </table:table-cell>
          <table:table-cell office:value-type="float" office:value="0.741684289917194" calcext:value-type="float">
            <text:p>0.741684289917194</text:p>
          </table:table-cell>
          <table:table-cell office:value-type="float" office:value="27.6" calcext:value-type="float">
            <text:p>27.6</text:p>
          </table:table-cell>
          <table:table-cell office:value-type="float" office:value="113.7" calcext:value-type="float">
            <text:p>113.7</text:p>
          </table:table-cell>
          <table:table-cell office:value-type="float" office:value="40.7" calcext:value-type="float">
            <text:p>4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RN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9.09945106506348" calcext:value-type="float">
            <text:p>9.09945106506348</text:p>
          </table:table-cell>
          <table:table-cell office:value-type="float" office:value="34082.99" calcext:value-type="float">
            <text:p>34082.99</text:p>
          </table:table-cell>
          <table:table-cell office:value-type="float" office:value="26166.873" calcext:value-type="float">
            <text:p>26166.873</text:p>
          </table:table-cell>
          <table:table-cell office:value-type="float" office:value="1.49679636955261" calcext:value-type="float">
            <text:p>1.49679636955261</text:p>
          </table:table-cell>
          <table:table-cell office:value-type="float" office:value="0.888003289699554" calcext:value-type="float">
            <text:p>0.888003289699554</text:p>
          </table:table-cell>
          <table:table-cell office:value-type="float" office:value="70336" calcext:value-type="float">
            <text:p>70336</text:p>
          </table:table-cell>
          <table:table-cell office:value-type="float" office:value="1.6974016239457" calcext:value-type="float">
            <text:p>1.6974016239457</text:p>
          </table:table-cell>
          <table:table-cell office:value-type="float" office:value="0.187536512935032" calcext:value-type="float">
            <text:p>0.187536512935032</text:p>
          </table:table-cell>
          <table:table-cell office:value-type="float" office:value="38.3" calcext:value-type="float">
            <text:p>38.3</text:p>
          </table:table-cell>
          <table:table-cell office:value-type="float" office:value="36" calcext:value-type="float">
            <text:p>36</text:p>
          </table:table-cell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RR</text:p>
          </table:table-cell>
          <table:table-cell office:value-type="float" office:value="11.8984375" calcext:value-type="float">
            <text:p>11.8984375</text:p>
          </table:table-cell>
          <table:table-cell office:value-type="float" office:value="14.348518371582" calcext:value-type="float">
            <text:p>14.348518371582</text:p>
          </table:table-cell>
          <table:table-cell office:value-type="float" office:value="21532.19" calcext:value-type="float">
            <text:p>21532.19</text:p>
          </table:table-cell>
          <table:table-cell office:value-type="float" office:value="22324.422" calcext:value-type="float">
            <text:p>22324.422</text:p>
          </table:table-cell>
          <table:table-cell office:value-type="float" office:value="1.49623239040375" calcext:value-type="float">
            <text:p>1.49623239040375</text:p>
          </table:table-cell>
          <table:table-cell office:value-type="float" office:value="1.26943039894104" calcext:value-type="float">
            <text:p>1.26943039894104</text:p>
          </table:table-cell>
          <table:table-cell office:value-type="float" office:value="10300" calcext:value-type="float">
            <text:p>10300</text:p>
          </table:table-cell>
          <table:table-cell office:value-type="float" office:value="2.05808214260034" calcext:value-type="float">
            <text:p>2.05808214260034</text:p>
          </table:table-cell>
          <table:table-cell office:value-type="float" office:value="0.324670602203452" calcext:value-type="float">
            <text:p>0.324670602203452</text:p>
          </table:table-cell>
          <table:table-cell office:value-type="float" office:value="38.4" calcext:value-type="float">
            <text:p>38.4</text:p>
          </table:table-cell>
          <table:table-cell office:value-type="float" office:value="31.8" calcext:value-type="float">
            <text:p>31.8</text:p>
          </table:table-cell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RY</text:p>
          </table:table-cell>
          <table:table-cell office:value-type="float" office:value="8.6640625" calcext:value-type="float">
            <text:p>8.6640625</text:p>
          </table:table-cell>
          <table:table-cell office:value-type="float" office:value="11.1749715805054" calcext:value-type="float">
            <text:p>11.1749715805054</text:p>
          </table:table-cell>
          <table:table-cell office:value-type="float" office:value="33122.21" calcext:value-type="float">
            <text:p>33122.21</text:p>
          </table:table-cell>
          <table:table-cell office:value-type="float" office:value="36567.999" calcext:value-type="float">
            <text:p>36567.999</text:p>
          </table:table-cell>
          <table:table-cell office:value-type="float" office:value="1.55346143245697" calcext:value-type="float">
            <text:p>1.55346143245697</text:p>
          </table:table-cell>
          <table:table-cell office:value-type="float" office:value="1.36332428455353" calcext:value-type="float">
            <text:p>1.36332428455353</text:p>
          </table:table-cell>
          <table:table-cell office:value-type="float" office:value="2964" calcext:value-type="float">
            <text:p>2964</text:p>
          </table:table-cell>
          <table:table-cell office:value-type="float" office:value="1.38983631706143" calcext:value-type="float">
            <text:p>1.38983631706143</text:p>
          </table:table-cell>
          <table:table-cell office:value-type="float" office:value="0.0793976801099983" calcext:value-type="float">
            <text:p>0.079397680109998</text:p>
          </table:table-cell>
          <table:table-cell office:value-type="float" office:value="32.2" calcext:value-type="float">
            <text:p>32.2</text:p>
          </table:table-cell>
          <table:table-cell office:value-type="float" office:value="26.6" calcext:value-type="float">
            <text:p>26.6</text:p>
          </table:table-cell>
          <table:table-cell office:value-type="float" office:value="61.2" calcext:value-type="float">
            <text:p>6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SV</text:p>
          </table:table-cell>
          <table:table-cell office:value-type="float" office:value="6.2734375" calcext:value-type="float">
            <text:p>6.2734375</text:p>
          </table:table-cell>
          <table:table-cell office:value-type="float" office:value="6.89637613296509" calcext:value-type="float">
            <text:p>6.89637613296509</text:p>
          </table:table-cell>
          <table:table-cell office:value-type="float" office:value="24771.48" calcext:value-type="float">
            <text:p>24771.48</text:p>
          </table:table-cell>
          <table:table-cell office:value-type="float" office:value="17904.259" calcext:value-type="float">
            <text:p>17904.259</text:p>
          </table:table-cell>
          <table:table-cell office:value-type="float" office:value="1.20498967170715" calcext:value-type="float">
            <text:p>1.20498967170715</text:p>
          </table:table-cell>
          <table:table-cell office:value-type="float" office:value="0.801067531108856" calcext:value-type="float">
            <text:p>0.801067531108856</text:p>
          </table:table-cell>
          <table:table-cell office:value-type="float" office:value="4620" calcext:value-type="float">
            <text:p>4620</text:p>
          </table:table-cell>
          <table:table-cell office:value-type="float" office:value="1.35345408701482" calcext:value-type="float">
            <text:p>1.35345408701482</text:p>
          </table:table-cell>
          <table:table-cell office:value-type="float" office:value="0.142262961371353" calcext:value-type="float">
            <text:p>0.142262961371353</text:p>
          </table:table-cell>
          <table:table-cell table:number-columns-repeated="2" office:value-type="float" office:value="24.6" calcext:value-type="float">
            <text:p>24.6</text:p>
          </table:table-cell>
          <table:table-cell office:value-type="float" office:value="50.2" calcext:value-type="float">
            <text:p>5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TE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8.1902379989624" calcext:value-type="float">
            <text:p>8.1902379989624</text:p>
          </table:table-cell>
          <table:table-cell office:value-type="float" office:value="26388.95" calcext:value-type="float">
            <text:p>26388.95</text:p>
          </table:table-cell>
          <table:table-cell office:value-type="float" office:value="18455.857" calcext:value-type="float">
            <text:p>18455.857</text:p>
          </table:table-cell>
          <table:table-cell office:value-type="float" office:value="1.33599770069122" calcext:value-type="float">
            <text:p>1.33599770069122</text:p>
          </table:table-cell>
          <table:table-cell office:value-type="float" office:value="0.844377338886261" calcext:value-type="float">
            <text:p>0.844377338886261</text:p>
          </table:table-cell>
          <table:table-cell office:value-type="float" office:value="2116" calcext:value-type="float">
            <text:p>2116</text:p>
          </table:table-cell>
          <table:table-cell office:value-type="float" office:value="1.53483727773639" calcext:value-type="float">
            <text:p>1.53483727773639</text:p>
          </table:table-cell>
          <table:table-cell office:value-type="float" office:value="0.181448643973408" calcext:value-type="float">
            <text:p>0.181448643973408</text:p>
          </table:table-cell>
          <table:table-cell office:value-type="float" office:value="40.3" calcext:value-type="float">
            <text:p>40.3</text:p>
          </table:table-cell>
          <table:table-cell office:value-type="float" office:value="19.6" calcext:value-type="float">
            <text:p>19.6</text:p>
          </table:table-cell>
          <table:table-cell office:value-type="float" office:value="39.9" calcext:value-type="float">
            <text:p>3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TG</text:p>
          </table:table-cell>
          <table:table-cell office:value-type="float" office:value="5.0078125" calcext:value-type="float">
            <text:p>5.0078125</text:p>
          </table:table-cell>
          <table:table-cell office:value-type="float" office:value="8.34505844116211" calcext:value-type="float">
            <text:p>8.34505844116211</text:p>
          </table:table-cell>
          <table:table-cell office:value-type="float" office:value="22624.3" calcext:value-type="float">
            <text:p>22624.3</text:p>
          </table:table-cell>
          <table:table-cell office:value-type="float" office:value="14747.957" calcext:value-type="float">
            <text:p>14747.957</text:p>
          </table:table-cell>
          <table:table-cell office:value-type="float" office:value="1.14122915267944" calcext:value-type="float">
            <text:p>1.14122915267944</text:p>
          </table:table-cell>
          <table:table-cell office:value-type="float" office:value="0.725221455097199" calcext:value-type="float">
            <text:p>0.725221455097199</text:p>
          </table:table-cell>
          <table:table-cell office:value-type="float" office:value="15120" calcext:value-type="float">
            <text:p>15120</text:p>
          </table:table-cell>
          <table:table-cell office:value-type="float" office:value="1.58088232275747" calcext:value-type="float">
            <text:p>1.58088232275747</text:p>
          </table:table-cell>
          <table:table-cell office:value-type="float" office:value="0.112355135342403" calcext:value-type="float">
            <text:p>0.112355135342403</text:p>
          </table:table-cell>
          <table:table-cell office:value-type="float" office:value="25.8" calcext:value-type="float">
            <text:p>25.8</text:p>
          </table:table-cell>
          <table:table-cell office:value-type="float" office:value="24.2" calcext:value-type="float">
            <text:p>24.2</text:p>
          </table:table-cell>
          <table:table-cell office:value-type="float" office:value="41.8" calcext:value-type="float">
            <text:p>4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TH</text:p>
          </table:table-cell>
          <table:table-cell office:value-type="float" office:value="4.8671875" calcext:value-type="float">
            <text:p>4.8671875</text:p>
          </table:table-cell>
          <table:table-cell office:value-type="float" office:value="7.54188299179077" calcext:value-type="float">
            <text:p>7.54188299179077</text:p>
          </table:table-cell>
          <table:table-cell office:value-type="float" office:value="21839.85" calcext:value-type="float">
            <text:p>21839.85</text:p>
          </table:table-cell>
          <table:table-cell office:value-type="float" office:value="12381.809" calcext:value-type="float">
            <text:p>12381.809</text:p>
          </table:table-cell>
          <table:table-cell office:value-type="float" office:value="1.02985966205597" calcext:value-type="float">
            <text:p>1.02985966205597</text:p>
          </table:table-cell>
          <table:table-cell office:value-type="float" office:value="0.570488810539246" calcext:value-type="float">
            <text:p>0.570488810539246</text:p>
          </table:table-cell>
          <table:table-cell office:value-type="float" office:value="6696" calcext:value-type="float">
            <text:p>6696</text:p>
          </table:table-cell>
          <table:table-cell office:value-type="float" office:value="1.46406894747554" calcext:value-type="float">
            <text:p>1.46406894747554</text:p>
          </table:table-cell>
          <table:table-cell office:value-type="float" office:value="0.140444295371847" calcext:value-type="float">
            <text:p>0.140444295371847</text:p>
          </table:table-cell>
          <table:table-cell office:value-type="float" office:value="24" calcext:value-type="float">
            <text:p>24</text:p>
          </table:table-cell>
          <table:table-cell office:value-type="float" office:value="22.4" calcext:value-type="float">
            <text:p>22.4</text:p>
          </table:table-cell>
          <table:table-cell office:value-type="float" office:value="43.6" calcext:value-type="float">
            <text:p>4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TN</text:p>
          </table:table-cell>
          <table:table-cell office:value-type="float" office:value="4.5859375" calcext:value-type="float">
            <text:p>4.5859375</text:p>
          </table:table-cell>
          <table:table-cell office:value-type="float" office:value="7.03420162200928" calcext:value-type="float">
            <text:p>7.03420162200928</text:p>
          </table:table-cell>
          <table:table-cell office:value-type="float" office:value="22036.57" calcext:value-type="float">
            <text:p>22036.57</text:p>
          </table:table-cell>
          <table:table-cell office:value-type="float" office:value="15892.138" calcext:value-type="float">
            <text:p>15892.138</text:p>
          </table:table-cell>
          <table:table-cell office:value-type="float" office:value="1.23142564296722" calcext:value-type="float">
            <text:p>1.23142564296722</text:p>
          </table:table-cell>
          <table:table-cell office:value-type="float" office:value="0.774321377277374" calcext:value-type="float">
            <text:p>0.774321377277374</text:p>
          </table:table-cell>
          <table:table-cell office:value-type="float" office:value="57776" calcext:value-type="float">
            <text:p>57776</text:p>
          </table:table-cell>
          <table:table-cell office:value-type="float" office:value="2.14366951952667" calcext:value-type="float">
            <text:p>2.14366951952667</text:p>
          </table:table-cell>
          <table:table-cell office:value-type="float" office:value="0.541037662301168" calcext:value-type="float">
            <text:p>0.541037662301168</text:p>
          </table:table-cell>
          <table:table-cell office:value-type="float" office:value="48.7" calcext:value-type="float">
            <text:p>48.7</text:p>
          </table:table-cell>
          <table:table-cell office:value-type="float" office:value="25.4" calcext:value-type="float">
            <text:p>25.4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TR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6.64830780029297" calcext:value-type="float">
            <text:p>6.64830780029297</text:p>
          </table:table-cell>
          <table:table-cell office:value-type="float" office:value="43386.57" calcext:value-type="float">
            <text:p>43386.57</text:p>
          </table:table-cell>
          <table:table-cell office:value-type="float" office:value="26372.284" calcext:value-type="float">
            <text:p>26372.284</text:p>
          </table:table-cell>
          <table:table-cell office:value-type="float" office:value="1.09013438224792" calcext:value-type="float">
            <text:p>1.09013438224792</text:p>
          </table:table-cell>
          <table:table-cell office:value-type="float" office:value="0.670937538146973" calcext:value-type="float">
            <text:p>0.670937538146973</text:p>
          </table:table-cell>
          <table:table-cell office:value-type="float" office:value="33864" calcext:value-type="float">
            <text:p>33864</text:p>
          </table:table-cell>
          <table:table-cell office:value-type="float" office:value="1.54975144483192" calcext:value-type="float">
            <text:p>1.54975144483192</text:p>
          </table:table-cell>
          <table:table-cell office:value-type="float" office:value="0.198388595602172" calcext:value-type="float">
            <text:p>0.198388595602172</text:p>
          </table:table-cell>
          <table:table-cell office:value-type="float" office:value="22.4" calcext:value-type="float">
            <text:p>22.4</text:p>
          </table:table-cell>
          <table:table-cell office:value-type="float" office:value="44.3" calcext:value-type="float">
            <text:p>44.3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float" office:value="11.8984375" calcext:value-type="float">
            <text:p>11.8984375</text:p>
          </table:table-cell>
          <table:table-cell office:value-type="float" office:value="13.429817199707" calcext:value-type="float">
            <text:p>13.429817199707</text:p>
          </table:table-cell>
          <table:table-cell office:value-type="float" office:value="18689.76" calcext:value-type="float">
            <text:p>18689.76</text:p>
          </table:table-cell>
          <table:table-cell office:value-type="float" office:value="17347.481" calcext:value-type="float">
            <text:p>17347.481</text:p>
          </table:table-cell>
          <table:table-cell office:value-type="float" office:value="1.45878148078918" calcext:value-type="float">
            <text:p>1.45878148078918</text:p>
          </table:table-cell>
          <table:table-cell office:value-type="float" office:value="1.19432091712952" calcext:value-type="float">
            <text:p>1.19432091712952</text:p>
          </table:table-cell>
          <table:table-cell office:value-type="float" office:value="33264" calcext:value-type="float">
            <text:p>33264</text:p>
          </table:table-cell>
          <table:table-cell office:value-type="float" office:value="2.25993112682559" calcext:value-type="float">
            <text:p>2.25993112682559</text:p>
          </table:table-cell>
          <table:table-cell office:value-type="float" office:value="0.47587217084596" calcext:value-type="float">
            <text:p>0.47587217084596</text:p>
          </table:table-cell>
          <table:table-cell office:value-type="float" office:value="38.1" calcext:value-type="float">
            <text:p>38.1</text:p>
          </table:table-cell>
          <table:table-cell office:value-type="float" office:value="31.5" calcext:value-type="float">
            <text:p>31.5</text:p>
          </table:table-cell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TV</text:p>
          </table:table-cell>
          <table:table-cell office:value-type="float" office:value="6.8359375" calcext:value-type="float">
            <text:p>6.8359375</text:p>
          </table:table-cell>
          <table:table-cell office:value-type="float" office:value="12.9212999343872" calcext:value-type="float">
            <text:p>12.9212999343872</text:p>
          </table:table-cell>
          <table:table-cell office:value-type="float" office:value="81988" calcext:value-type="float">
            <text:p>81988</text:p>
          </table:table-cell>
          <table:table-cell office:value-type="float" office:value="106251.039" calcext:value-type="float">
            <text:p>106251.039</text:p>
          </table:table-cell>
          <table:table-cell office:value-type="float" office:value="1.69604575634003" calcext:value-type="float">
            <text:p>1.69604575634003</text:p>
          </table:table-cell>
          <table:table-cell office:value-type="float" office:value="1.17919027805328" calcext:value-type="float">
            <text:p>1.17919027805328</text:p>
          </table:table-cell>
          <table:table-cell office:value-type="float" office:value="21120" calcext:value-type="float">
            <text:p>21120</text:p>
          </table:table-cell>
          <table:table-cell office:value-type="float" office:value="1.85995766584906" calcext:value-type="float">
            <text:p>1.85995766584906</text:p>
          </table:table-cell>
          <table:table-cell office:value-type="float" office:value="0.264748607753341" calcext:value-type="float">
            <text:p>0.264748607753341</text:p>
          </table:table-cell>
          <table:table-cell table:number-columns-repeated="2" office:value-type="float" office:value="52.9" calcext:value-type="float">
            <text:p>52.9</text:p>
          </table:table-cell>
          <table:table-cell office:value-type="float" office:value="52.7" calcext:value-type="float">
            <text:p>5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TW</text:p>
          </table:table-cell>
          <table:table-cell office:value-type="float" office:value="3.8828125" calcext:value-type="float">
            <text:p>3.8828125</text:p>
          </table:table-cell>
          <table:table-cell office:value-type="float" office:value="4.90713787078857" calcext:value-type="float">
            <text:p>4.90713787078857</text:p>
          </table:table-cell>
          <table:table-cell office:value-type="float" office:value="9144.77" calcext:value-type="float">
            <text:p>9144.77</text:p>
          </table:table-cell>
          <table:table-cell office:value-type="float" office:value="5455.11" calcext:value-type="float">
            <text:p>5455.11</text:p>
          </table:table-cell>
          <table:table-cell office:value-type="float" office:value="1.08094394207001" calcext:value-type="float">
            <text:p>1.08094394207001</text:p>
          </table:table-cell>
          <table:table-cell office:value-type="float" office:value="0.593305647373199" calcext:value-type="float">
            <text:p>0.593305647373199</text:p>
          </table:table-cell>
          <table:table-cell office:value-type="float" office:value="10150" calcext:value-type="float">
            <text:p>10150</text:p>
          </table:table-cell>
          <table:table-cell office:value-type="float" office:value="2.09070180887653" calcext:value-type="float">
            <text:p>2.09070180887653</text:p>
          </table:table-cell>
          <table:table-cell office:value-type="float" office:value="0.492102063887925" calcext:value-type="float">
            <text:p>0.492102063887925</text:p>
          </table:table-cell>
          <table:table-cell office:value-type="float" office:value="21.2" calcext:value-type="float">
            <text:p>21.2</text:p>
          </table:table-cell>
          <table:table-cell office:value-type="float" office:value="28.9" calcext:value-type="float">
            <text:p>28.9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WR</text:p>
          </table:table-cell>
          <table:table-cell office:value-type="float" office:value="5.8515625" calcext:value-type="float">
            <text:p>5.8515625</text:p>
          </table:table-cell>
          <table:table-cell office:value-type="float" office:value="7.39188766479492" calcext:value-type="float">
            <text:p>7.39188766479492</text:p>
          </table:table-cell>
          <table:table-cell office:value-type="float" office:value="20157.53" calcext:value-type="float">
            <text:p>20157.53</text:p>
          </table:table-cell>
          <table:table-cell office:value-type="float" office:value="15009.807" calcext:value-type="float">
            <text:p>15009.807</text:p>
          </table:table-cell>
          <table:table-cell office:value-type="float" office:value="1.28109741210938" calcext:value-type="float">
            <text:p>1.28109741210938</text:p>
          </table:table-cell>
          <table:table-cell office:value-type="float" office:value="0.857916831970215" calcext:value-type="float">
            <text:p>0.857916831970215</text:p>
          </table:table-cell>
          <table:table-cell office:value-type="float" office:value="10285" calcext:value-type="float">
            <text:p>10285</text:p>
          </table:table-cell>
          <table:table-cell office:value-type="float" office:value="1.99148682465566" calcext:value-type="float">
            <text:p>1.99148682465566</text:p>
          </table:table-cell>
          <table:table-cell office:value-type="float" office:value="0.446116070010369" calcext:value-type="float">
            <text:p>0.446116070010369</text:p>
          </table:table-cell>
          <table:table-cell office:value-type="float" office:value="41.3" calcext:value-type="float">
            <text:p>41.3</text:p>
          </table:table-cell>
          <table:table-cell office:value-type="float" office:value="25.5" calcext:value-type="float">
            <text:p>25.5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WS</text:p>
          </table:table-cell>
          <table:table-cell office:value-type="float" office:value="6.5546875" calcext:value-type="float">
            <text:p>6.5546875</text:p>
          </table:table-cell>
          <table:table-cell office:value-type="float" office:value="8.21218681335449" calcext:value-type="float">
            <text:p>8.21218681335449</text:p>
          </table:table-cell>
          <table:table-cell office:value-type="float" office:value="47768.14" calcext:value-type="float">
            <text:p>47768.14</text:p>
          </table:table-cell>
          <table:table-cell office:value-type="float" office:value="42000.272" calcext:value-type="float">
            <text:p>42000.272</text:p>
          </table:table-cell>
          <table:table-cell office:value-type="float" office:value="1.45491111278534" calcext:value-type="float">
            <text:p>1.45491111278534</text:p>
          </table:table-cell>
          <table:table-cell office:value-type="float" office:value="1.00236856937408" calcext:value-type="float">
            <text:p>1.00236856937408</text:p>
          </table:table-cell>
          <table:table-cell office:value-type="float" office:value="52954" calcext:value-type="float">
            <text:p>52954</text:p>
          </table:table-cell>
          <table:table-cell office:value-type="float" office:value="2.54642951294798" calcext:value-type="float">
            <text:p>2.54642951294798</text:p>
          </table:table-cell>
          <table:table-cell office:value-type="float" office:value="0.667886134851552" calcext:value-type="float">
            <text:p>0.667886134851552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WV</text:p>
          </table:table-cell>
          <table:table-cell office:value-type="float" office:value="6.8359375" calcext:value-type="float">
            <text:p>6.8359375</text:p>
          </table:table-cell>
          <table:table-cell office:value-type="float" office:value="8.49941158294678" calcext:value-type="float">
            <text:p>8.49941158294678</text:p>
          </table:table-cell>
          <table:table-cell office:value-type="float" office:value="55784.57" calcext:value-type="float">
            <text:p>55784.57</text:p>
          </table:table-cell>
          <table:table-cell office:value-type="float" office:value="45453.078" calcext:value-type="float">
            <text:p>45453.078</text:p>
          </table:table-cell>
          <table:table-cell office:value-type="float" office:value="1.44351899623871" calcext:value-type="float">
            <text:p>1.44351899623871</text:p>
          </table:table-cell>
          <table:table-cell office:value-type="float" office:value="0.951918661594391" calcext:value-type="float">
            <text:p>0.951918661594391</text:p>
          </table:table-cell>
          <table:table-cell office:value-type="float" office:value="70358" calcext:value-type="float">
            <text:p>70358</text:p>
          </table:table-cell>
          <table:table-cell office:value-type="float" office:value="2.48665214585808" calcext:value-type="float">
            <text:p>2.48665214585808</text:p>
          </table:table-cell>
          <table:table-cell office:value-type="float" office:value="0.542671448406701" calcext:value-type="float">
            <text:p>0.542671448406701</text:p>
          </table:table-cell>
          <table:table-cell office:value-type="float" office:value="54.5" calcext:value-type="float">
            <text:p>54.5</text:p>
          </table:table-cell>
          <table:table-cell office:value-type="float" office:value="51.2" calcext:value-type="float">
            <text:p>51.2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WW</text:p>
          </table:table-cell>
          <table:table-cell office:value-type="float" office:value="6.1328125" calcext:value-type="float">
            <text:p>6.1328125</text:p>
          </table:table-cell>
          <table:table-cell office:value-type="float" office:value="7.06823873519897" calcext:value-type="float">
            <text:p>7.06823873519897</text:p>
          </table:table-cell>
          <table:table-cell office:value-type="float" office:value="43424.16" calcext:value-type="float">
            <text:p>43424.16</text:p>
          </table:table-cell>
          <table:table-cell office:value-type="float" office:value="29305.878" calcext:value-type="float">
            <text:p>29305.878</text:p>
          </table:table-cell>
          <table:table-cell office:value-type="float" office:value="1.18633043766022" calcext:value-type="float">
            <text:p>1.18633043766022</text:p>
          </table:table-cell>
          <table:table-cell office:value-type="float" office:value="0.708354651927948" calcext:value-type="float">
            <text:p>0.708354651927948</text:p>
          </table:table-cell>
          <table:table-cell office:value-type="float" office:value="113652" calcext:value-type="float">
            <text:p>113652</text:p>
          </table:table-cell>
          <table:table-cell office:value-type="float" office:value="2.87996963109476" calcext:value-type="float">
            <text:p>2.87996963109476</text:p>
          </table:table-cell>
          <table:table-cell office:value-type="float" office:value="0.95621139444691" calcext:value-type="float">
            <text:p>0.95621139444691</text:p>
          </table:table-cell>
          <table:table-cell office:value-type="float" office:value="83.6" calcext:value-type="float">
            <text:p>83.6</text:p>
          </table:table-cell>
          <table:table-cell office:value-type="float" office:value="25.7" calcext:value-type="float">
            <text:p>25.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BW</text:p>
          </table:table-cell>
          <table:table-cell office:value-type="float" office:value="1.4921875" calcext:value-type="float">
            <text:p>1.4921875</text:p>
          </table:table-cell>
          <table:table-cell office:value-type="float" office:value="4.24264049530029" calcext:value-type="float">
            <text:p>4.24264049530029</text:p>
          </table:table-cell>
          <table:table-cell office:value-type="float" office:value="2030.98" calcext:value-type="float">
            <text:p>2030.98</text:p>
          </table:table-cell>
          <table:table-cell office:value-type="float" office:value="1012.192" calcext:value-type="float">
            <text:p>1012.192</text:p>
          </table:table-cell>
          <table:table-cell office:value-type="float" office:value="0.944003105163574" calcext:value-type="float">
            <text:p>0.944003105163574</text:p>
          </table:table-cell>
          <table:table-cell office:value-type="float" office:value="0.458799123764038" calcext:value-type="float">
            <text:p>0.458799123764038</text:p>
          </table:table-cell>
          <table:table-cell office:value-type="float" office:value="200" calcext:value-type="float">
            <text:p>200</text:p>
          </table:table-cell>
          <table:table-cell office:value-type="float" office:value="1.5854480587779" calcext:value-type="float">
            <text:p>1.5854480587779</text:p>
          </table:table-cell>
          <table:table-cell office:value-type="float" office:value="0.1957622967964" calcext:value-type="float">
            <text:p>0.1957622967964</text:p>
          </table:table-cell>
          <table:table-cell office:value-type="float" office:value="9.5" calcext:value-type="float">
            <text:p>9.5</text:p>
          </table:table-cell>
          <table:table-cell office:value-type="float" office:value="13.7" calcext:value-type="float">
            <text:p>13.7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NT</text:p>
          </table:table-cell>
          <table:table-cell office:value-type="float" office:value="2.0546875" calcext:value-type="float">
            <text:p>2.0546875</text:p>
          </table:table-cell>
          <table:table-cell office:value-type="float" office:value="5.14587211608887" calcext:value-type="float">
            <text:p>5.14587211608887</text:p>
          </table:table-cell>
          <table:table-cell office:value-type="float" office:value="12657.04" calcext:value-type="float">
            <text:p>12657.04</text:p>
          </table:table-cell>
          <table:table-cell office:value-type="float" office:value="5965.98" calcext:value-type="float">
            <text:p>5965.98</text:p>
          </table:table-cell>
          <table:table-cell office:value-type="float" office:value="0.871398866176605" calcext:value-type="float">
            <text:p>0.871398866176605</text:p>
          </table:table-cell>
          <table:table-cell office:value-type="float" office:value="0.438627481460571" calcext:value-type="float">
            <text:p>0.438627481460571</text:p>
          </table:table-cell>
          <table:table-cell office:value-type="float" office:value="16074" calcext:value-type="float">
            <text:p>16074</text:p>
          </table:table-cell>
          <table:table-cell office:value-type="float" office:value="1.85368619981239" calcext:value-type="float">
            <text:p>1.85368619981239</text:p>
          </table:table-cell>
          <table:table-cell office:value-type="float" office:value="0.215855914392147" calcext:value-type="float">
            <text:p>0.215855914392147</text:p>
          </table:table-cell>
          <table:table-cell office:value-type="float" office:value="16.6" calcext:value-type="float">
            <text:p>16.6</text:p>
          </table:table-cell>
          <table:table-cell office:value-type="float" office:value="28.5" calcext:value-type="float">
            <text:p>28.5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OZ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5.18844890594482" calcext:value-type="float">
            <text:p>5.18844890594482</text:p>
          </table:table-cell>
          <table:table-cell office:value-type="float" office:value="7981.77" calcext:value-type="float">
            <text:p>7981.77</text:p>
          </table:table-cell>
          <table:table-cell office:value-type="float" office:value="6139.61" calcext:value-type="float">
            <text:p>6139.61</text:p>
          </table:table-cell>
          <table:table-cell office:value-type="float" office:value="1.358234167099" calcext:value-type="float">
            <text:p>1.358234167099</text:p>
          </table:table-cell>
          <table:table-cell office:value-type="float" office:value="0.58619886636734" calcext:value-type="float">
            <text:p>0.58619886636734</text:p>
          </table:table-cell>
          <table:table-cell office:value-type="float" office:value="486" calcext:value-type="float">
            <text:p>486</text:p>
          </table:table-cell>
          <table:table-cell office:value-type="float" office:value="1.62214276006319" calcext:value-type="float">
            <text:p>1.62214276006319</text:p>
          </table:table-cell>
          <table:table-cell office:value-type="float" office:value="0.274160906568463" calcext:value-type="float">
            <text:p>0.274160906568463</text:p>
          </table:table-cell>
          <table:table-cell office:value-type="float" office:value="14.6" calcext:value-type="float">
            <text:p>14.6</text:p>
          </table:table-cell>
          <table:table-cell office:value-type="float" office:value="25.6" calcext:value-type="float">
            <text:p>25.6</text:p>
          </table:table-cell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RY</text:p>
          </table:table-cell>
          <table:table-cell office:value-type="float" office:value="1.6328125" calcext:value-type="float">
            <text:p>1.6328125</text:p>
          </table:table-cell>
          <table:table-cell office:value-type="float" office:value="4.60434579849243" calcext:value-type="float">
            <text:p>4.60434579849243</text:p>
          </table:table-cell>
          <table:table-cell office:value-type="float" office:value="9574.35" calcext:value-type="float">
            <text:p>9574.35</text:p>
          </table:table-cell>
          <table:table-cell office:value-type="float" office:value="5737.759" calcext:value-type="float">
            <text:p>5737.759</text:p>
          </table:table-cell>
          <table:table-cell office:value-type="float" office:value="1.09964418411255" calcext:value-type="float">
            <text:p>1.09964418411255</text:p>
          </table:table-cell>
          <table:table-cell office:value-type="float" office:value="0.522903203964233" calcext:value-type="float">
            <text:p>0.522903203964233</text:p>
          </table:table-cell>
          <table:table-cell office:value-type="float" office:value="288" calcext:value-type="float">
            <text:p>288</text:p>
          </table:table-cell>
          <table:table-cell office:value-type="float" office:value="1.53060259717419" calcext:value-type="float">
            <text:p>1.53060259717419</text:p>
          </table:table-cell>
          <table:table-cell office:value-type="float" office:value="0.121311353960369" calcext:value-type="float">
            <text:p>0.121311353960369</text:p>
          </table:table-cell>
          <table:table-cell office:value-type="float" office:value="16.3" calcext:value-type="float">
            <text:p>16.3</text:p>
          </table:table-cell>
          <table:table-cell office:value-type="float" office:value="18.7" calcext:value-type="float">
            <text:p>18.7</text:p>
          </table:table-cell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SN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5.24976205825806" calcext:value-type="float">
            <text:p>5.24976205825806</text:p>
          </table:table-cell>
          <table:table-cell office:value-type="float" office:value="6287.75" calcext:value-type="float">
            <text:p>6287.75</text:p>
          </table:table-cell>
          <table:table-cell office:value-type="float" office:value="3801.575" calcext:value-type="float">
            <text:p>3801.575</text:p>
          </table:table-cell>
          <table:table-cell office:value-type="float" office:value="1.1334263086319" calcext:value-type="float">
            <text:p>1.1334263086319</text:p>
          </table:table-cell>
          <table:table-cell office:value-type="float" office:value="0.586374998092651" calcext:value-type="float">
            <text:p>0.586374998092651</text:p>
          </table:table-cell>
          <table:table-cell office:value-type="float" office:value="1890" calcext:value-type="float">
            <text:p>1890</text:p>
          </table:table-cell>
          <table:table-cell office:value-type="float" office:value="1.59532964722879" calcext:value-type="float">
            <text:p>1.59532964722879</text:p>
          </table:table-cell>
          <table:table-cell office:value-type="float" office:value="0.125592503961863" calcext:value-type="float">
            <text:p>0.125592503961863</text:p>
          </table:table-cell>
          <table:table-cell office:value-type="float" office:value="17.6" calcext:value-type="float">
            <text:p>17.6</text:p>
          </table:table-cell>
          <table:table-cell office:value-type="float" office:value="13.4" calcext:value-type="float">
            <text:p>13.4</text:p>
          </table:table-cell>
          <table:table-cell office:value-type="float" office:value="29.4" calcext:value-type="float">
            <text:p>2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SR</text:p>
          </table:table-cell>
          <table:table-cell office:value-type="float" office:value="5.0078125" calcext:value-type="float">
            <text:p>5.0078125</text:p>
          </table:table-cell>
          <table:table-cell office:value-type="float" office:value="7.80512619018555" calcext:value-type="float">
            <text:p>7.80512619018555</text:p>
          </table:table-cell>
          <table:table-cell office:value-type="float" office:value="38885.13" calcext:value-type="float">
            <text:p>38885.13</text:p>
          </table:table-cell>
          <table:table-cell office:value-type="float" office:value="44244.938" calcext:value-type="float">
            <text:p>44244.938</text:p>
          </table:table-cell>
          <table:table-cell office:value-type="float" office:value="1.7831050157547" calcext:value-type="float">
            <text:p>1.7831050157547</text:p>
          </table:table-cell>
          <table:table-cell office:value-type="float" office:value="1.06068325042725" calcext:value-type="float">
            <text:p>1.06068325042725</text:p>
          </table:table-cell>
          <table:table-cell office:value-type="float" office:value="12980" calcext:value-type="float">
            <text:p>12980</text:p>
          </table:table-cell>
          <table:table-cell office:value-type="float" office:value="1.72042850539754" calcext:value-type="float">
            <text:p>1.72042850539754</text:p>
          </table:table-cell>
          <table:table-cell office:value-type="float" office:value="0.180901660801229" calcext:value-type="float">
            <text:p>0.1809016608012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ST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5.58927536010742" calcext:value-type="float">
            <text:p>5.58927536010742</text:p>
          </table:table-cell>
          <table:table-cell office:value-type="float" office:value="18877.84" calcext:value-type="float">
            <text:p>18877.84</text:p>
          </table:table-cell>
          <table:table-cell office:value-type="float" office:value="16332.606" calcext:value-type="float">
            <text:p>16332.606</text:p>
          </table:table-cell>
          <table:table-cell office:value-type="float" office:value="1.38852119445801" calcext:value-type="float">
            <text:p>1.38852119445801</text:p>
          </table:table-cell>
          <table:table-cell office:value-type="float" office:value="0.689441621303558" calcext:value-type="float">
            <text:p>0.689441621303558</text:p>
          </table:table-cell>
          <table:table-cell office:value-type="float" office:value="5220" calcext:value-type="float">
            <text:p>5220</text:p>
          </table:table-cell>
          <table:table-cell office:value-type="float" office:value="1.80091399452292" calcext:value-type="float">
            <text:p>1.80091399452292</text:p>
          </table:table-cell>
          <table:table-cell office:value-type="float" office:value="0.167197424950148" calcext:value-type="float">
            <text:p>0.167197424950148</text:p>
          </table:table-cell>
          <table:table-cell table:number-columns-repeated="2" office:value-type="float" office:value="29.7" calcext:value-type="float">
            <text:p>29.7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SW</text:p>
          </table:table-cell>
          <table:table-cell office:value-type="float" office:value="2.1953125" calcext:value-type="float">
            <text:p>2.1953125</text:p>
          </table:table-cell>
          <table:table-cell office:value-type="float" office:value="6.16116857528687" calcext:value-type="float">
            <text:p>6.16116857528687</text:p>
          </table:table-cell>
          <table:table-cell office:value-type="float" office:value="19535.85" calcext:value-type="float">
            <text:p>19535.85</text:p>
          </table:table-cell>
          <table:table-cell office:value-type="float" office:value="11046.475" calcext:value-type="float">
            <text:p>11046.475</text:p>
          </table:table-cell>
          <table:table-cell office:value-type="float" office:value="1.06937038898468" calcext:value-type="float">
            <text:p>1.06937038898468</text:p>
          </table:table-cell>
          <table:table-cell office:value-type="float" office:value="0.544228553771973" calcext:value-type="float">
            <text:p>0.544228553771973</text:p>
          </table:table-cell>
          <table:table-cell office:value-type="float" office:value="16485" calcext:value-type="float">
            <text:p>16485</text:p>
          </table:table-cell>
          <table:table-cell office:value-type="float" office:value="1.7306246739203" calcext:value-type="float">
            <text:p>1.7306246739203</text:p>
          </table:table-cell>
          <table:table-cell office:value-type="float" office:value="0.104550090546333" calcext:value-type="float">
            <text:p>0.104550090546333</text:p>
          </table:table-cell>
          <table:table-cell office:value-type="float" office:value="32.2" calcext:value-type="float">
            <text:p>32.2</text:p>
          </table:table-cell>
          <table:table-cell office:value-type="float" office:value="19.3" calcext:value-type="float">
            <text:p>19.3</text:p>
          </table:table-cell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KFI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10.5090436935425" calcext:value-type="float">
            <text:p>10.5090436935425</text:p>
          </table:table-cell>
          <table:table-cell office:value-type="float" office:value="37033.44" calcext:value-type="float">
            <text:p>37033.44</text:p>
          </table:table-cell>
          <table:table-cell office:value-type="float" office:value="27400.616" calcext:value-type="float">
            <text:p>27400.616</text:p>
          </table:table-cell>
          <table:table-cell office:value-type="float" office:value="1.49512600898743" calcext:value-type="float">
            <text:p>1.49512600898743</text:p>
          </table:table-cell>
          <table:table-cell office:value-type="float" office:value="0.987656950950623" calcext:value-type="float">
            <text:p>0.987656950950623</text:p>
          </table:table-cell>
          <table:table-cell office:value-type="float" office:value="80675" calcext:value-type="float">
            <text:p>80675</text:p>
          </table:table-cell>
          <table:table-cell office:value-type="float" office:value="1.48963715463952" calcext:value-type="float">
            <text:p>1.48963715463952</text:p>
          </table:table-cell>
          <table:table-cell office:value-type="float" office:value="0.13564555586208" calcext:value-type="float">
            <text:p>0.1356455558620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AU</text:p>
          </table:table-cell>
          <table:table-cell office:value-type="float" office:value="3.8828125" calcext:value-type="float">
            <text:p>3.8828125</text:p>
          </table:table-cell>
          <table:table-cell office:value-type="float" office:value="6.06630039215088" calcext:value-type="float">
            <text:p>6.06630039215088</text:p>
          </table:table-cell>
          <table:table-cell office:value-type="float" office:value="8944.31" calcext:value-type="float">
            <text:p>8944.31</text:p>
          </table:table-cell>
          <table:table-cell office:value-type="float" office:value="5146.742" calcext:value-type="float">
            <text:p>5146.742</text:p>
          </table:table-cell>
          <table:table-cell office:value-type="float" office:value="1.12963902950287" calcext:value-type="float">
            <text:p>1.12963902950287</text:p>
          </table:table-cell>
          <table:table-cell office:value-type="float" office:value="0.683168113231659" calcext:value-type="float">
            <text:p>0.683168113231659</text:p>
          </table:table-cell>
          <table:table-cell office:value-type="float" office:value="2900" calcext:value-type="float">
            <text:p>2900</text:p>
          </table:table-cell>
          <table:table-cell office:value-type="float" office:value="2.3280967243202" calcext:value-type="float">
            <text:p>2.3280967243202</text:p>
          </table:table-cell>
          <table:table-cell office:value-type="float" office:value="0.667380146374528" calcext:value-type="float">
            <text:p>0.667380146374528</text:p>
          </table:table-cell>
          <table:table-cell office:value-type="float" office:value="29.5" calcext:value-type="float">
            <text:p>29.5</text:p>
          </table:table-cell>
          <table:table-cell office:value-type="float" office:value="24.6" calcext:value-type="float">
            <text:p>24.6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EV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7.19999980926514" calcext:value-type="float">
            <text:p>7.19999980926514</text:p>
          </table:table-cell>
          <table:table-cell office:value-type="float" office:value="21193.77" calcext:value-type="float">
            <text:p>21193.77</text:p>
          </table:table-cell>
          <table:table-cell office:value-type="float" office:value="14913.086" calcext:value-type="float">
            <text:p>14913.086</text:p>
          </table:table-cell>
          <table:table-cell office:value-type="float" office:value="1.3056697845459" calcext:value-type="float">
            <text:p>1.3056697845459</text:p>
          </table:table-cell>
          <table:table-cell office:value-type="float" office:value="0.803136110305786" calcext:value-type="float">
            <text:p>0.803136110305786</text:p>
          </table:table-cell>
          <table:table-cell office:value-type="float" office:value="4050" calcext:value-type="float">
            <text:p>4050</text:p>
          </table:table-cell>
          <table:table-cell office:value-type="float" office:value="1.37091079912061" calcext:value-type="float">
            <text:p>1.37091079912061</text:p>
          </table:table-cell>
          <table:table-cell office:value-type="float" office:value="0.108453290510566" calcext:value-type="float">
            <text:p>0.108453290510566</text:p>
          </table:table-cell>
          <table:table-cell office:value-type="float" office:value="25.2" calcext:value-type="float">
            <text:p>25.2</text:p>
          </table:table-cell>
          <table:table-cell office:value-type="float" office:value="23.2" calcext:value-type="float">
            <text:p>23.2</text:p>
          </table:table-cell>
          <table:table-cell office:value-type="float" office:value="43.8" calcext:value-type="float">
            <text:p>4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IO</text:p>
          </table:table-cell>
          <table:table-cell office:value-type="float" office:value="2.1953125" calcext:value-type="float">
            <text:p>2.1953125</text:p>
          </table:table-cell>
          <table:table-cell office:value-type="float" office:value="5.94979000091553" calcext:value-type="float">
            <text:p>5.94979000091553</text:p>
          </table:table-cell>
          <table:table-cell office:value-type="float" office:value="14156.83" calcext:value-type="float">
            <text:p>14156.83</text:p>
          </table:table-cell>
          <table:table-cell office:value-type="float" office:value="8554.095" calcext:value-type="float">
            <text:p>8554.095</text:p>
          </table:table-cell>
          <table:table-cell office:value-type="float" office:value="1.1412638425827" calcext:value-type="float">
            <text:p>1.1412638425827</text:p>
          </table:table-cell>
          <table:table-cell office:value-type="float" office:value="0.635438740253449" calcext:value-type="float">
            <text:p>0.635438740253449</text:p>
          </table:table-cell>
          <table:table-cell office:value-type="float" office:value="1767" calcext:value-type="float">
            <text:p>1767</text:p>
          </table:table-cell>
          <table:table-cell office:value-type="float" office:value="1.49314845125426" calcext:value-type="float">
            <text:p>1.49314845125426</text:p>
          </table:table-cell>
          <table:table-cell office:value-type="float" office:value="0.187681932258718" calcext:value-type="float">
            <text:p>0.187681932258718</text:p>
          </table:table-cell>
          <table:table-cell office:value-type="float" office:value="24.9" calcext:value-type="float">
            <text:p>24.9</text:p>
          </table:table-cell>
          <table:table-cell office:value-type="float" office:value="20.8" calcext:value-type="float">
            <text:p>20.8</text:p>
          </table:table-cell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IT</text:p>
          </table:table-cell>
          <table:table-cell office:value-type="float" office:value="1.4921875" calcext:value-type="float">
            <text:p>1.4921875</text:p>
          </table:table-cell>
          <table:table-cell office:value-type="float" office:value="3.59999990463257" calcext:value-type="float">
            <text:p>3.59999990463257</text:p>
          </table:table-cell>
          <table:table-cell office:value-type="float" office:value="9476" calcext:value-type="float">
            <text:p>9476</text:p>
          </table:table-cell>
          <table:table-cell office:value-type="float" office:value="4338.215" calcext:value-type="float">
            <text:p>4338.215</text:p>
          </table:table-cell>
          <table:table-cell office:value-type="float" office:value="0.870486199855804" calcext:value-type="float">
            <text:p>0.870486199855804</text:p>
          </table:table-cell>
          <table:table-cell office:value-type="float" office:value="0.305736273527145" calcext:value-type="float">
            <text:p>0.305736273527145</text:p>
          </table:table-cell>
          <table:table-cell office:value-type="float" office:value="5312" calcext:value-type="float">
            <text:p>5312</text:p>
          </table:table-cell>
          <table:table-cell office:value-type="float" office:value="2.06581147054566" calcext:value-type="float">
            <text:p>2.06581147054566</text:p>
          </table:table-cell>
          <table:table-cell office:value-type="float" office:value="0.395281725563319" calcext:value-type="float">
            <text:p>0.395281725563319</text:p>
          </table:table-cell>
          <table:table-cell office:value-type="float" office:value="28.9" calcext:value-type="float">
            <text:p>28.9</text:p>
          </table:table-cell>
          <table:table-cell office:value-type="float" office:value="17" calcext:value-type="float">
            <text:p>17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S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6.74388599395752" calcext:value-type="float">
            <text:p>6.74388599395752</text:p>
          </table:table-cell>
          <table:table-cell office:value-type="float" office:value="9938.17" calcext:value-type="float">
            <text:p>9938.17</text:p>
          </table:table-cell>
          <table:table-cell office:value-type="float" office:value="6662.306" calcext:value-type="float">
            <text:p>6662.306</text:p>
          </table:table-cell>
          <table:table-cell office:value-type="float" office:value="1.31470775604248" calcext:value-type="float">
            <text:p>1.31470775604248</text:p>
          </table:table-cell>
          <table:table-cell office:value-type="float" office:value="0.694735527038574" calcext:value-type="float">
            <text:p>0.694735527038574</text:p>
          </table:table-cell>
          <table:table-cell office:value-type="float" office:value="2800" calcext:value-type="float">
            <text:p>2800</text:p>
          </table:table-cell>
          <table:table-cell office:value-type="float" office:value="1.72025088563847" calcext:value-type="float">
            <text:p>1.72025088563847</text:p>
          </table:table-cell>
          <table:table-cell office:value-type="float" office:value="0.306555603694024" calcext:value-type="float">
            <text:p>0.306555603694024</text:p>
          </table:table-cell>
          <table:table-cell office:value-type="float" office:value="25.6" calcext:value-type="float">
            <text:p>25.6</text:p>
          </table:table-cell>
          <table:table-cell office:value-type="float" office:value="21.9" calcext:value-type="float">
            <text:p>21.9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V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4.96789693832397" calcext:value-type="float">
            <text:p>4.96789693832397</text:p>
          </table:table-cell>
          <table:table-cell office:value-type="float" office:value="6479.05" calcext:value-type="float">
            <text:p>6479.05</text:p>
          </table:table-cell>
          <table:table-cell office:value-type="float" office:value="4005.466" calcext:value-type="float">
            <text:p>4005.466</text:p>
          </table:table-cell>
          <table:table-cell office:value-type="float" office:value="1.11431872844696" calcext:value-type="float">
            <text:p>1.11431872844696</text:p>
          </table:table-cell>
          <table:table-cell office:value-type="float" office:value="0.566288888454437" calcext:value-type="float">
            <text:p>0.566288888454437</text:p>
          </table:table-cell>
          <table:table-cell office:value-type="float" office:value="264" calcext:value-type="float">
            <text:p>264</text:p>
          </table:table-cell>
          <table:table-cell office:value-type="float" office:value="1.27384829607256" calcext:value-type="float">
            <text:p>1.27384829607256</text:p>
          </table:table-cell>
          <table:table-cell office:value-type="float" office:value="0.101643051731734" calcext:value-type="float">
            <text:p>0.101643051731734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40.3" calcext:value-type="float">
            <text:p>4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TA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10.8866891860962" calcext:value-type="float">
            <text:p>10.8866891860962</text:p>
          </table:table-cell>
          <table:table-cell office:value-type="float" office:value="8048.06" calcext:value-type="float">
            <text:p>8048.06</text:p>
          </table:table-cell>
          <table:table-cell office:value-type="float" office:value="7850.121" calcext:value-type="float">
            <text:p>7850.121</text:p>
          </table:table-cell>
          <table:table-cell office:value-type="float" office:value="2.09562134742737" calcext:value-type="float">
            <text:p>2.09562134742737</text:p>
          </table:table-cell>
          <table:table-cell office:value-type="float" office:value="1.42637169361115" calcext:value-type="float">
            <text:p>1.42637169361115</text:p>
          </table:table-cell>
          <table:table-cell office:value-type="float" office:value="1058" calcext:value-type="float">
            <text:p>1058</text:p>
          </table:table-cell>
          <table:table-cell office:value-type="float" office:value="1.42770660014715" calcext:value-type="float">
            <text:p>1.42770660014715</text:p>
          </table:table-cell>
          <table:table-cell office:value-type="float" office:value="0.193103999234878" calcext:value-type="float">
            <text:p>0.193103999234878</text:p>
          </table:table-cell>
          <table:table-cell table:number-columns-repeated="2"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TF</text:p>
          </table:table-cell>
          <table:table-cell office:value-type="float" office:value="7.3984375" calcext:value-type="float">
            <text:p>7.3984375</text:p>
          </table:table-cell>
          <table:table-cell office:value-type="float" office:value="8.11418533325195" calcext:value-type="float">
            <text:p>8.11418533325195</text:p>
          </table:table-cell>
          <table:table-cell office:value-type="float" office:value="40997.8" calcext:value-type="float">
            <text:p>40997.8</text:p>
          </table:table-cell>
          <table:table-cell office:value-type="float" office:value="29694.233" calcext:value-type="float">
            <text:p>29694.233</text:p>
          </table:table-cell>
          <table:table-cell office:value-type="float" office:value="1.32236588001251" calcext:value-type="float">
            <text:p>1.32236588001251</text:p>
          </table:table-cell>
          <table:table-cell office:value-type="float" office:value="0.7381392121315" calcext:value-type="float">
            <text:p>0.7381392121315</text:p>
          </table:table-cell>
          <table:table-cell office:value-type="float" office:value="110825" calcext:value-type="float">
            <text:p>110825</text:p>
          </table:table-cell>
          <table:table-cell office:value-type="float" office:value="3.4207762292344" calcext:value-type="float">
            <text:p>3.4207762292344</text:p>
          </table:table-cell>
          <table:table-cell office:value-type="float" office:value="1.03142775217826" calcext:value-type="float">
            <text:p>1.03142775217826</text:p>
          </table:table-cell>
          <table:table-cell office:value-type="float" office:value="62.7" calcext:value-type="float">
            <text:p>62.7</text:p>
          </table:table-cell>
          <table:table-cell office:value-type="float" office:value="52.9" calcext:value-type="float">
            <text:p>52.9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TJ</text:p>
          </table:table-cell>
          <table:table-cell office:value-type="float" office:value="3.0390625" calcext:value-type="float">
            <text:p>3.0390625</text:p>
          </table:table-cell>
          <table:table-cell office:value-type="float" office:value="5" calcext:value-type="float">
            <text:p>5</text:p>
          </table:table-cell>
          <table:table-cell office:value-type="float" office:value="6154.04" calcext:value-type="float">
            <text:p>6154.04</text:p>
          </table:table-cell>
          <table:table-cell office:value-type="float" office:value="3920.557" calcext:value-type="float">
            <text:p>3920.557</text:p>
          </table:table-cell>
          <table:table-cell office:value-type="float" office:value="1.1690411567688" calcext:value-type="float">
            <text:p>1.1690411567688</text:p>
          </table:table-cell>
          <table:table-cell office:value-type="float" office:value="0.469428986310959" calcext:value-type="float">
            <text:p>0.469428986310959</text:p>
          </table:table-cell>
          <table:table-cell office:value-type="float" office:value="918" calcext:value-type="float">
            <text:p>918</text:p>
          </table:table-cell>
          <table:table-cell office:value-type="float" office:value="1.83120407676419" calcext:value-type="float">
            <text:p>1.83120407676419</text:p>
          </table:table-cell>
          <table:table-cell office:value-type="float" office:value="0.143178292337769" calcext:value-type="float">
            <text:p>0.143178292337769</text:p>
          </table:table-cell>
          <table:table-cell table:number-columns-repeated="2" office:value-type="float" office:value="18.7" calcext:value-type="float">
            <text:p>18.7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TL</text:p>
          </table:table-cell>
          <table:table-cell office:value-type="float" office:value="7.3984375" calcext:value-type="float">
            <text:p>7.3984375</text:p>
          </table:table-cell>
          <table:table-cell office:value-type="float" office:value="9.97196006774902" calcext:value-type="float">
            <text:p>9.97196006774902</text:p>
          </table:table-cell>
          <table:table-cell office:value-type="float" office:value="13350.93" calcext:value-type="float">
            <text:p>13350.93</text:p>
          </table:table-cell>
          <table:table-cell office:value-type="float" office:value="8342.042" calcext:value-type="float">
            <text:p>8342.042</text:p>
          </table:table-cell>
          <table:table-cell office:value-type="float" office:value="1.15052509307861" calcext:value-type="float">
            <text:p>1.15052509307861</text:p>
          </table:table-cell>
          <table:table-cell office:value-type="float" office:value="0.782209575176239" calcext:value-type="float">
            <text:p>0.782209575176239</text:p>
          </table:table-cell>
          <table:table-cell office:value-type="float" office:value="6004" calcext:value-type="float">
            <text:p>6004</text:p>
          </table:table-cell>
          <table:table-cell office:value-type="float" office:value="2.73934718706048" calcext:value-type="float">
            <text:p>2.73934718706048</text:p>
          </table:table-cell>
          <table:table-cell office:value-type="float" office:value="0.718287436852707" calcext:value-type="float">
            <text:p>0.718287436852707</text:p>
          </table:table-cell>
          <table:table-cell office:value-type="float" office:value="36.6" calcext:value-type="float">
            <text:p>36.6</text:p>
          </table:table-cell>
          <table:table-cell office:value-type="float" office:value="30.2" calcext:value-type="float">
            <text:p>30.2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TN</text:p>
          </table:table-cell>
          <table:table-cell office:value-type="float" office:value="1.9140625" calcext:value-type="float">
            <text:p>1.9140625</text:p>
          </table:table-cell>
          <table:table-cell office:value-type="float" office:value="10.0159873962402" calcext:value-type="float">
            <text:p>10.0159873962402</text:p>
          </table:table-cell>
          <table:table-cell office:value-type="float" office:value="298184.57" calcext:value-type="float">
            <text:p>298184.57</text:p>
          </table:table-cell>
          <table:table-cell office:value-type="float" office:value="210413.866" calcext:value-type="float">
            <text:p>210413.866</text:p>
          </table:table-cell>
          <table:table-cell office:value-type="float" office:value="1.36192309856415" calcext:value-type="float">
            <text:p>1.36192309856415</text:p>
          </table:table-cell>
          <table:table-cell office:value-type="float" office:value="0.857246041297913" calcext:value-type="float">
            <text:p>0.857246041297913</text:p>
          </table:table-cell>
          <table:table-cell office:value-type="float" office:value="169545" calcext:value-type="float">
            <text:p>169545</text:p>
          </table:table-cell>
          <table:table-cell office:value-type="float" office:value="1.48934316233743" calcext:value-type="float">
            <text:p>1.48934316233743</text:p>
          </table:table-cell>
          <table:table-cell office:value-type="float" office:value="0.13127810330453" calcext:value-type="float">
            <text:p>0.13127810330453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6.60302972793579" calcext:value-type="float">
            <text:p>6.60302972793579</text:p>
          </table:table-cell>
          <table:table-cell office:value-type="float" office:value="30119.16" calcext:value-type="float">
            <text:p>30119.16</text:p>
          </table:table-cell>
          <table:table-cell office:value-type="float" office:value="18105.363" calcext:value-type="float">
            <text:p>18105.363</text:p>
          </table:table-cell>
          <table:table-cell office:value-type="float" office:value="1.14691150188446" calcext:value-type="float">
            <text:p>1.14691150188446</text:p>
          </table:table-cell>
          <table:table-cell office:value-type="float" office:value="0.633206307888031" calcext:value-type="float">
            <text:p>0.633206307888031</text:p>
          </table:table-cell>
          <table:table-cell office:value-type="float" office:value="4012" calcext:value-type="float">
            <text:p>4012</text:p>
          </table:table-cell>
          <table:table-cell office:value-type="float" office:value="1.27914814204102" calcext:value-type="float">
            <text:p>1.27914814204102</text:p>
          </table:table-cell>
          <table:table-cell office:value-type="float" office:value="0.0805358623972624" calcext:value-type="float">
            <text:p>0.080535862397263</text:p>
          </table:table-cell>
          <table:table-cell office:value-type="float" office:value="25.1" calcext:value-type="float">
            <text:p>25.1</text:p>
          </table:table-cell>
          <table:table-cell office:value-type="float" office:value="21.6" calcext:value-type="float">
            <text:p>21.6</text:p>
          </table:table-cell>
          <table:table-cell office:value-type="float" office:value="60.7" calcext:value-type="float">
            <text:p>6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AZ</text:p>
          </table:table-cell>
          <table:table-cell office:value-type="float" office:value="7.2578125" calcext:value-type="float">
            <text:p>7.2578125</text:p>
          </table:table-cell>
          <table:table-cell office:value-type="float" office:value="7.91959619522095" calcext:value-type="float">
            <text:p>7.91959619522095</text:p>
          </table:table-cell>
          <table:table-cell office:value-type="float" office:value="14053.34" calcext:value-type="float">
            <text:p>14053.34</text:p>
          </table:table-cell>
          <table:table-cell office:value-type="float" office:value="9774.452" calcext:value-type="float">
            <text:p>9774.452</text:p>
          </table:table-cell>
          <table:table-cell office:value-type="float" office:value="1.24200308322907" calcext:value-type="float">
            <text:p>1.24200308322907</text:p>
          </table:table-cell>
          <table:table-cell office:value-type="float" office:value="0.742111027240753" calcext:value-type="float">
            <text:p>0.742111027240753</text:p>
          </table:table-cell>
          <table:table-cell office:value-type="float" office:value="7777" calcext:value-type="float">
            <text:p>7777</text:p>
          </table:table-cell>
          <table:table-cell office:value-type="float" office:value="2.56527560350571" calcext:value-type="float">
            <text:p>2.56527560350571</text:p>
          </table:table-cell>
          <table:table-cell office:value-type="float" office:value="0.626156627991684" calcext:value-type="float">
            <text:p>0.626156627991684</text:p>
          </table:table-cell>
          <table:table-cell office:value-type="float" office:value="36.6" calcext:value-type="float">
            <text:p>36.6</text:p>
          </table:table-cell>
          <table:table-cell office:value-type="float" office:value="30.2" calcext:value-type="float">
            <text:p>30.2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I</text:p>
          </table:table-cell>
          <table:table-cell office:value-type="float" office:value="6.8359375" calcext:value-type="float">
            <text:p>6.8359375</text:p>
          </table:table-cell>
          <table:table-cell office:value-type="float" office:value="7.94984292984009" calcext:value-type="float">
            <text:p>7.94984292984009</text:p>
          </table:table-cell>
          <table:table-cell office:value-type="float" office:value="14701.36" calcext:value-type="float">
            <text:p>14701.36</text:p>
          </table:table-cell>
          <table:table-cell office:value-type="float" office:value="11658.702" calcext:value-type="float">
            <text:p>11658.702</text:p>
          </table:table-cell>
          <table:table-cell office:value-type="float" office:value="1.28954088687897" calcext:value-type="float">
            <text:p>1.28954088687897</text:p>
          </table:table-cell>
          <table:table-cell office:value-type="float" office:value="0.812103271484375" calcext:value-type="float">
            <text:p>0.812103271484375</text:p>
          </table:table-cell>
          <table:table-cell office:value-type="float" office:value="289" calcext:value-type="float">
            <text:p>289</text:p>
          </table:table-cell>
          <table:table-cell office:value-type="float" office:value="1.5401796641121" calcext:value-type="float">
            <text:p>1.5401796641121</text:p>
          </table:table-cell>
          <table:table-cell office:value-type="float" office:value="0.200960218752449" calcext:value-type="float">
            <text:p>0.200960218752449</text:p>
          </table:table-cell>
          <table:table-cell office:value-type="float" office:value="26.6" calcext:value-type="float">
            <text:p>26.6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L</text:p>
          </table:table-cell>
          <table:table-cell office:value-type="float" office:value="5.0078125" calcext:value-type="float">
            <text:p>5.0078125</text:p>
          </table:table-cell>
          <table:table-cell office:value-type="float" office:value="7.60263156890869" calcext:value-type="float">
            <text:p>7.60263156890869</text:p>
          </table:table-cell>
          <table:table-cell office:value-type="float" office:value="36565.98" calcext:value-type="float">
            <text:p>36565.98</text:p>
          </table:table-cell>
          <table:table-cell office:value-type="float" office:value="22820.564" calcext:value-type="float">
            <text:p>22820.564</text:p>
          </table:table-cell>
          <table:table-cell office:value-type="float" office:value="1.18810641765594" calcext:value-type="float">
            <text:p>1.18810641765594</text:p>
          </table:table-cell>
          <table:table-cell office:value-type="float" office:value="0.697152018547058" calcext:value-type="float">
            <text:p>0.697152018547058</text:p>
          </table:table-cell>
          <table:table-cell office:value-type="float" office:value="8265" calcext:value-type="float">
            <text:p>8265</text:p>
          </table:table-cell>
          <table:table-cell office:value-type="float" office:value="2.00084611052266" calcext:value-type="float">
            <text:p>2.00084611052266</text:p>
          </table:table-cell>
          <table:table-cell office:value-type="float" office:value="0.458476672992658" calcext:value-type="float">
            <text:p>0.458476672992658</text:p>
          </table:table-cell>
          <table:table-cell table:number-columns-repeated="2" office:value-type="float" office:value="39.4" calcext:value-type="float">
            <text:p>39.4</text:p>
          </table:table-cell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P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5.80344724655151" calcext:value-type="float">
            <text:p>5.80344724655151</text:p>
          </table:table-cell>
          <table:table-cell office:value-type="float" office:value="16703.97" calcext:value-type="float">
            <text:p>16703.97</text:p>
          </table:table-cell>
          <table:table-cell office:value-type="float" office:value="9708.075" calcext:value-type="float">
            <text:p>9708.075</text:p>
          </table:table-cell>
          <table:table-cell office:value-type="float" office:value="1.29487144947052" calcext:value-type="float">
            <text:p>1.29487144947052</text:p>
          </table:table-cell>
          <table:table-cell office:value-type="float" office:value="0.583727717399597" calcext:value-type="float">
            <text:p>0.583727717399597</text:p>
          </table:table-cell>
          <table:table-cell office:value-type="float" office:value="5546" calcext:value-type="float">
            <text:p>5546</text:p>
          </table:table-cell>
          <table:table-cell office:value-type="float" office:value="1.62751921333491" calcext:value-type="float">
            <text:p>1.62751921333491</text:p>
          </table:table-cell>
          <table:table-cell office:value-type="float" office:value="0.201563023809545" calcext:value-type="float">
            <text:p>0.201563023809545</text:p>
          </table:table-cell>
          <table:table-cell table:number-columns-repeated="2" office:value-type="float" office:value="26.4" calcext:value-type="float">
            <text:p>26.4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R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6.51152801513672" calcext:value-type="float">
            <text:p>6.51152801513672</text:p>
          </table:table-cell>
          <table:table-cell office:value-type="float" office:value="11727.99" calcext:value-type="float">
            <text:p>11727.99</text:p>
          </table:table-cell>
          <table:table-cell office:value-type="float" office:value="7244.281" calcext:value-type="float">
            <text:p>7244.281</text:p>
          </table:table-cell>
          <table:table-cell office:value-type="float" office:value="1.18667244911194" calcext:value-type="float">
            <text:p>1.18667244911194</text:p>
          </table:table-cell>
          <table:table-cell office:value-type="float" office:value="0.680616140365601" calcext:value-type="float">
            <text:p>0.680616140365601</text:p>
          </table:table-cell>
          <table:table-cell office:value-type="float" office:value="3588" calcext:value-type="float">
            <text:p>3588</text:p>
          </table:table-cell>
          <table:table-cell office:value-type="float" office:value="1.86502938716375" calcext:value-type="float">
            <text:p>1.86502938716375</text:p>
          </table:table-cell>
          <table:table-cell office:value-type="float" office:value="0.356509214115067" calcext:value-type="float">
            <text:p>0.356509214115067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FI</text:p>
          </table:table-cell>
          <table:table-cell office:value-type="float" office:value="4.4453125" calcext:value-type="float">
            <text:p>4.4453125</text:p>
          </table:table-cell>
          <table:table-cell office:value-type="float" office:value="6.68730163574219" calcext:value-type="float">
            <text:p>6.68730163574219</text:p>
          </table:table-cell>
          <table:table-cell office:value-type="float" office:value="37944.86" calcext:value-type="float">
            <text:p>37944.86</text:p>
          </table:table-cell>
          <table:table-cell office:value-type="float" office:value="23061.501" calcext:value-type="float">
            <text:p>23061.501</text:p>
          </table:table-cell>
          <table:table-cell office:value-type="float" office:value="1.05391573905945" calcext:value-type="float">
            <text:p>1.05391573905945</text:p>
          </table:table-cell>
          <table:table-cell office:value-type="float" office:value="0.639374494552612" calcext:value-type="float">
            <text:p>0.639374494552612</text:p>
          </table:table-cell>
          <table:table-cell office:value-type="float" office:value="44400" calcext:value-type="float">
            <text:p>44400</text:p>
          </table:table-cell>
          <table:table-cell office:value-type="float" office:value="2.16389700489327" calcext:value-type="float">
            <text:p>2.16389700489327</text:p>
          </table:table-cell>
          <table:table-cell office:value-type="float" office:value="0.457121480253485" calcext:value-type="float">
            <text:p>0.457121480253485</text:p>
          </table:table-cell>
          <table:table-cell office:value-type="float" office:value="40.5" calcext:value-type="float">
            <text:p>40.5</text:p>
          </table:table-cell>
          <table:table-cell office:value-type="float" office:value="39.8" calcext:value-type="float">
            <text:p>39.8</text:p>
          </table:table-cell>
          <table:table-cell office:value-type="float" office:value="26.4" calcext:value-type="float">
            <text:p>2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FS</text:p>
          </table:table-cell>
          <table:table-cell office:value-type="float" office:value="1.4921875" calcext:value-type="float">
            <text:p>1.4921875</text:p>
          </table:table-cell>
          <table:table-cell office:value-type="float" office:value="6.70820379257202" calcext:value-type="float">
            <text:p>6.70820379257202</text:p>
          </table:table-cell>
          <table:table-cell office:value-type="float" office:value="13363.11" calcext:value-type="float">
            <text:p>13363.11</text:p>
          </table:table-cell>
          <table:table-cell office:value-type="float" office:value="8037.575" calcext:value-type="float">
            <text:p>8037.575</text:p>
          </table:table-cell>
          <table:table-cell office:value-type="float" office:value="1.11876583099365" calcext:value-type="float">
            <text:p>1.11876583099365</text:p>
          </table:table-cell>
          <table:table-cell office:value-type="float" office:value="0.631154656410217" calcext:value-type="float">
            <text:p>0.631154656410217</text:p>
          </table:table-cell>
          <table:table-cell office:value-type="float" office:value="216" calcext:value-type="float">
            <text:p>216</text:p>
          </table:table-cell>
          <table:table-cell office:value-type="float" office:value="1.55629304837901" calcext:value-type="float">
            <text:p>1.55629304837901</text:p>
          </table:table-cell>
          <table:table-cell office:value-type="float" office:value="0.115039363869526" calcext:value-type="float">
            <text:p>0.115039363869526</text:p>
          </table:table-cell>
          <table:table-cell office:value-type="float" office:value="14.1" calcext:value-type="float">
            <text:p>14.1</text:p>
          </table:table-cell>
          <table:table-cell office:value-type="float" office:value="27.8" calcext:value-type="float">
            <text:p>27.8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4.96789693832397" calcext:value-type="float">
            <text:p>4.96789693832397</text:p>
          </table:table-cell>
          <table:table-cell office:value-type="float" office:value="6158.46" calcext:value-type="float">
            <text:p>6158.46</text:p>
          </table:table-cell>
          <table:table-cell office:value-type="float" office:value="3488.263" calcext:value-type="float">
            <text:p>3488.263</text:p>
          </table:table-cell>
          <table:table-cell office:value-type="float" office:value="1.01991105079651" calcext:value-type="float">
            <text:p>1.01991105079651</text:p>
          </table:table-cell>
          <table:table-cell office:value-type="float" office:value="0.508991956710815" calcext:value-type="float">
            <text:p>0.508991956710815</text:p>
          </table:table-cell>
          <table:table-cell office:value-type="float" office:value="1148" calcext:value-type="float">
            <text:p>1148</text:p>
          </table:table-cell>
          <table:table-cell office:value-type="float" office:value="1.51567225242229" calcext:value-type="float">
            <text:p>1.51567225242229</text:p>
          </table:table-cell>
          <table:table-cell office:value-type="float" office:value="0.0928848881529786" calcext:value-type="float">
            <text:p>0.092884888152979</text:p>
          </table:table-cell>
          <table:table-cell office:value-type="float" office:value="13.3" calcext:value-type="float">
            <text:p>13.3</text:p>
          </table:table-cell>
          <table:table-cell office:value-type="float" office:value="14.4" calcext:value-type="float">
            <text:p>14.4</text:p>
          </table:table-cell>
          <table:table-cell office:value-type="float" office:value="34.2" calcext:value-type="float">
            <text:p>3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OR</text:p>
          </table:table-cell>
          <table:table-cell office:value-type="float" office:value="6.2734375" calcext:value-type="float">
            <text:p>6.2734375</text:p>
          </table:table-cell>
          <table:table-cell office:value-type="float" office:value="6.97710561752319" calcext:value-type="float">
            <text:p>6.97710561752319</text:p>
          </table:table-cell>
          <table:table-cell office:value-type="float" office:value="18198.74" calcext:value-type="float">
            <text:p>18198.74</text:p>
          </table:table-cell>
          <table:table-cell office:value-type="float" office:value="12127.357" calcext:value-type="float">
            <text:p>12127.357</text:p>
          </table:table-cell>
          <table:table-cell office:value-type="float" office:value="1.24188423156738" calcext:value-type="float">
            <text:p>1.24188423156738</text:p>
          </table:table-cell>
          <table:table-cell office:value-type="float" office:value="0.688076615333557" calcext:value-type="float">
            <text:p>0.688076615333557</text:p>
          </table:table-cell>
          <table:table-cell office:value-type="float" office:value="25420" calcext:value-type="float">
            <text:p>25420</text:p>
          </table:table-cell>
          <table:table-cell office:value-type="float" office:value="2.76269530864567" calcext:value-type="float">
            <text:p>2.76269530864567</text:p>
          </table:table-cell>
          <table:table-cell office:value-type="float" office:value="0.771875377293807" calcext:value-type="float">
            <text:p>0.771875377293807</text:p>
          </table:table-cell>
          <table:table-cell office:value-type="float" office:value="35.3" calcext:value-type="float">
            <text:p>35.3</text:p>
          </table:table-cell>
          <table:table-cell office:value-type="float" office:value="39.9" calcext:value-type="float">
            <text:p>39.9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OZ</text:p>
          </table:table-cell>
          <table:table-cell office:value-type="float" office:value="7.3984375" calcext:value-type="float">
            <text:p>7.3984375</text:p>
          </table:table-cell>
          <table:table-cell office:value-type="float" office:value="9.97196006774902" calcext:value-type="float">
            <text:p>9.97196006774902</text:p>
          </table:table-cell>
          <table:table-cell office:value-type="float" office:value="38751.31" calcext:value-type="float">
            <text:p>38751.31</text:p>
          </table:table-cell>
          <table:table-cell office:value-type="float" office:value="25226.865" calcext:value-type="float">
            <text:p>25226.865</text:p>
          </table:table-cell>
          <table:table-cell office:value-type="float" office:value="1.22489523887634" calcext:value-type="float">
            <text:p>1.22489523887634</text:p>
          </table:table-cell>
          <table:table-cell office:value-type="float" office:value="0.733166396617889" calcext:value-type="float">
            <text:p>0.733166396617889</text:p>
          </table:table-cell>
          <table:table-cell office:value-type="float" office:value="122148" calcext:value-type="float">
            <text:p>122148</text:p>
          </table:table-cell>
          <table:table-cell office:value-type="float" office:value="3.72561798828328" calcext:value-type="float">
            <text:p>3.72561798828328</text:p>
          </table:table-cell>
          <table:table-cell office:value-type="float" office:value="1.20714329980553" calcext:value-type="float">
            <text:p>1.20714329980553</text:p>
          </table:table-cell>
          <table:table-cell office:value-type="float" office:value="62.8" calcext:value-type="float">
            <text:p>62.8</text:p>
          </table:table-cell>
          <table:table-cell office:value-type="float" office:value="52.9" calcext:value-type="float">
            <text:p>52.9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RE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6.352952003479" calcext:value-type="float">
            <text:p>6.352952003479</text:p>
          </table:table-cell>
          <table:table-cell office:value-type="float" office:value="17254.19" calcext:value-type="float">
            <text:p>17254.19</text:p>
          </table:table-cell>
          <table:table-cell office:value-type="float" office:value="9041.004" calcext:value-type="float">
            <text:p>9041.004</text:p>
          </table:table-cell>
          <table:table-cell office:value-type="float" office:value="1.06831204891205" calcext:value-type="float">
            <text:p>1.06831204891205</text:p>
          </table:table-cell>
          <table:table-cell office:value-type="float" office:value="0.636606156826019" calcext:value-type="float">
            <text:p>0.636606156826019</text:p>
          </table:table-cell>
          <table:table-cell office:value-type="float" office:value="1596" calcext:value-type="float">
            <text:p>1596</text:p>
          </table:table-cell>
          <table:table-cell office:value-type="float" office:value="1.51355545903745" calcext:value-type="float">
            <text:p>1.51355545903745</text:p>
          </table:table-cell>
          <table:table-cell office:value-type="float" office:value="0.111200289272039" calcext:value-type="float">
            <text:p>0.111200289272039</text:p>
          </table:table-cell>
          <table:table-cell office:value-type="float" office:value="15.3" calcext:value-type="float">
            <text:p>15.3</text:p>
          </table:table-cell>
          <table:table-cell office:value-type="float" office:value="29.3" calcext:value-type="float">
            <text:p>29.3</text:p>
          </table:table-cell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SE</text:p>
          </table:table-cell>
          <table:table-cell office:value-type="float" office:value="6.4140625" calcext:value-type="float">
            <text:p>6.4140625</text:p>
          </table:table-cell>
          <table:table-cell office:value-type="float" office:value="7.10211277008057" calcext:value-type="float">
            <text:p>7.10211277008057</text:p>
          </table:table-cell>
          <table:table-cell office:value-type="float" office:value="43172.09" calcext:value-type="float">
            <text:p>43172.09</text:p>
          </table:table-cell>
          <table:table-cell office:value-type="float" office:value="29975.59" calcext:value-type="float">
            <text:p>29975.59</text:p>
          </table:table-cell>
          <table:table-cell office:value-type="float" office:value="1.20750188827515" calcext:value-type="float">
            <text:p>1.20750188827515</text:p>
          </table:table-cell>
          <table:table-cell office:value-type="float" office:value="0.742039918899536" calcext:value-type="float">
            <text:p>0.742039918899536</text:p>
          </table:table-cell>
          <table:table-cell office:value-type="float" office:value="92160" calcext:value-type="float">
            <text:p>92160</text:p>
          </table:table-cell>
          <table:table-cell office:value-type="float" office:value="1.63821331580527" calcext:value-type="float">
            <text:p>1.63821331580527</text:p>
          </table:table-cell>
          <table:table-cell office:value-type="float" office:value="0.185369116341644" calcext:value-type="float">
            <text:p>0.185369116341644</text:p>
          </table:table-cell>
          <table:table-cell table:number-columns-repeated="2" office:value-type="float" office:value="36.3" calcext:value-type="float">
            <text:p>36.3</text:p>
          </table:table-cell>
          <table:table-cell office:value-type="float" office:value="39.7" calcext:value-type="float">
            <text:p>3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SO</text:p>
          </table:table-cell>
          <table:table-cell office:value-type="float" office:value="1.9140625" calcext:value-type="float">
            <text:p>1.9140625</text:p>
          </table:table-cell>
          <table:table-cell office:value-type="float" office:value="9.89747428894043" calcext:value-type="float">
            <text:p>9.89747428894043</text:p>
          </table:table-cell>
          <table:table-cell office:value-type="float" office:value="36628.14" calcext:value-type="float">
            <text:p>36628.14</text:p>
          </table:table-cell>
          <table:table-cell office:value-type="float" office:value="22762.127" calcext:value-type="float">
            <text:p>22762.127</text:p>
          </table:table-cell>
          <table:table-cell office:value-type="float" office:value="1.14338266849518" calcext:value-type="float">
            <text:p>1.14338266849518</text:p>
          </table:table-cell>
          <table:table-cell office:value-type="float" office:value="0.761864721775055" calcext:value-type="float">
            <text:p>0.761864721775055</text:p>
          </table:table-cell>
          <table:table-cell office:value-type="float" office:value="3038" calcext:value-type="float">
            <text:p>3038</text:p>
          </table:table-cell>
          <table:table-cell office:value-type="float" office:value="1.61777738177068" calcext:value-type="float">
            <text:p>1.61777738177068</text:p>
          </table:table-cell>
          <table:table-cell office:value-type="float" office:value="0.210815137471279" calcext:value-type="float">
            <text:p>0.210815137471279</text:p>
          </table:table-cell>
          <table:table-cell office:value-type="float" office:value="34.7" calcext:value-type="float">
            <text:p>34.7</text:p>
          </table:table-cell>
          <table:table-cell office:value-type="float" office:value="30.1" calcext:value-type="float">
            <text:p>30.1</text:p>
          </table:table-cell>
          <table:table-cell office:value-type="float" office:value="39.3" calcext:value-type="float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TF</text:p>
          </table:table-cell>
          <table:table-cell office:value-type="float" office:value="4.0234375" calcext:value-type="float">
            <text:p>4.0234375</text:p>
          </table:table-cell>
          <table:table-cell office:value-type="float" office:value="6.33087635040283" calcext:value-type="float">
            <text:p>6.33087635040283</text:p>
          </table:table-cell>
          <table:table-cell office:value-type="float" office:value="16791.64" calcext:value-type="float">
            <text:p>16791.64</text:p>
          </table:table-cell>
          <table:table-cell office:value-type="float" office:value="8105.425" calcext:value-type="float">
            <text:p>8105.425</text:p>
          </table:table-cell>
          <table:table-cell office:value-type="float" office:value="0.955647826194763" calcext:value-type="float">
            <text:p>0.955647826194763</text:p>
          </table:table-cell>
          <table:table-cell office:value-type="float" office:value="0.623817205429077" calcext:value-type="float">
            <text:p>0.623817205429077</text:p>
          </table:table-cell>
          <table:table-cell office:value-type="float" office:value="5256" calcext:value-type="float">
            <text:p>5256</text:p>
          </table:table-cell>
          <table:table-cell office:value-type="float" office:value="3.22373609475837" calcext:value-type="float">
            <text:p>3.22373609475837</text:p>
          </table:table-cell>
          <table:table-cell office:value-type="float" office:value="1.2928713468493" calcext:value-type="float">
            <text:p>1.2928713468493</text:p>
          </table:table-cell>
          <table:table-cell office:value-type="float" office:value="19.6" calcext:value-type="float">
            <text:p>19.6</text:p>
          </table:table-cell>
          <table:table-cell office:value-type="float" office:value="59.6" calcext:value-type="float">
            <text:p>59.6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TN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7.34574747085571" calcext:value-type="float">
            <text:p>7.34574747085571</text:p>
          </table:table-cell>
          <table:table-cell office:value-type="float" office:value="52514.84" calcext:value-type="float">
            <text:p>52514.84</text:p>
          </table:table-cell>
          <table:table-cell office:value-type="float" office:value="34556.555" calcext:value-type="float">
            <text:p>34556.555</text:p>
          </table:table-cell>
          <table:table-cell office:value-type="float" office:value="1.44673597812653" calcext:value-type="float">
            <text:p>1.44673597812653</text:p>
          </table:table-cell>
          <table:table-cell office:value-type="float" office:value="0.68533182144165" calcext:value-type="float">
            <text:p>0.68533182144165</text:p>
          </table:table-cell>
          <table:table-cell office:value-type="float" office:value="45276" calcext:value-type="float">
            <text:p>45276</text:p>
          </table:table-cell>
          <table:table-cell office:value-type="float" office:value="1.54345838321604" calcext:value-type="float">
            <text:p>1.54345838321604</text:p>
          </table:table-cell>
          <table:table-cell office:value-type="float" office:value="0.158210093738639" calcext:value-type="float">
            <text:p>0.158210093738639</text:p>
          </table:table-cell>
          <table:table-cell table:number-columns-repeated="2" office:value-type="float" office:value="39.6" calcext:value-type="float">
            <text:p>39.6</text:p>
          </table:table-cell>
          <table:table-cell office:value-type="float" office:value="39.4" calcext:value-type="float">
            <text:p>3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TT</text:p>
          </table:table-cell>
          <table:table-cell office:value-type="float" office:value="1.4921875" calcext:value-type="float">
            <text:p>1.4921875</text:p>
          </table:table-cell>
          <table:table-cell office:value-type="float" office:value="7.01141881942749" calcext:value-type="float">
            <text:p>7.01141881942749</text:p>
          </table:table-cell>
          <table:table-cell office:value-type="float" office:value="9011.14" calcext:value-type="float">
            <text:p>9011.14</text:p>
          </table:table-cell>
          <table:table-cell office:value-type="float" office:value="4866.315" calcext:value-type="float">
            <text:p>4866.315</text:p>
          </table:table-cell>
          <table:table-cell office:value-type="float" office:value="1.00719106197357" calcext:value-type="float">
            <text:p>1.00719106197357</text:p>
          </table:table-cell>
          <table:table-cell office:value-type="float" office:value="0.55059951543808" calcext:value-type="float">
            <text:p>0.55059951543808</text:p>
          </table:table-cell>
          <table:table-cell office:value-type="float" office:value="20178" calcext:value-type="float">
            <text:p>20178</text:p>
          </table:table-cell>
          <table:table-cell office:value-type="float" office:value="1.89549046950657" calcext:value-type="float">
            <text:p>1.89549046950657</text:p>
          </table:table-cell>
          <table:table-cell office:value-type="float" office:value="0.205905313272865" calcext:value-type="float">
            <text:p>0.205905313272865</text:p>
          </table:table-cell>
          <table:table-cell office:value-type="float" office:value="9.5" calcext:value-type="float">
            <text:p>9.5</text:p>
          </table:table-cell>
          <table:table-cell office:value-type="float" office:value="43.1" calcext:value-type="float">
            <text:p>43.1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TW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6.02992534637451" calcext:value-type="float">
            <text:p>6.02992534637451</text:p>
          </table:table-cell>
          <table:table-cell office:value-type="float" office:value="10555.09" calcext:value-type="float">
            <text:p>10555.09</text:p>
          </table:table-cell>
          <table:table-cell office:value-type="float" office:value="5768.893" calcext:value-type="float">
            <text:p>5768.893</text:p>
          </table:table-cell>
          <table:table-cell office:value-type="float" office:value="1.01147627830505" calcext:value-type="float">
            <text:p>1.01147627830505</text:p>
          </table:table-cell>
          <table:table-cell office:value-type="float" office:value="0.643195629119873" calcext:value-type="float">
            <text:p>0.643195629119873</text:p>
          </table:table-cell>
          <table:table-cell office:value-type="float" office:value="2964" calcext:value-type="float">
            <text:p>2964</text:p>
          </table:table-cell>
          <table:table-cell office:value-type="float" office:value="2.03301282965011" calcext:value-type="float">
            <text:p>2.03301282965011</text:p>
          </table:table-cell>
          <table:table-cell office:value-type="float" office:value="0.620199008498628" calcext:value-type="float">
            <text:p>0.620199008498628</text:p>
          </table:table-cell>
          <table:table-cell office:value-type="float" office:value="51.3" calcext:value-type="float">
            <text:p>51.3</text:p>
          </table:table-cell>
          <table:table-cell office:value-type="float" office:value="9.5" calcext:value-type="float">
            <text:p>9.5</text:p>
          </table:table-cell>
          <table:table-cell office:value-type="float" office:value="22.7" calcext:value-type="float">
            <text:p>2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VY</text:p>
          </table:table-cell>
          <table:table-cell office:value-type="float" office:value="1.4921875" calcext:value-type="float">
            <text:p>1.4921875</text:p>
          </table:table-cell>
          <table:table-cell office:value-type="float" office:value="3.69323682785034" calcext:value-type="float">
            <text:p>3.69323682785034</text:p>
          </table:table-cell>
          <table:table-cell office:value-type="float" office:value="4483.26" calcext:value-type="float">
            <text:p>4483.26</text:p>
          </table:table-cell>
          <table:table-cell office:value-type="float" office:value="1829.075" calcext:value-type="float">
            <text:p>1829.075</text:p>
          </table:table-cell>
          <table:table-cell office:value-type="float" office:value="0.768424928188324" calcext:value-type="float">
            <text:p>0.768424928188324</text:p>
          </table:table-cell>
          <table:table-cell office:value-type="float" office:value="0.389366954565048" calcext:value-type="float">
            <text:p>0.389366954565048</text:p>
          </table:table-cell>
          <table:table-cell office:value-type="float" office:value="330" calcext:value-type="float">
            <text:p>330</text:p>
          </table:table-cell>
          <table:table-cell office:value-type="float" office:value="1.51564919642784" calcext:value-type="float">
            <text:p>1.51564919642784</text:p>
          </table:table-cell>
          <table:table-cell office:value-type="float" office:value="0.103080798416883" calcext:value-type="float">
            <text:p>0.103080798416883</text:p>
          </table:table-cell>
          <table:table-cell office:value-type="float" office:value="9.8" calcext:value-type="float">
            <text:p>9.8</text:p>
          </table:table-cell>
          <table:table-cell office:value-type="float" office:value="15.7" calcext:value-type="float">
            <text:p>15.7</text:p>
          </table:table-cell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WF</text:p>
          </table:table-cell>
          <table:table-cell office:value-type="float" office:value="4.0234375" calcext:value-type="float">
            <text:p>4.0234375</text:p>
          </table:table-cell>
          <table:table-cell office:value-type="float" office:value="10.3865299224854" calcext:value-type="float">
            <text:p>10.3865299224854</text:p>
          </table:table-cell>
          <table:table-cell office:value-type="float" office:value="536643.18" calcext:value-type="float">
            <text:p>536643.18</text:p>
          </table:table-cell>
          <table:table-cell office:value-type="float" office:value="403993.799" calcext:value-type="float">
            <text:p>403993.799</text:p>
          </table:table-cell>
          <table:table-cell office:value-type="float" office:value="1.33997857570648" calcext:value-type="float">
            <text:p>1.33997857570648</text:p>
          </table:table-cell>
          <table:table-cell office:value-type="float" office:value="0.695423483848572" calcext:value-type="float">
            <text:p>0.695423483848572</text:p>
          </table:table-cell>
          <table:table-cell office:value-type="float" office:value="484295" calcext:value-type="float">
            <text:p>484295</text:p>
          </table:table-cell>
          <table:table-cell office:value-type="float" office:value="1.43000363696312" calcext:value-type="float">
            <text:p>1.43000363696312</text:p>
          </table:table-cell>
          <table:table-cell office:value-type="float" office:value="0.136214261011823" calcext:value-type="float">
            <text:p>0.136214261011823</text:p>
          </table:table-cell>
          <table:table-cell table:number-columns-repeated="2" office:value-type="float" office:value="88.3" calcext:value-type="float">
            <text:p>88.3</text:p>
          </table:table-cell>
          <table:table-cell office:value-type="float" office:value="88.1" calcext:value-type="float">
            <text:p>8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WW</text:p>
          </table:table-cell>
          <table:table-cell office:value-type="float" office:value="2.4765625" calcext:value-type="float">
            <text:p>2.4765625</text:p>
          </table:table-cell>
          <table:table-cell office:value-type="float" office:value="9.64986991882324" calcext:value-type="float">
            <text:p>9.64986991882324</text:p>
          </table:table-cell>
          <table:table-cell office:value-type="float" office:value="29136.82" calcext:value-type="float">
            <text:p>29136.82</text:p>
          </table:table-cell>
          <table:table-cell office:value-type="float" office:value="19716.027" calcext:value-type="float">
            <text:p>19716.027</text:p>
          </table:table-cell>
          <table:table-cell office:value-type="float" office:value="1.23639011383057" calcext:value-type="float">
            <text:p>1.23639011383057</text:p>
          </table:table-cell>
          <table:table-cell office:value-type="float" office:value="0.804548859596252" calcext:value-type="float">
            <text:p>0.804548859596252</text:p>
          </table:table-cell>
          <table:table-cell office:value-type="float" office:value="8910" calcext:value-type="float">
            <text:p>8910</text:p>
          </table:table-cell>
          <table:table-cell office:value-type="float" office:value="1.37243627751148" calcext:value-type="float">
            <text:p>1.37243627751148</text:p>
          </table:table-cell>
          <table:table-cell office:value-type="float" office:value="0.111837897354583" calcext:value-type="float">
            <text:p>0.111837897354583</text:p>
          </table:table-cell>
          <table:table-cell office:value-type="float" office:value="29.1" calcext:value-type="float">
            <text:p>29.1</text:p>
          </table:table-cell>
          <table:table-cell office:value-type="float" office:value="24" calcext:value-type="float">
            <text:p>24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AB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5" calcext:value-type="float">
            <text:p>5</text:p>
          </table:table-cell>
          <table:table-cell office:value-type="float" office:value="3787.08" calcext:value-type="float">
            <text:p>3787.08</text:p>
          </table:table-cell>
          <table:table-cell office:value-type="float" office:value="2331.493" calcext:value-type="float">
            <text:p>2331.493</text:p>
          </table:table-cell>
          <table:table-cell office:value-type="float" office:value="1.05647575855255" calcext:value-type="float">
            <text:p>1.05647575855255</text:p>
          </table:table-cell>
          <table:table-cell office:value-type="float" office:value="0.523249626159668" calcext:value-type="float">
            <text:p>0.523249626159668</text:p>
          </table:table-cell>
          <table:table-cell office:value-type="float" office:value="168" calcext:value-type="float">
            <text:p>168</text:p>
          </table:table-cell>
          <table:table-cell office:value-type="float" office:value="1.46026093812408" calcext:value-type="float">
            <text:p>1.46026093812408</text:p>
          </table:table-cell>
          <table:table-cell office:value-type="float" office:value="0.208373641695324" calcext:value-type="float">
            <text:p>0.208373641695324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AT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5.29905652999878" calcext:value-type="float">
            <text:p>5.29905652999878</text:p>
          </table:table-cell>
          <table:table-cell office:value-type="float" office:value="7428.42" calcext:value-type="float">
            <text:p>7428.42</text:p>
          </table:table-cell>
          <table:table-cell office:value-type="float" office:value="5414.584" calcext:value-type="float">
            <text:p>5414.584</text:p>
          </table:table-cell>
          <table:table-cell office:value-type="float" office:value="1.25930535793304" calcext:value-type="float">
            <text:p>1.25930535793304</text:p>
          </table:table-cell>
          <table:table-cell office:value-type="float" office:value="0.613161325454712" calcext:value-type="float">
            <text:p>0.613161325454712</text:p>
          </table:table-cell>
          <table:table-cell office:value-type="float" office:value="20574" calcext:value-type="float">
            <text:p>20574</text:p>
          </table:table-cell>
          <table:table-cell office:value-type="float" office:value="2.68015945655802" calcext:value-type="float">
            <text:p>2.68015945655802</text:p>
          </table:table-cell>
          <table:table-cell office:value-type="float" office:value="0.616877322564786" calcext:value-type="float">
            <text:p>0.616877322564786</text:p>
          </table:table-cell>
          <table:table-cell office:value-type="float" office:value="26.7" calcext:value-type="float">
            <text:p>26.7</text:p>
          </table:table-cell>
          <table:table-cell office:value-type="float" office:value="26.4" calcext:value-type="float">
            <text:p>26.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ES</text:p>
          </table:table-cell>
          <table:table-cell office:value-type="float" office:value="2.1953125" calcext:value-type="float">
            <text:p>2.1953125</text:p>
          </table:table-cell>
          <table:table-cell office:value-type="float" office:value="6.93685817718506" calcext:value-type="float">
            <text:p>6.93685817718506</text:p>
          </table:table-cell>
          <table:table-cell office:value-type="float" office:value="50903.07" calcext:value-type="float">
            <text:p>50903.07</text:p>
          </table:table-cell>
          <table:table-cell office:value-type="float" office:value="34903.19" calcext:value-type="float">
            <text:p>34903.19</text:p>
          </table:table-cell>
          <table:table-cell office:value-type="float" office:value="1.27295577526093" calcext:value-type="float">
            <text:p>1.27295577526093</text:p>
          </table:table-cell>
          <table:table-cell office:value-type="float" office:value="0.732129454612732" calcext:value-type="float">
            <text:p>0.732129454612732</text:p>
          </table:table-cell>
          <table:table-cell office:value-type="float" office:value="30345" calcext:value-type="float">
            <text:p>30345</text:p>
          </table:table-cell>
          <table:table-cell office:value-type="float" office:value="1.70737281905316" calcext:value-type="float">
            <text:p>1.70737281905316</text:p>
          </table:table-cell>
          <table:table-cell office:value-type="float" office:value="0.210303686198751" calcext:value-type="float">
            <text:p>0.210303686198751</text:p>
          </table:table-cell>
          <table:table-cell office:value-type="float" office:value="51.2" calcext:value-type="float">
            <text:p>51.2</text:p>
          </table:table-cell>
          <table:table-cell office:value-type="float" office:value="26.8" calcext:value-type="float">
            <text:p>26.8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ON</text:p>
          </table:table-cell>
          <table:table-cell office:value-type="float" office:value="2.1953125" calcext:value-type="float">
            <text:p>2.1953125</text:p>
          </table:table-cell>
          <table:table-cell office:value-type="float" office:value="6.5176682472229" calcext:value-type="float">
            <text:p>6.5176682472229</text:p>
          </table:table-cell>
          <table:table-cell office:value-type="float" office:value="32024.82" calcext:value-type="float">
            <text:p>32024.82</text:p>
          </table:table-cell>
          <table:table-cell office:value-type="float" office:value="19782.11" calcext:value-type="float">
            <text:p>19782.11</text:p>
          </table:table-cell>
          <table:table-cell office:value-type="float" office:value="1.25623047351837" calcext:value-type="float">
            <text:p>1.25623047351837</text:p>
          </table:table-cell>
          <table:table-cell office:value-type="float" office:value="0.572311520576477" calcext:value-type="float">
            <text:p>0.572311520576477</text:p>
          </table:table-cell>
          <table:table-cell office:value-type="float" office:value="18724" calcext:value-type="float">
            <text:p>18724</text:p>
          </table:table-cell>
          <table:table-cell office:value-type="float" office:value="1.98430326986018" calcext:value-type="float">
            <text:p>1.98430326986018</text:p>
          </table:table-cell>
          <table:table-cell office:value-type="float" office:value="0.440251579186284" calcext:value-type="float">
            <text:p>0.440251579186284</text:p>
          </table:table-cell>
          <table:table-cell office:value-type="float" office:value="44.8" calcext:value-type="float">
            <text:p>44.8</text:p>
          </table:table-cell>
          <table:table-cell office:value-type="float" office:value="30.4" calcext:value-type="float">
            <text:p>30.4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PO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4.18090915679932" calcext:value-type="float">
            <text:p>4.18090915679932</text:p>
          </table:table-cell>
          <table:table-cell office:value-type="float" office:value="2077.63" calcext:value-type="float">
            <text:p>2077.63</text:p>
          </table:table-cell>
          <table:table-cell office:value-type="float" office:value="1038.381" calcext:value-type="float">
            <text:p>1038.381</text:p>
          </table:table-cell>
          <table:table-cell office:value-type="float" office:value="0.94663542509079" calcext:value-type="float">
            <text:p>0.94663542509079</text:p>
          </table:table-cell>
          <table:table-cell office:value-type="float" office:value="0.45891934633255" calcext:value-type="float">
            <text:p>0.45891934633255</text:p>
          </table:table-cell>
          <table:table-cell office:value-type="float" office:value="714" calcext:value-type="float">
            <text:p>714</text:p>
          </table:table-cell>
          <table:table-cell office:value-type="float" office:value="2.35903511744243" calcext:value-type="float">
            <text:p>2.35903511744243</text:p>
          </table:table-cell>
          <table:table-cell office:value-type="float" office:value="0.719980960991125" calcext:value-type="float">
            <text:p>0.719980960991125</text:p>
          </table:table-cell>
          <table:table-cell office:value-type="float" office:value="15.9" calcext:value-type="float">
            <text:p>15.9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PT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10.1390333175659" calcext:value-type="float">
            <text:p>10.1390333175659</text:p>
          </table:table-cell>
          <table:table-cell office:value-type="float" office:value="14175.03" calcext:value-type="float">
            <text:p>14175.03</text:p>
          </table:table-cell>
          <table:table-cell office:value-type="float" office:value="11321.988" calcext:value-type="float">
            <text:p>11321.988</text:p>
          </table:table-cell>
          <table:table-cell office:value-type="float" office:value="1.41210353374481" calcext:value-type="float">
            <text:p>1.41210353374481</text:p>
          </table:table-cell>
          <table:table-cell office:value-type="float" office:value="0.846283197402954" calcext:value-type="float">
            <text:p>0.846283197402954</text:p>
          </table:table-cell>
          <table:table-cell office:value-type="float" office:value="8034" calcext:value-type="float">
            <text:p>8034</text:p>
          </table:table-cell>
          <table:table-cell office:value-type="float" office:value="1.51984950292143" calcext:value-type="float">
            <text:p>1.51984950292143</text:p>
          </table:table-cell>
          <table:table-cell office:value-type="float" office:value="0.14949851101166" calcext:value-type="float">
            <text:p>0.14949851101166</text:p>
          </table:table-cell>
          <table:table-cell table:number-columns-repeated="2" office:value-type="float" office:value="26.5" calcext:value-type="float">
            <text:p>26.5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SI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4.02988815307617" calcext:value-type="float">
            <text:p>4.02988815307617</text:p>
          </table:table-cell>
          <table:table-cell office:value-type="float" office:value="4300.33" calcext:value-type="float">
            <text:p>4300.33</text:p>
          </table:table-cell>
          <table:table-cell office:value-type="float" office:value="2261.67" calcext:value-type="float">
            <text:p>2261.67</text:p>
          </table:table-cell>
          <table:table-cell office:value-type="float" office:value="0.972105145454407" calcext:value-type="float">
            <text:p>0.972105145454407</text:p>
          </table:table-cell>
          <table:table-cell office:value-type="float" office:value="0.45599177479744" calcext:value-type="float">
            <text:p>0.45599177479744</text:p>
          </table:table-cell>
          <table:table-cell office:value-type="float" office:value="264" calcext:value-type="float">
            <text:p>264</text:p>
          </table:table-cell>
          <table:table-cell office:value-type="float" office:value="1.95472482117951" calcext:value-type="float">
            <text:p>1.95472482117951</text:p>
          </table:table-cell>
          <table:table-cell office:value-type="float" office:value="0.418629637673964" calcext:value-type="float">
            <text:p>0.418629637673964</text:p>
          </table:table-cell>
          <table:table-cell office:value-type="float" office:value="28.4" calcext:value-type="float">
            <text:p>28.4</text:p>
          </table:table-cell>
          <table:table-cell office:value-type="float" office:value="9.5" calcext:value-type="float">
            <text:p>9.5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BW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9.23904705047607" calcext:value-type="float">
            <text:p>9.23904705047607</text:p>
          </table:table-cell>
          <table:table-cell office:value-type="float" office:value="30689.89" calcext:value-type="float">
            <text:p>30689.89</text:p>
          </table:table-cell>
          <table:table-cell office:value-type="float" office:value="28703.811" calcext:value-type="float">
            <text:p>28703.811</text:p>
          </table:table-cell>
          <table:table-cell office:value-type="float" office:value="1.67392456531525" calcext:value-type="float">
            <text:p>1.67392456531525</text:p>
          </table:table-cell>
          <table:table-cell office:value-type="float" office:value="1.03719258308411" calcext:value-type="float">
            <text:p>1.03719258308411</text:p>
          </table:table-cell>
          <table:table-cell office:value-type="float" office:value="15288" calcext:value-type="float">
            <text:p>15288</text:p>
          </table:table-cell>
          <table:table-cell office:value-type="float" office:value="1.30782564444299" calcext:value-type="float">
            <text:p>1.30782564444299</text:p>
          </table:table-cell>
          <table:table-cell office:value-type="float" office:value="0.0905743966457692" calcext:value-type="float">
            <text:p>0.090574396645769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float" office:value="60.5" calcext:value-type="float">
            <text:p>6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float" office:value="6.5546875" calcext:value-type="float">
            <text:p>6.5546875</text:p>
          </table:table-cell>
          <table:table-cell office:value-type="float" office:value="6.94550228118897" calcext:value-type="float">
            <text:p>6.94550228118897</text:p>
          </table:table-cell>
          <table:table-cell office:value-type="float" office:value="6430.57" calcext:value-type="float">
            <text:p>6430.57</text:p>
          </table:table-cell>
          <table:table-cell office:value-type="float" office:value="4437.781" calcext:value-type="float">
            <text:p>4437.781</text:p>
          </table:table-cell>
          <table:table-cell office:value-type="float" office:value="1.25790584087372" calcext:value-type="float">
            <text:p>1.25790584087372</text:p>
          </table:table-cell>
          <table:table-cell office:value-type="float" office:value="0.802225530147553" calcext:value-type="float">
            <text:p>0.802225530147553</text:p>
          </table:table-cell>
          <table:table-cell office:value-type="float" office:value="6042" calcext:value-type="float">
            <text:p>6042</text:p>
          </table:table-cell>
          <table:table-cell office:value-type="float" office:value="2.16496680051323" calcext:value-type="float">
            <text:p>2.16496680051323</text:p>
          </table:table-cell>
          <table:table-cell office:value-type="float" office:value="0.519607513679877" calcext:value-type="float">
            <text:p>0.519607513679877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.6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KO</text:p>
          </table:table-cell>
          <table:table-cell office:value-type="float" office:value="5.8515625" calcext:value-type="float">
            <text:p>5.8515625</text:p>
          </table:table-cell>
          <table:table-cell office:value-type="float" office:value="6.66033029556274" calcext:value-type="float">
            <text:p>6.66033029556274</text:p>
          </table:table-cell>
          <table:table-cell office:value-type="float" office:value="26132.24" calcext:value-type="float">
            <text:p>26132.24</text:p>
          </table:table-cell>
          <table:table-cell office:value-type="float" office:value="17093.946" calcext:value-type="float">
            <text:p>17093.946</text:p>
          </table:table-cell>
          <table:table-cell office:value-type="float" office:value="1.15996181964874" calcext:value-type="float">
            <text:p>1.15996181964874</text:p>
          </table:table-cell>
          <table:table-cell office:value-type="float" office:value="0.755835354328156" calcext:value-type="float">
            <text:p>0.755835354328156</text:p>
          </table:table-cell>
          <table:table-cell office:value-type="float" office:value="54810" calcext:value-type="float">
            <text:p>54810</text:p>
          </table:table-cell>
          <table:table-cell office:value-type="float" office:value="2.05120177700111" calcext:value-type="float">
            <text:p>2.05120177700111</text:p>
          </table:table-cell>
          <table:table-cell office:value-type="float" office:value="0.393734808624017" calcext:value-type="float">
            <text:p>0.393734808624017</text:p>
          </table:table-cell>
          <table:table-cell office:value-type="float" office:value="48.5" calcext:value-type="float">
            <text:p>48.5</text:p>
          </table:table-cell>
          <table:table-cell office:value-type="float" office:value="26.7" calcext:value-type="float">
            <text:p>26.7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SI</text:p>
          </table:table-cell>
          <table:table-cell office:value-type="float" office:value="6.1328125" calcext:value-type="float">
            <text:p>6.1328125</text:p>
          </table:table-cell>
          <table:table-cell office:value-type="float" office:value="6.63324975967407" calcext:value-type="float">
            <text:p>6.63324975967407</text:p>
          </table:table-cell>
          <table:table-cell office:value-type="float" office:value="10830.51" calcext:value-type="float">
            <text:p>10830.51</text:p>
          </table:table-cell>
          <table:table-cell office:value-type="float" office:value="6615.722" calcext:value-type="float">
            <text:p>6615.722</text:p>
          </table:table-cell>
          <table:table-cell office:value-type="float" office:value="1.1956467628479" calcext:value-type="float">
            <text:p>1.1956467628479</text:p>
          </table:table-cell>
          <table:table-cell office:value-type="float" office:value="0.594198048114777" calcext:value-type="float">
            <text:p>0.594198048114777</text:p>
          </table:table-cell>
          <table:table-cell office:value-type="float" office:value="15696" calcext:value-type="float">
            <text:p>15696</text:p>
          </table:table-cell>
          <table:table-cell office:value-type="float" office:value="3.63850333009856" calcext:value-type="float">
            <text:p>3.63850333009856</text:p>
          </table:table-cell>
          <table:table-cell office:value-type="float" office:value="1.23094422982954" calcext:value-type="float">
            <text:p>1.2309442298295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SO</text:p>
          </table:table-cell>
          <table:table-cell office:value-type="float" office:value="5.7109375" calcext:value-type="float">
            <text:p>5.7109375</text:p>
          </table:table-cell>
          <table:table-cell office:value-type="float" office:value="6.07289028167725" calcext:value-type="float">
            <text:p>6.07289028167725</text:p>
          </table:table-cell>
          <table:table-cell office:value-type="float" office:value="3982.05" calcext:value-type="float">
            <text:p>3982.05</text:p>
          </table:table-cell>
          <table:table-cell office:value-type="float" office:value="3409.547" calcext:value-type="float">
            <text:p>3409.547</text:p>
          </table:table-cell>
          <table:table-cell office:value-type="float" office:value="1.44299232959747" calcext:value-type="float">
            <text:p>1.44299232959747</text:p>
          </table:table-cell>
          <table:table-cell office:value-type="float" office:value="0.752155005931854" calcext:value-type="float">
            <text:p>0.752155005931854</text:p>
          </table:table-cell>
          <table:table-cell office:value-type="float" office:value="3233" calcext:value-type="float">
            <text:p>3233</text:p>
          </table:table-cell>
          <table:table-cell office:value-type="float" office:value="2.07946381733067" calcext:value-type="float">
            <text:p>2.07946381733067</text:p>
          </table:table-cell>
          <table:table-cell office:value-type="float" office:value="0.404209109146229" calcext:value-type="float">
            <text:p>0.404209109146229</text:p>
          </table:table-cell>
          <table:table-cell office:value-type="float" office:value="20.6" calcext:value-type="float">
            <text:p>20.6</text:p>
          </table:table-cell>
          <table:table-cell office:value-type="float" office:value="16.9" calcext:value-type="float">
            <text:p>16.9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WE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6.80588006973267" calcext:value-type="float">
            <text:p>6.80588006973267</text:p>
          </table:table-cell>
          <table:table-cell office:value-type="float" office:value="6085.48" calcext:value-type="float">
            <text:p>6085.48</text:p>
          </table:table-cell>
          <table:table-cell office:value-type="float" office:value="3202.093" calcext:value-type="float">
            <text:p>3202.093</text:p>
          </table:table-cell>
          <table:table-cell office:value-type="float" office:value="0.95715719461441" calcext:value-type="float">
            <text:p>0.95715719461441</text:p>
          </table:table-cell>
          <table:table-cell office:value-type="float" office:value="0.596602261066437" calcext:value-type="float">
            <text:p>0.596602261066437</text:p>
          </table:table-cell>
          <table:table-cell office:value-type="float" office:value="6138" calcext:value-type="float">
            <text:p>6138</text:p>
          </table:table-cell>
          <table:table-cell office:value-type="float" office:value="1.94369434082074" calcext:value-type="float">
            <text:p>1.94369434082074</text:p>
          </table:table-cell>
          <table:table-cell office:value-type="float" office:value="0.434463221992537" calcext:value-type="float">
            <text:p>0.434463221992537</text:p>
          </table:table-cell>
          <table:table-cell office:value-type="float" office:value="28.8" calcext:value-type="float">
            <text:p>28.8</text:p>
          </table:table-cell>
          <table:table-cell office:value-type="float" office:value="13.1" calcext:value-type="float">
            <text:p>13.1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AR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5.14587211608887" calcext:value-type="float">
            <text:p>5.14587211608887</text:p>
          </table:table-cell>
          <table:table-cell office:value-type="float" office:value="14800.19" calcext:value-type="float">
            <text:p>14800.19</text:p>
          </table:table-cell>
          <table:table-cell office:value-type="float" office:value="6666.64" calcext:value-type="float">
            <text:p>6666.64</text:p>
          </table:table-cell>
          <table:table-cell office:value-type="float" office:value="0.807930946350098" calcext:value-type="float">
            <text:p>0.807930946350098</text:p>
          </table:table-cell>
          <table:table-cell office:value-type="float" office:value="0.457000494003296" calcext:value-type="float">
            <text:p>0.457000494003296</text:p>
          </table:table-cell>
          <table:table-cell office:value-type="float" office:value="52341" calcext:value-type="float">
            <text:p>52341</text:p>
          </table:table-cell>
          <table:table-cell office:value-type="float" office:value="2.47027408608927" calcext:value-type="float">
            <text:p>2.47027408608927</text:p>
          </table:table-cell>
          <table:table-cell office:value-type="float" office:value="0.644131373686549" calcext:value-type="float">
            <text:p>0.644131373686549</text:p>
          </table:table-cell>
          <table:table-cell office:value-type="float" office:value="42.4" calcext:value-type="float">
            <text:p>42.4</text:p>
          </table:table-cell>
          <table:table-cell office:value-type="float" office:value="17.7" calcext:value-type="float">
            <text:p>17.7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AU</text:p>
          </table:table-cell>
          <table:table-cell office:value-type="float" office:value="4.0234375" calcext:value-type="float">
            <text:p>4.0234375</text:p>
          </table:table-cell>
          <table:table-cell office:value-type="float" office:value="10.3111591339111" calcext:value-type="float">
            <text:p>10.3111591339111</text:p>
          </table:table-cell>
          <table:table-cell office:value-type="float" office:value="250369.8" calcext:value-type="float">
            <text:p>250369.8</text:p>
          </table:table-cell>
          <table:table-cell office:value-type="float" office:value="189013.363" calcext:value-type="float">
            <text:p>189013.363</text:p>
          </table:table-cell>
          <table:table-cell office:value-type="float" office:value="1.37698268890381" calcext:value-type="float">
            <text:p>1.37698268890381</text:p>
          </table:table-cell>
          <table:table-cell office:value-type="float" office:value="0.749013245105743" calcext:value-type="float">
            <text:p>0.749013245105743</text:p>
          </table:table-cell>
          <table:table-cell office:value-type="float" office:value="154795" calcext:value-type="float">
            <text:p>154795</text:p>
          </table:table-cell>
          <table:table-cell office:value-type="float" office:value="1.42635967618411" calcext:value-type="float">
            <text:p>1.42635967618411</text:p>
          </table:table-cell>
          <table:table-cell office:value-type="float" office:value="0.132875441180199" calcext:value-type="float">
            <text:p>0.132875441180199</text:p>
          </table:table-cell>
          <table:table-cell table:number-columns-repeated="2" office:value-type="float" office:value="68.5" calcext:value-type="float">
            <text:p>68.5</text:p>
          </table:table-cell>
          <table:table-cell office:value-type="float" office:value="68.3" calcext:value-type="float">
            <text:p>6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CR</text:p>
          </table:table-cell>
          <table:table-cell office:value-type="float" office:value="4.0234375" calcext:value-type="float">
            <text:p>4.0234375</text:p>
          </table:table-cell>
          <table:table-cell office:value-type="float" office:value="6.2161078453064" calcext:value-type="float">
            <text:p>6.2161078453064</text:p>
          </table:table-cell>
          <table:table-cell office:value-type="float" office:value="23111.46" calcext:value-type="float">
            <text:p>23111.46</text:p>
          </table:table-cell>
          <table:table-cell office:value-type="float" office:value="13050.94" calcext:value-type="float">
            <text:p>13050.94</text:p>
          </table:table-cell>
          <table:table-cell office:value-type="float" office:value="1.06067419052124" calcext:value-type="float">
            <text:p>1.06067419052124</text:p>
          </table:table-cell>
          <table:table-cell office:value-type="float" office:value="0.53203421831131" calcext:value-type="float">
            <text:p>0.53203421831131</text:p>
          </table:table-cell>
          <table:table-cell office:value-type="float" office:value="33462" calcext:value-type="float">
            <text:p>33462</text:p>
          </table:table-cell>
          <table:table-cell office:value-type="float" office:value="2.11779095361013" calcext:value-type="float">
            <text:p>2.11779095361013</text:p>
          </table:table-cell>
          <table:table-cell office:value-type="float" office:value="0.386295455393406" calcext:value-type="float">
            <text:p>0.386295455393406</text:p>
          </table:table-cell>
          <table:table-cell office:value-type="float" office:value="40.6" calcext:value-type="float">
            <text:p>40.6</text:p>
          </table:table-cell>
          <table:table-cell office:value-type="float" office:value="27.2" calcext:value-type="float">
            <text:p>27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HI</text:p>
          </table:table-cell>
          <table:table-cell office:value-type="float" office:value="3.1796875" calcext:value-type="float">
            <text:p>3.1796875</text:p>
          </table:table-cell>
          <table:table-cell office:value-type="float" office:value="5.40370273590088" calcext:value-type="float">
            <text:p>5.40370273590088</text:p>
          </table:table-cell>
          <table:table-cell office:value-type="float" office:value="12440.34" calcext:value-type="float">
            <text:p>12440.34</text:p>
          </table:table-cell>
          <table:table-cell office:value-type="float" office:value="7829.28" calcext:value-type="float">
            <text:p>7829.28</text:p>
          </table:table-cell>
          <table:table-cell office:value-type="float" office:value="1.11066281795502" calcext:value-type="float">
            <text:p>1.11066281795502</text:p>
          </table:table-cell>
          <table:table-cell office:value-type="float" office:value="0.611798226833344" calcext:value-type="float">
            <text:p>0.611798226833344</text:p>
          </table:table-cell>
          <table:table-cell office:value-type="float" office:value="851" calcext:value-type="float">
            <text:p>851</text:p>
          </table:table-cell>
          <table:table-cell office:value-type="float" office:value="1.50287266209983" calcext:value-type="float">
            <text:p>1.50287266209983</text:p>
          </table:table-cell>
          <table:table-cell office:value-type="float" office:value="0.202678070722023" calcext:value-type="float">
            <text:p>0.202678070722023</text:p>
          </table:table-cell>
          <table:table-cell office:value-type="float" office:value="18.6" calcext:value-type="float">
            <text:p>18.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ON</text:p>
          </table:table-cell>
          <table:table-cell office:value-type="float" office:value="2.0546875" calcext:value-type="float">
            <text:p>2.0546875</text:p>
          </table:table-cell>
          <table:table-cell office:value-type="float" office:value="5.08330631256104" calcext:value-type="float">
            <text:p>5.08330631256104</text:p>
          </table:table-cell>
          <table:table-cell office:value-type="float" office:value="10019.77" calcext:value-type="float">
            <text:p>10019.77</text:p>
          </table:table-cell>
          <table:table-cell office:value-type="float" office:value="5613.033" calcext:value-type="float">
            <text:p>5613.033</text:p>
          </table:table-cell>
          <table:table-cell office:value-type="float" office:value="0.987720370292664" calcext:value-type="float">
            <text:p>0.987720370292664</text:p>
          </table:table-cell>
          <table:table-cell office:value-type="float" office:value="0.47961762547493" calcext:value-type="float">
            <text:p>0.47961762547493</text:p>
          </table:table-cell>
          <table:table-cell office:value-type="float" office:value="759" calcext:value-type="float">
            <text:p>759</text:p>
          </table:table-cell>
          <table:table-cell office:value-type="float" office:value="1.59838627514612" calcext:value-type="float">
            <text:p>1.59838627514612</text:p>
          </table:table-cell>
          <table:table-cell office:value-type="float" office:value="0.136849625548045" calcext:value-type="float">
            <text:p>0.136849625548045</text:p>
          </table:table-cell>
          <table:table-cell office:value-type="float" office:value="18.1" calcext:value-type="float">
            <text:p>18.1</text:p>
          </table:table-cell>
          <table:table-cell office:value-type="float" office:value="18.4" calcext:value-type="float">
            <text:p>18.4</text:p>
          </table:table-cell>
          <table:table-cell office:value-type="float" office:value="31.6" calcext:value-type="float">
            <text:p>3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OS</text:p>
          </table:table-cell>
          <table:table-cell office:value-type="float" office:value="6.4140625" calcext:value-type="float">
            <text:p>6.4140625</text:p>
          </table:table-cell>
          <table:table-cell office:value-type="float" office:value="7.28011035919189" calcext:value-type="float">
            <text:p>7.28011035919189</text:p>
          </table:table-cell>
          <table:table-cell office:value-type="float" office:value="24839.81" calcext:value-type="float">
            <text:p>24839.81</text:p>
          </table:table-cell>
          <table:table-cell office:value-type="float" office:value="19089.083" calcext:value-type="float">
            <text:p>19089.083</text:p>
          </table:table-cell>
          <table:table-cell office:value-type="float" office:value="1.30728244781494" calcext:value-type="float">
            <text:p>1.30728244781494</text:p>
          </table:table-cell>
          <table:table-cell office:value-type="float" office:value="0.829111814498901" calcext:value-type="float">
            <text:p>0.829111814498901</text:p>
          </table:table-cell>
          <table:table-cell office:value-type="float" office:value="34500" calcext:value-type="float">
            <text:p>34500</text:p>
          </table:table-cell>
          <table:table-cell office:value-type="float" office:value="2.31067952882685" calcext:value-type="float">
            <text:p>2.31067952882685</text:p>
          </table:table-cell>
          <table:table-cell office:value-type="float" office:value="0.542718485452289" calcext:value-type="float">
            <text:p>0.542718485452289</text:p>
          </table:table-cell>
          <table:table-cell table:number-columns-repeated="2" office:value-type="float" office:value="37.8" calcext:value-type="float">
            <text:p>37.8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SI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6.08276271820068" calcext:value-type="float">
            <text:p>6.08276271820068</text:p>
          </table:table-cell>
          <table:table-cell office:value-type="float" office:value="52473.47" calcext:value-type="float">
            <text:p>52473.47</text:p>
          </table:table-cell>
          <table:table-cell office:value-type="float" office:value="24603.461" calcext:value-type="float">
            <text:p>24603.461</text:p>
          </table:table-cell>
          <table:table-cell office:value-type="float" office:value="0.919889569282532" calcext:value-type="float">
            <text:p>0.919889569282532</text:p>
          </table:table-cell>
          <table:table-cell office:value-type="float" office:value="0.49983686208725" calcext:value-type="float">
            <text:p>0.49983686208725</text:p>
          </table:table-cell>
          <table:table-cell office:value-type="float" office:value="6693" calcext:value-type="float">
            <text:p>6693</text:p>
          </table:table-cell>
          <table:table-cell office:value-type="float" office:value="1.3868681204666" calcext:value-type="float">
            <text:p>1.3868681204666</text:p>
          </table:table-cell>
          <table:table-cell office:value-type="float" office:value="0.0791846943520535" calcext:value-type="float">
            <text:p>0.079184694352054</text:p>
          </table:table-cell>
          <table:table-cell office:value-type="float" office:value="15.3" calcext:value-type="float">
            <text:p>15.3</text:p>
          </table:table-cell>
          <table:table-cell office:value-type="float" office:value="45.2" calcext:value-type="float">
            <text:p>45.2</text:p>
          </table:table-cell>
          <table:table-cell office:value-type="float" office:value="75.7" calcext:value-type="float">
            <text:p>7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UN</text:p>
          </table:table-cell>
          <table:table-cell office:value-type="float" office:value="3.3203125" calcext:value-type="float">
            <text:p>3.3203125</text:p>
          </table:table-cell>
          <table:table-cell office:value-type="float" office:value="5.53534078598022" calcext:value-type="float">
            <text:p>5.53534078598022</text:p>
          </table:table-cell>
          <table:table-cell office:value-type="float" office:value="15071.58" calcext:value-type="float">
            <text:p>15071.58</text:p>
          </table:table-cell>
          <table:table-cell office:value-type="float" office:value="11836.253" calcext:value-type="float">
            <text:p>11836.253</text:p>
          </table:table-cell>
          <table:table-cell office:value-type="float" office:value="1.27133524417877" calcext:value-type="float">
            <text:p>1.27133524417877</text:p>
          </table:table-cell>
          <table:table-cell office:value-type="float" office:value="0.684507012367249" calcext:value-type="float">
            <text:p>0.684507012367249</text:p>
          </table:table-cell>
          <table:table-cell office:value-type="float" office:value="1932" calcext:value-type="float">
            <text:p>1932</text:p>
          </table:table-cell>
          <table:table-cell office:value-type="float" office:value="1.67668455195035" calcext:value-type="float">
            <text:p>1.67668455195035</text:p>
          </table:table-cell>
          <table:table-cell office:value-type="float" office:value="0.117785652133207" calcext:value-type="float">
            <text:p>0.117785652133207</text:p>
          </table:table-cell>
          <table:table-cell office:value-type="float" office:value="29.6" calcext:value-type="float">
            <text:p>29.6</text:p>
          </table:table-cell>
          <table:table-cell office:value-type="float" office:value="17.5" calcext:value-type="float">
            <text:p>17.5</text:p>
          </table:table-cell>
          <table:table-cell office:value-type="float" office:value="37.1" calcext:value-type="float">
            <text:p>3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HO</text:p>
          </table:table-cell>
          <table:table-cell office:value-type="float" office:value="4.0234375" calcext:value-type="float">
            <text:p>4.0234375</text:p>
          </table:table-cell>
          <table:table-cell office:value-type="float" office:value="10.3865299224854" calcext:value-type="float">
            <text:p>10.3865299224854</text:p>
          </table:table-cell>
          <table:table-cell office:value-type="float" office:value="17819.68" calcext:value-type="float">
            <text:p>17819.68</text:p>
          </table:table-cell>
          <table:table-cell office:value-type="float" office:value="14148.564" calcext:value-type="float">
            <text:p>14148.564</text:p>
          </table:table-cell>
          <table:table-cell office:value-type="float" office:value="1.67631220817566" calcext:value-type="float">
            <text:p>1.67631220817566</text:p>
          </table:table-cell>
          <table:table-cell office:value-type="float" office:value="1.18596684932709" calcext:value-type="float">
            <text:p>1.18596684932709</text:p>
          </table:table-cell>
          <table:table-cell office:value-type="float" office:value="3888" calcext:value-type="float">
            <text:p>3888</text:p>
          </table:table-cell>
          <table:table-cell office:value-type="float" office:value="1.40164234941009" calcext:value-type="float">
            <text:p>1.40164234941009</text:p>
          </table:table-cell>
          <table:table-cell office:value-type="float" office:value="0.136557924977938" calcext:value-type="float">
            <text:p>0.136557924977938</text:p>
          </table:table-cell>
          <table:table-cell table:number-columns-repeated="2" office:value-type="float" office:value="28.6" calcext:value-type="float">
            <text:p>28.6</text:p>
          </table:table-cell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RO</text:p>
          </table:table-cell>
          <table:table-cell office:value-type="float" office:value="3.0390625" calcext:value-type="float">
            <text:p>3.0390625</text:p>
          </table:table-cell>
          <table:table-cell office:value-type="float" office:value="4.83321857452393" calcext:value-type="float">
            <text:p>4.83321857452393</text:p>
          </table:table-cell>
          <table:table-cell office:value-type="float" office:value="7628.59" calcext:value-type="float">
            <text:p>7628.59</text:p>
          </table:table-cell>
          <table:table-cell office:value-type="float" office:value="4004.173" calcext:value-type="float">
            <text:p>4004.173</text:p>
          </table:table-cell>
          <table:table-cell office:value-type="float" office:value="0.927478432655334" calcext:value-type="float">
            <text:p>0.927478432655334</text:p>
          </table:table-cell>
          <table:table-cell office:value-type="float" office:value="0.477920711040497" calcext:value-type="float">
            <text:p>0.477920711040497</text:p>
          </table:table-cell>
          <table:table-cell office:value-type="float" office:value="294" calcext:value-type="float">
            <text:p>294</text:p>
          </table:table-cell>
          <table:table-cell office:value-type="float" office:value="1.63382354674736" calcext:value-type="float">
            <text:p>1.63382354674736</text:p>
          </table:table-cell>
          <table:table-cell office:value-type="float" office:value="0.146133693653211" calcext:value-type="float">
            <text:p>0.146133693653211</text:p>
          </table:table-cell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SN</text:p>
          </table:table-cell>
          <table:table-cell office:value-type="float" office:value="3.6015625" calcext:value-type="float">
            <text:p>3.6015625</text:p>
          </table:table-cell>
          <table:table-cell office:value-type="float" office:value="4.96789693832397" calcext:value-type="float">
            <text:p>4.96789693832397</text:p>
          </table:table-cell>
          <table:table-cell office:value-type="float" office:value="13639.33" calcext:value-type="float">
            <text:p>13639.33</text:p>
          </table:table-cell>
          <table:table-cell office:value-type="float" office:value="9286.189" calcext:value-type="float">
            <text:p>9286.189</text:p>
          </table:table-cell>
          <table:table-cell office:value-type="float" office:value="1.10515463352203" calcext:value-type="float">
            <text:p>1.10515463352203</text:p>
          </table:table-cell>
          <table:table-cell office:value-type="float" office:value="0.539562702178955" calcext:value-type="float">
            <text:p>0.539562702178955</text:p>
          </table:table-cell>
          <table:table-cell office:value-type="float" office:value="34086" calcext:value-type="float">
            <text:p>34086</text:p>
          </table:table-cell>
          <table:table-cell office:value-type="float" office:value="3.7226312488326" calcext:value-type="float">
            <text:p>3.7226312488326</text:p>
          </table:table-cell>
          <table:table-cell office:value-type="float" office:value="1.63403464743132" calcext:value-type="float">
            <text:p>1.63403464743132</text:p>
          </table:table-cell>
          <table:table-cell office:value-type="float" office:value="14.7" calcext:value-type="float">
            <text:p>14.7</text:p>
          </table:table-cell>
          <table:table-cell office:value-type="float" office:value="82.4" calcext:value-type="float">
            <text:p>82.4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TE</text:p>
          </table:table-cell>
          <table:table-cell office:value-type="float" office:value="4.0234375" calcext:value-type="float">
            <text:p>4.0234375</text:p>
          </table:table-cell>
          <table:table-cell office:value-type="float" office:value="7.13302135467529" calcext:value-type="float">
            <text:p>7.13302135467529</text:p>
          </table:table-cell>
          <table:table-cell office:value-type="float" office:value="8824.53" calcext:value-type="float">
            <text:p>8824.53</text:p>
          </table:table-cell>
          <table:table-cell office:value-type="float" office:value="6103.694" calcext:value-type="float">
            <text:p>6103.694</text:p>
          </table:table-cell>
          <table:table-cell office:value-type="float" office:value="1.25469899177551" calcext:value-type="float">
            <text:p>1.25469899177551</text:p>
          </table:table-cell>
          <table:table-cell office:value-type="float" office:value="0.754496514797211" calcext:value-type="float">
            <text:p>0.754496514797211</text:p>
          </table:table-cell>
          <table:table-cell office:value-type="float" office:value="6696" calcext:value-type="float">
            <text:p>6696</text:p>
          </table:table-cell>
          <table:table-cell office:value-type="float" office:value="2.35301342134216" calcext:value-type="float">
            <text:p>2.35301342134216</text:p>
          </table:table-cell>
          <table:table-cell office:value-type="float" office:value="0.543765351605915" calcext:value-type="float">
            <text:p>0.543765351605915</text:p>
          </table:table-cell>
          <table:table-cell office:value-type="float" office:value="28.4" calcext:value-type="float">
            <text:p>28.4</text:p>
          </table:table-cell>
          <table:table-cell office:value-type="float" office:value="26.2" calcext:value-type="float">
            <text:p>26.2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TH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8.1412525177002" calcext:value-type="float">
            <text:p>8.1412525177002</text:p>
          </table:table-cell>
          <table:table-cell office:value-type="float" office:value="12951.18" calcext:value-type="float">
            <text:p>12951.18</text:p>
          </table:table-cell>
          <table:table-cell office:value-type="float" office:value="9200.315" calcext:value-type="float">
            <text:p>9200.315</text:p>
          </table:table-cell>
          <table:table-cell office:value-type="float" office:value="1.37052643299103" calcext:value-type="float">
            <text:p>1.37052643299103</text:p>
          </table:table-cell>
          <table:table-cell office:value-type="float" office:value="0.847609221935272" calcext:value-type="float">
            <text:p>0.847609221935272</text:p>
          </table:table-cell>
          <table:table-cell office:value-type="float" office:value="5040" calcext:value-type="float">
            <text:p>5040</text:p>
          </table:table-cell>
          <table:table-cell office:value-type="float" office:value="2.00932766599554" calcext:value-type="float">
            <text:p>2.00932766599554</text:p>
          </table:table-cell>
          <table:table-cell office:value-type="float" office:value="0.495850706778141" calcext:value-type="float">
            <text:p>0.495850706778141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UT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6.79411554336548" calcext:value-type="float">
            <text:p>6.79411554336548</text:p>
          </table:table-cell>
          <table:table-cell office:value-type="float" office:value="13995.99" calcext:value-type="float">
            <text:p>13995.99</text:p>
          </table:table-cell>
          <table:table-cell office:value-type="float" office:value="8343.12" calcext:value-type="float">
            <text:p>8343.12</text:p>
          </table:table-cell>
          <table:table-cell office:value-type="float" office:value="1.14221954345703" calcext:value-type="float">
            <text:p>1.14221954345703</text:p>
          </table:table-cell>
          <table:table-cell office:value-type="float" office:value="0.627818048000336" calcext:value-type="float">
            <text:p>0.627818048000336</text:p>
          </table:table-cell>
          <table:table-cell office:value-type="float" office:value="3332" calcext:value-type="float">
            <text:p>3332</text:p>
          </table:table-cell>
          <table:table-cell office:value-type="float" office:value="1.69498750357083" calcext:value-type="float">
            <text:p>1.69498750357083</text:p>
          </table:table-cell>
          <table:table-cell office:value-type="float" office:value="0.298068195561302" calcext:value-type="float">
            <text:p>0.298068195561302</text:p>
          </table:table-cell>
          <table:table-cell office:value-type="float" office:value="26.8" calcext:value-type="float">
            <text:p>26.8</text:p>
          </table:table-cell>
          <table:table-cell office:value-type="float" office:value="25.4" calcext:value-type="float">
            <text:p>25.4</text:p>
          </table:table-cell>
          <table:table-cell office:value-type="float" office:value="22.7" calcext:value-type="float">
            <text:p>2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WR</text:p>
          </table:table-cell>
          <table:table-cell office:value-type="float" office:value="1.6328125" calcext:value-type="float">
            <text:p>1.6328125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12077.06" calcext:value-type="float">
            <text:p>12077.06</text:p>
          </table:table-cell>
          <table:table-cell office:value-type="float" office:value="6089.937" calcext:value-type="float">
            <text:p>6089.937</text:p>
          </table:table-cell>
          <table:table-cell office:value-type="float" office:value="0.979041039943695" calcext:value-type="float">
            <text:p>0.979041039943695</text:p>
          </table:table-cell>
          <table:table-cell office:value-type="float" office:value="0.487457811832428" calcext:value-type="float">
            <text:p>0.487457811832428</text:p>
          </table:table-cell>
          <table:table-cell office:value-type="float" office:value="2020" calcext:value-type="float">
            <text:p>2020</text:p>
          </table:table-cell>
          <table:table-cell office:value-type="float" office:value="1.36527913835904" calcext:value-type="float">
            <text:p>1.36527913835904</text:p>
          </table:table-cell>
          <table:table-cell office:value-type="float" office:value="0.0451908512637267" calcext:value-type="float">
            <text:p>0.045190851263727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53.3" calcext:value-type="float">
            <text:p>5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WY</text:p>
          </table:table-cell>
          <table:table-cell office:value-type="float" office:value="6.1328125" calcext:value-type="float">
            <text:p>6.1328125</text:p>
          </table:table-cell>
          <table:table-cell office:value-type="float" office:value="14.2940549850464" calcext:value-type="float">
            <text:p>14.2940549850464</text:p>
          </table:table-cell>
          <table:table-cell office:value-type="float" office:value="20519.72" calcext:value-type="float">
            <text:p>20519.72</text:p>
          </table:table-cell>
          <table:table-cell office:value-type="float" office:value="34326.2" calcext:value-type="float">
            <text:p>34326.2</text:p>
          </table:table-cell>
          <table:table-cell office:value-type="float" office:value="2.38369250297546" calcext:value-type="float">
            <text:p>2.38369250297546</text:p>
          </table:table-cell>
          <table:table-cell office:value-type="float" office:value="1.64732480049133" calcext:value-type="float">
            <text:p>1.64732480049133</text:p>
          </table:table-cell>
          <table:table-cell office:value-type="float" office:value="5828" calcext:value-type="float">
            <text:p>5828</text:p>
          </table:table-cell>
          <table:table-cell office:value-type="float" office:value="1.56829246512408" calcext:value-type="float">
            <text:p>1.56829246512408</text:p>
          </table:table-cell>
          <table:table-cell office:value-type="float" office:value="0.141411743298261" calcext:value-type="float">
            <text:p>0.141411743298261</text:p>
          </table:table-cell>
          <table:table-cell table:number-columns-repeated="2" office:value-type="float" office:value="35.4" calcext:value-type="float">
            <text:p>35.4</text:p>
          </table:table-cell>
          <table:table-cell office:value-type="float" office:value="35.2" calcext:value-type="float">
            <text:p>3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AF</text:p>
          </table:table-cell>
          <table:table-cell office:value-type="float" office:value="6.2734375" calcext:value-type="float">
            <text:p>6.2734375</text:p>
          </table:table-cell>
          <table:table-cell office:value-type="float" office:value="6.64830780029297" calcext:value-type="float">
            <text:p>6.64830780029297</text:p>
          </table:table-cell>
          <table:table-cell office:value-type="float" office:value="21909.15" calcext:value-type="float">
            <text:p>21909.15</text:p>
          </table:table-cell>
          <table:table-cell office:value-type="float" office:value="11627.53" calcext:value-type="float">
            <text:p>11627.53</text:p>
          </table:table-cell>
          <table:table-cell office:value-type="float" office:value="1.0397219657898" calcext:value-type="float">
            <text:p>1.0397219657898</text:p>
          </table:table-cell>
          <table:table-cell office:value-type="float" office:value="0.615681767463684" calcext:value-type="float">
            <text:p>0.615681767463684</text:p>
          </table:table-cell>
          <table:table-cell office:value-type="float" office:value="12150" calcext:value-type="float">
            <text:p>12150</text:p>
          </table:table-cell>
          <table:table-cell office:value-type="float" office:value="2.9689273777272" calcext:value-type="float">
            <text:p>2.9689273777272</text:p>
          </table:table-cell>
          <table:table-cell office:value-type="float" office:value="0.940972140197588" calcext:value-type="float">
            <text:p>0.940972140197588</text:p>
          </table:table-cell>
          <table:table-cell office:value-type="float" office:value="28.5" calcext:value-type="float">
            <text:p>28.5</text:p>
          </table:table-cell>
          <table:table-cell office:value-type="float" office:value="53.9" calcext:value-type="float">
            <text:p>53.9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AO</text:p>
          </table:table-cell>
          <table:table-cell office:value-type="float" office:value="6.6953125" calcext:value-type="float">
            <text:p>6.6953125</text:p>
          </table:table-cell>
          <table:table-cell office:value-type="float" office:value="8.54634380340576" calcext:value-type="float">
            <text:p>8.54634380340576</text:p>
          </table:table-cell>
          <table:table-cell office:value-type="float" office:value="21430.93" calcext:value-type="float">
            <text:p>21430.93</text:p>
          </table:table-cell>
          <table:table-cell office:value-type="float" office:value="17724.259" calcext:value-type="float">
            <text:p>17724.259</text:p>
          </table:table-cell>
          <table:table-cell office:value-type="float" office:value="1.3249819278717" calcext:value-type="float">
            <text:p>1.3249819278717</text:p>
          </table:table-cell>
          <table:table-cell office:value-type="float" office:value="1.01881396770477" calcext:value-type="float">
            <text:p>1.01881396770477</text:p>
          </table:table-cell>
          <table:table-cell office:value-type="float" office:value="2173" calcext:value-type="float">
            <text:p>2173</text:p>
          </table:table-cell>
          <table:table-cell office:value-type="float" office:value="1.39136102746664" calcext:value-type="float">
            <text:p>1.39136102746664</text:p>
          </table:table-cell>
          <table:table-cell office:value-type="float" office:value="0.158907932218918" calcext:value-type="float">
            <text:p>0.158907932218918</text:p>
          </table:table-cell>
          <table:table-cell table:number-columns-repeated="2" office:value-type="float" office:value="25.7" calcext:value-type="float">
            <text:p>25.7</text:p>
          </table:table-cell>
          <table:table-cell office:value-type="float" office:value="43.3" calcext:value-type="float">
            <text:p>4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AS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8.98888206481934" calcext:value-type="float">
            <text:p>8.98888206481934</text:p>
          </table:table-cell>
          <table:table-cell office:value-type="float" office:value="11775.42" calcext:value-type="float">
            <text:p>11775.42</text:p>
          </table:table-cell>
          <table:table-cell office:value-type="float" office:value="8839.649" calcext:value-type="float">
            <text:p>8839.649</text:p>
          </table:table-cell>
          <table:table-cell office:value-type="float" office:value="1.47571647167206" calcext:value-type="float">
            <text:p>1.47571647167206</text:p>
          </table:table-cell>
          <table:table-cell office:value-type="float" office:value="0.971924722194672" calcext:value-type="float">
            <text:p>0.971924722194672</text:p>
          </table:table-cell>
          <table:table-cell office:value-type="float" office:value="4635" calcext:value-type="float">
            <text:p>4635</text:p>
          </table:table-cell>
          <table:table-cell office:value-type="float" office:value="1.75317584181113" calcext:value-type="float">
            <text:p>1.75317584181113</text:p>
          </table:table-cell>
          <table:table-cell office:value-type="float" office:value="0.308360624010159" calcext:value-type="float">
            <text:p>0.308360624010159</text:p>
          </table:table-cell>
          <table:table-cell table:number-columns-repeated="2" office:value-type="float" office:value="27.5" calcext:value-type="float">
            <text:p>27.5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float" office:value="3.1796875" calcext:value-type="float">
            <text:p>3.1796875</text:p>
          </table:table-cell>
          <table:table-cell office:value-type="float" office:value="7" calcext:value-type="float">
            <text:p>7</text:p>
          </table:table-cell>
          <table:table-cell office:value-type="float" office:value="30067.08" calcext:value-type="float">
            <text:p>30067.08</text:p>
          </table:table-cell>
          <table:table-cell office:value-type="float" office:value="20808.127" calcext:value-type="float">
            <text:p>20808.127</text:p>
          </table:table-cell>
          <table:table-cell office:value-type="float" office:value="1.24215257167816" calcext:value-type="float">
            <text:p>1.24215257167816</text:p>
          </table:table-cell>
          <table:table-cell office:value-type="float" office:value="0.755190491676331" calcext:value-type="float">
            <text:p>0.755190491676331</text:p>
          </table:table-cell>
          <table:table-cell office:value-type="float" office:value="2701" calcext:value-type="float">
            <text:p>2701</text:p>
          </table:table-cell>
          <table:table-cell office:value-type="float" office:value="1.27940297205471" calcext:value-type="float">
            <text:p>1.27940297205471</text:p>
          </table:table-cell>
          <table:table-cell office:value-type="float" office:value="0.103358600142523" calcext:value-type="float">
            <text:p>0.103358600142523</text:p>
          </table:table-cell>
          <table:table-cell office:value-type="float" office:value="26.1" calcext:value-type="float">
            <text:p>26.1</text:p>
          </table:table-cell>
          <table:table-cell office:value-type="float" office:value="22.6" calcext:value-type="float">
            <text:p>22.6</text:p>
          </table:table-cell>
          <table:table-cell office:value-type="float" office:value="60.2" calcext:value-type="float">
            <text:p>6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AV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9.66229820251465" calcext:value-type="float">
            <text:p>9.66229820251465</text:p>
          </table:table-cell>
          <table:table-cell office:value-type="float" office:value="18540.44" calcext:value-type="float">
            <text:p>18540.44</text:p>
          </table:table-cell>
          <table:table-cell office:value-type="float" office:value="17061.564" calcext:value-type="float">
            <text:p>17061.564</text:p>
          </table:table-cell>
          <table:table-cell office:value-type="float" office:value="1.76410353183746" calcext:value-type="float">
            <text:p>1.76410353183746</text:p>
          </table:table-cell>
          <table:table-cell office:value-type="float" office:value="1.02917993068695" calcext:value-type="float">
            <text:p>1.02917993068695</text:p>
          </table:table-cell>
          <table:table-cell office:value-type="float" office:value="15857" calcext:value-type="float">
            <text:p>15857</text:p>
          </table:table-cell>
          <table:table-cell office:value-type="float" office:value="1.97497019281541" calcext:value-type="float">
            <text:p>1.97497019281541</text:p>
          </table:table-cell>
          <table:table-cell office:value-type="float" office:value="0.438792605728599" calcext:value-type="float">
            <text:p>0.438792605728599</text:p>
          </table:table-cell>
          <table:table-cell table:number-columns-repeated="2" office:value-type="float" office:value="37.4" calcext:value-type="float">
            <text:p>37.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BE</text:p>
          </table:table-cell>
          <table:table-cell office:value-type="float" office:value="4.0234375" calcext:value-type="float">
            <text:p>4.0234375</text:p>
          </table:table-cell>
          <table:table-cell office:value-type="float" office:value="12.4851913452148" calcext:value-type="float">
            <text:p>12.4851913452148</text:p>
          </table:table-cell>
          <table:table-cell office:value-type="float" office:value="49203.88" calcext:value-type="float">
            <text:p>49203.88</text:p>
          </table:table-cell>
          <table:table-cell office:value-type="float" office:value="43030.019" calcext:value-type="float">
            <text:p>43030.019</text:p>
          </table:table-cell>
          <table:table-cell office:value-type="float" office:value="1.55115902423859" calcext:value-type="float">
            <text:p>1.55115902423859</text:p>
          </table:table-cell>
          <table:table-cell office:value-type="float" office:value="1.28185033798218" calcext:value-type="float">
            <text:p>1.28185033798218</text:p>
          </table:table-cell>
          <table:table-cell office:value-type="float" office:value="2622" calcext:value-type="float">
            <text:p>2622</text:p>
          </table:table-cell>
          <table:table-cell office:value-type="float" office:value="1.37292580838199" calcext:value-type="float">
            <text:p>1.37292580838199</text:p>
          </table:table-cell>
          <table:table-cell office:value-type="float" office:value="0.137671342881235" calcext:value-type="float">
            <text:p>0.137671342881235</text:p>
          </table:table-cell>
          <table:table-cell table:number-columns-repeated="2" office:value-type="float" office:value="35.9" calcext:value-type="float">
            <text:p>35.9</text:p>
          </table:table-cell>
          <table:table-cell office:value-type="float" office:value="52.9" calcext:value-type="float">
            <text:p>5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BN</text:p>
          </table:table-cell>
          <table:table-cell office:value-type="float" office:value="2.7578125" calcext:value-type="float">
            <text:p>2.7578125</text:p>
          </table:table-cell>
          <table:table-cell office:value-type="float" office:value="5.56057548522949" calcext:value-type="float">
            <text:p>5.56057548522949</text:p>
          </table:table-cell>
          <table:table-cell office:value-type="float" office:value="4083.15" calcext:value-type="float">
            <text:p>4083.15</text:p>
          </table:table-cell>
          <table:table-cell office:value-type="float" office:value="2748.901" calcext:value-type="float">
            <text:p>2748.901</text:p>
          </table:table-cell>
          <table:table-cell office:value-type="float" office:value="1.1141608953476" calcext:value-type="float">
            <text:p>1.1141608953476</text:p>
          </table:table-cell>
          <table:table-cell office:value-type="float" office:value="0.574853539466858" calcext:value-type="float">
            <text:p>0.574853539466858</text:p>
          </table:table-cell>
          <table:table-cell office:value-type="float" office:value="1350" calcext:value-type="float">
            <text:p>1350</text:p>
          </table:table-cell>
          <table:table-cell office:value-type="float" office:value="1.39204826786824" calcext:value-type="float">
            <text:p>1.39204826786824</text:p>
          </table:table-cell>
          <table:table-cell office:value-type="float" office:value="0.157780415758065" calcext:value-type="float">
            <text:p>0.157780415758065</text:p>
          </table:table-cell>
          <table:table-cell office:value-type="float" office:value="14.7" calcext:value-type="float">
            <text:p>14.7</text:p>
          </table:table-cell>
          <table:table-cell office:value-type="float" office:value="12.2" calcext:value-type="float">
            <text:p>12.2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BS</text:p>
          </table:table-cell>
          <table:table-cell office:value-type="float" office:value="5.7109375" calcext:value-type="float">
            <text:p>5.7109375</text:p>
          </table:table-cell>
          <table:table-cell office:value-type="float" office:value="11.4035081863403" calcext:value-type="float">
            <text:p>11.4035081863403</text:p>
          </table:table-cell>
          <table:table-cell office:value-type="float" office:value="41770.96" calcext:value-type="float">
            <text:p>41770.96</text:p>
          </table:table-cell>
          <table:table-cell office:value-type="float" office:value="37194.328" calcext:value-type="float">
            <text:p>37194.328</text:p>
          </table:table-cell>
          <table:table-cell office:value-type="float" office:value="1.44668102264404" calcext:value-type="float">
            <text:p>1.44668102264404</text:p>
          </table:table-cell>
          <table:table-cell office:value-type="float" office:value="1.19719707965851" calcext:value-type="float">
            <text:p>1.19719707965851</text:p>
          </table:table-cell>
          <table:table-cell office:value-type="float" office:value="7384" calcext:value-type="float">
            <text:p>7384</text:p>
          </table:table-cell>
          <table:table-cell office:value-type="float" office:value="1.3777776519443" calcext:value-type="float">
            <text:p>1.3777776519443</text:p>
          </table:table-cell>
          <table:table-cell office:value-type="float" office:value="0.12565941765249" calcext:value-type="float">
            <text:p>0.12565941765249</text:p>
          </table:table-cell>
          <table:table-cell office:value-type="float" office:value="34.7" calcext:value-type="float">
            <text:p>34.7</text:p>
          </table:table-cell>
          <table:table-cell office:value-type="float" office:value="30.1" calcext:value-type="float">
            <text:p>30.1</text:p>
          </table:table-cell>
          <table:table-cell office:value-type="float" office:value="54.8" calcext:value-type="float">
            <text:p>5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BT</text:p>
          </table:table-cell>
          <table:table-cell office:value-type="float" office:value="5.7109375" calcext:value-type="float">
            <text:p>5.7109375</text:p>
          </table:table-cell>
          <table:table-cell office:value-type="float" office:value="11.07248878479" calcext:value-type="float">
            <text:p>11.07248878479</text:p>
          </table:table-cell>
          <table:table-cell office:value-type="float" office:value="61613.96" calcext:value-type="float">
            <text:p>61613.96</text:p>
          </table:table-cell>
          <table:table-cell office:value-type="float" office:value="55951.579" calcext:value-type="float">
            <text:p>55951.579</text:p>
          </table:table-cell>
          <table:table-cell office:value-type="float" office:value="1.46126234531403" calcext:value-type="float">
            <text:p>1.46126234531403</text:p>
          </table:table-cell>
          <table:table-cell office:value-type="float" office:value="1.18724715709686" calcext:value-type="float">
            <text:p>1.18724715709686</text:p>
          </table:table-cell>
          <table:table-cell office:value-type="float" office:value="7344" calcext:value-type="float">
            <text:p>7344</text:p>
          </table:table-cell>
          <table:table-cell office:value-type="float" office:value="1.27097485973657" calcext:value-type="float">
            <text:p>1.27097485973657</text:p>
          </table:table-cell>
          <table:table-cell office:value-type="float" office:value="0.0808518062245059" calcext:value-type="float">
            <text:p>0.080851806224506</text:p>
          </table:table-cell>
          <table:table-cell office:value-type="float" office:value="34.7" calcext:value-type="float">
            <text:p>34.7</text:p>
          </table:table-cell>
          <table:table-cell office:value-type="float" office:value="30.1" calcext:value-type="float">
            <text:p>30.1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EW</text:p>
          </table:table-cell>
          <table:table-cell office:value-type="float" office:value="1.6328125" calcext:value-type="float">
            <text:p>1.6328125</text:p>
          </table:table-cell>
          <table:table-cell office:value-type="float" office:value="6.66033029556274" calcext:value-type="float">
            <text:p>6.66033029556274</text:p>
          </table:table-cell>
          <table:table-cell office:value-type="float" office:value="25922.5" calcext:value-type="float">
            <text:p>25922.5</text:p>
          </table:table-cell>
          <table:table-cell office:value-type="float" office:value="18198.159" calcext:value-type="float">
            <text:p>18198.159</text:p>
          </table:table-cell>
          <table:table-cell office:value-type="float" office:value="1.1111387014389" calcext:value-type="float">
            <text:p>1.1111387014389</text:p>
          </table:table-cell>
          <table:table-cell office:value-type="float" office:value="0.732805252075195" calcext:value-type="float">
            <text:p>0.732805252075195</text:p>
          </table:table-cell>
          <table:table-cell office:value-type="float" office:value="7189" calcext:value-type="float">
            <text:p>7189</text:p>
          </table:table-cell>
          <table:table-cell office:value-type="float" office:value="1.81413846371011" calcext:value-type="float">
            <text:p>1.81413846371011</text:p>
          </table:table-cell>
          <table:table-cell office:value-type="float" office:value="0.377871961723215" calcext:value-type="float">
            <text:p>0.377871961723215</text:p>
          </table:table-cell>
          <table:table-cell office:value-type="float" office:value="47.8" calcext:value-type="float">
            <text:p>47.8</text:p>
          </table:table-cell>
          <table:table-cell office:value-type="float" office:value="22.9" calcext:value-type="float">
            <text:p>22.9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E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6.72309398651123" calcext:value-type="float">
            <text:p>6.72309398651123</text:p>
          </table:table-cell>
          <table:table-cell office:value-type="float" office:value="6316.72" calcext:value-type="float">
            <text:p>6316.72</text:p>
          </table:table-cell>
          <table:table-cell office:value-type="float" office:value="3957.996" calcext:value-type="float">
            <text:p>3957.996</text:p>
          </table:table-cell>
          <table:table-cell office:value-type="float" office:value="1.02093577384949" calcext:value-type="float">
            <text:p>1.02093577384949</text:p>
          </table:table-cell>
          <table:table-cell office:value-type="float" office:value="0.704110205173492" calcext:value-type="float">
            <text:p>0.704110205173492</text:p>
          </table:table-cell>
          <table:table-cell office:value-type="float" office:value="928" calcext:value-type="float">
            <text:p>928</text:p>
          </table:table-cell>
          <table:table-cell office:value-type="float" office:value="1.52909935040331" calcext:value-type="float">
            <text:p>1.52909935040331</text:p>
          </table:table-cell>
          <table:table-cell office:value-type="float" office:value="0.145647429161404" calcext:value-type="float">
            <text:p>0.145647429161404</text:p>
          </table:table-cell>
          <table:table-cell office:value-type="float" office:value="23.1" calcext:value-type="float">
            <text:p>23.1</text:p>
          </table:table-cell>
          <table:table-cell office:value-type="float" office:value="10.9" calcext:value-type="float">
            <text:p>10.9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F</text:p>
          </table:table-cell>
          <table:table-cell office:value-type="float" office:value="5.2890625" calcext:value-type="float">
            <text:p>5.2890625</text:p>
          </table:table-cell>
          <table:table-cell office:value-type="float" office:value="7.96241140365601" calcext:value-type="float">
            <text:p>7.96241140365601</text:p>
          </table:table-cell>
          <table:table-cell office:value-type="float" office:value="11937.61" calcext:value-type="float">
            <text:p>11937.61</text:p>
          </table:table-cell>
          <table:table-cell office:value-type="float" office:value="8075.198" calcext:value-type="float">
            <text:p>8075.198</text:p>
          </table:table-cell>
          <table:table-cell office:value-type="float" office:value="1.29973900318146" calcext:value-type="float">
            <text:p>1.29973900318146</text:p>
          </table:table-cell>
          <table:table-cell office:value-type="float" office:value="0.88745528459549" calcext:value-type="float">
            <text:p>0.88745528459549</text:p>
          </table:table-cell>
          <table:table-cell office:value-type="float" office:value="11868" calcext:value-type="float">
            <text:p>11868</text:p>
          </table:table-cell>
          <table:table-cell office:value-type="float" office:value="3.08119147882305" calcext:value-type="float">
            <text:p>3.08119147882305</text:p>
          </table:table-cell>
          <table:table-cell office:value-type="float" office:value="1.02083878820466" calcext:value-type="float">
            <text:p>1.02083878820466</text:p>
          </table:table-cell>
          <table:table-cell office:value-type="float" office:value="23" calcext:value-type="float">
            <text:p>23</text:p>
          </table:table-cell>
          <table:table-cell office:value-type="float" office:value="43.3" calcext:value-type="float">
            <text:p>43.3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G</text:p>
          </table:table-cell>
          <table:table-cell office:value-type="float" office:value="5.2890625" calcext:value-type="float">
            <text:p>5.2890625</text:p>
          </table:table-cell>
          <table:table-cell office:value-type="float" office:value="7.08801794052124" calcext:value-type="float">
            <text:p>7.08801794052124</text:p>
          </table:table-cell>
          <table:table-cell office:value-type="float" office:value="27323.69" calcext:value-type="float">
            <text:p>27323.69</text:p>
          </table:table-cell>
          <table:table-cell office:value-type="float" office:value="17998.028" calcext:value-type="float">
            <text:p>17998.028</text:p>
          </table:table-cell>
          <table:table-cell office:value-type="float" office:value="1.19464242458344" calcext:value-type="float">
            <text:p>1.19464242458344</text:p>
          </table:table-cell>
          <table:table-cell office:value-type="float" office:value="0.670083165168762" calcext:value-type="float">
            <text:p>0.670083165168762</text:p>
          </table:table-cell>
          <table:table-cell office:value-type="float" office:value="45649" calcext:value-type="float">
            <text:p>45649</text:p>
          </table:table-cell>
          <table:table-cell office:value-type="float" office:value="2.00862477275745" calcext:value-type="float">
            <text:p>2.00862477275745</text:p>
          </table:table-cell>
          <table:table-cell office:value-type="float" office:value="0.392561416524801" calcext:value-type="float">
            <text:p>0.392561416524801</text:p>
          </table:table-cell>
          <table:table-cell office:value-type="float" office:value="50.9" calcext:value-type="float">
            <text:p>50.9</text:p>
          </table:table-cell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H</text:p>
          </table:table-cell>
          <table:table-cell office:value-type="float" office:value="2.1953125" calcext:value-type="float">
            <text:p>2.1953125</text:p>
          </table:table-cell>
          <table:table-cell office:value-type="float" office:value="8.06225776672363" calcext:value-type="float">
            <text:p>8.06225776672363</text:p>
          </table:table-cell>
          <table:table-cell office:value-type="float" office:value="24052.83" calcext:value-type="float">
            <text:p>24052.83</text:p>
          </table:table-cell>
          <table:table-cell office:value-type="float" office:value="15736.863" calcext:value-type="float">
            <text:p>15736.863</text:p>
          </table:table-cell>
          <table:table-cell office:value-type="float" office:value="1.15596890449524" calcext:value-type="float">
            <text:p>1.15596890449524</text:p>
          </table:table-cell>
          <table:table-cell office:value-type="float" office:value="0.79155820608139" calcext:value-type="float">
            <text:p>0.79155820608139</text:p>
          </table:table-cell>
          <table:table-cell office:value-type="float" office:value="1932" calcext:value-type="float">
            <text:p>1932</text:p>
          </table:table-cell>
          <table:table-cell office:value-type="float" office:value="1.67886208433609" calcext:value-type="float">
            <text:p>1.67886208433609</text:p>
          </table:table-cell>
          <table:table-cell office:value-type="float" office:value="0.331267614403079" calcext:value-type="float">
            <text:p>0.331267614403079</text:p>
          </table:table-cell>
          <table:table-cell office:value-type="float" office:value="9.5" calcext:value-type="float">
            <text:p>9.5</text:p>
          </table:table-cell>
          <table:table-cell office:value-type="float" office:value="68" calcext:value-type="float">
            <text:p>68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N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8.01997566223145" calcext:value-type="float">
            <text:p>8.01997566223145</text:p>
          </table:table-cell>
          <table:table-cell office:value-type="float" office:value="12407.58" calcext:value-type="float">
            <text:p>12407.58</text:p>
          </table:table-cell>
          <table:table-cell office:value-type="float" office:value="7861.69" calcext:value-type="float">
            <text:p>7861.69</text:p>
          </table:table-cell>
          <table:table-cell office:value-type="float" office:value="1.16292262077332" calcext:value-type="float">
            <text:p>1.16292262077332</text:p>
          </table:table-cell>
          <table:table-cell office:value-type="float" office:value="0.765888154506683" calcext:value-type="float">
            <text:p>0.765888154506683</text:p>
          </table:table-cell>
          <table:table-cell office:value-type="float" office:value="1953" calcext:value-type="float">
            <text:p>1953</text:p>
          </table:table-cell>
          <table:table-cell office:value-type="float" office:value="1.81503906871425" calcext:value-type="float">
            <text:p>1.81503906871425</text:p>
          </table:table-cell>
          <table:table-cell office:value-type="float" office:value="0.422810856226441" calcext:value-type="float">
            <text:p>0.422810856226441</text:p>
          </table:table-cell>
          <table:table-cell office:value-type="float" office:value="50.6" calcext:value-type="float">
            <text:p>50.6</text:p>
          </table:table-cell>
          <table:table-cell office:value-type="float" office:value="9.5" calcext:value-type="float">
            <text:p>9.5</text:p>
          </table:table-cell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O</text:p>
          </table:table-cell>
          <table:table-cell office:value-type="float" office:value="6.9765625" calcext:value-type="float">
            <text:p>6.9765625</text:p>
          </table:table-cell>
          <table:table-cell office:value-type="float" office:value="7.92716836929321" calcext:value-type="float">
            <text:p>7.92716836929321</text:p>
          </table:table-cell>
          <table:table-cell office:value-type="float" office:value="12330.35" calcext:value-type="float">
            <text:p>12330.35</text:p>
          </table:table-cell>
          <table:table-cell office:value-type="float" office:value="9874.234" calcext:value-type="float">
            <text:p>9874.234</text:p>
          </table:table-cell>
          <table:table-cell office:value-type="float" office:value="1.37353539466858" calcext:value-type="float">
            <text:p>1.37353539466858</text:p>
          </table:table-cell>
          <table:table-cell office:value-type="float" office:value="0.83959037065506" calcext:value-type="float">
            <text:p>0.83959037065506</text:p>
          </table:table-cell>
          <table:table-cell office:value-type="float" office:value="4745" calcext:value-type="float">
            <text:p>4745</text:p>
          </table:table-cell>
          <table:table-cell office:value-type="float" office:value="2.91298781280043" calcext:value-type="float">
            <text:p>2.91298781280043</text:p>
          </table:table-cell>
          <table:table-cell office:value-type="float" office:value="0.954043816596719" calcext:value-type="float">
            <text:p>0.95404381659671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S</text:p>
          </table:table-cell>
          <table:table-cell office:value-type="float" office:value="4.8671875" calcext:value-type="float">
            <text:p>4.8671875</text:p>
          </table:table-cell>
          <table:table-cell office:value-type="float" office:value="8.06225776672363" calcext:value-type="float">
            <text:p>8.06225776672363</text:p>
          </table:table-cell>
          <table:table-cell office:value-type="float" office:value="22651.08" calcext:value-type="float">
            <text:p>22651.08</text:p>
          </table:table-cell>
          <table:table-cell office:value-type="float" office:value="16002.934" calcext:value-type="float">
            <text:p>16002.934</text:p>
          </table:table-cell>
          <table:table-cell office:value-type="float" office:value="1.2335239648819" calcext:value-type="float">
            <text:p>1.2335239648819</text:p>
          </table:table-cell>
          <table:table-cell office:value-type="float" office:value="0.76851612329483" calcext:value-type="float">
            <text:p>0.76851612329483</text:p>
          </table:table-cell>
          <table:table-cell office:value-type="float" office:value="12717" calcext:value-type="float">
            <text:p>12717</text:p>
          </table:table-cell>
          <table:table-cell office:value-type="float" office:value="2.10880439405878" calcext:value-type="float">
            <text:p>2.10880439405878</text:p>
          </table:table-cell>
          <table:table-cell office:value-type="float" office:value="0.412297351627751" calcext:value-type="float">
            <text:p>0.412297351627751</text:p>
          </table:table-cell>
          <table:table-cell office:value-type="float" office:value="28.2" calcext:value-type="float">
            <text:p>28.2</text:p>
          </table:table-cell>
          <table:table-cell office:value-type="float" office:value="40.4" calcext:value-type="float">
            <text:p>40.4</text:p>
          </table:table-cell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V</text:p>
          </table:table-cell>
          <table:table-cell office:value-type="float" office:value="4.5859375" calcext:value-type="float">
            <text:p>4.5859375</text:p>
          </table:table-cell>
          <table:table-cell office:value-type="float" office:value="7.49666595458984" calcext:value-type="float">
            <text:p>7.49666595458984</text:p>
          </table:table-cell>
          <table:table-cell office:value-type="float" office:value="300468.97" calcext:value-type="float">
            <text:p>300468.97</text:p>
          </table:table-cell>
          <table:table-cell office:value-type="float" office:value="181293.55" calcext:value-type="float">
            <text:p>181293.55</text:p>
          </table:table-cell>
          <table:table-cell office:value-type="float" office:value="1.11380171775818" calcext:value-type="float">
            <text:p>1.11380171775818</text:p>
          </table:table-cell>
          <table:table-cell office:value-type="float" office:value="0.679639279842377" calcext:value-type="float">
            <text:p>0.679639279842377</text:p>
          </table:table-cell>
          <table:table-cell office:value-type="float" office:value="5427" calcext:value-type="float">
            <text:p>5427</text:p>
          </table:table-cell>
          <table:table-cell office:value-type="float" office:value="1.15932996829346" calcext:value-type="float">
            <text:p>1.15932996829346</text:p>
          </table:table-cell>
          <table:table-cell office:value-type="float" office:value="0.0535543291679603" calcext:value-type="float">
            <text:p>0.05355432916796</text:p>
          </table:table-cell>
          <table:table-cell table:number-columns-repeated="2" office:value-type="float" office:value="39.2" calcext:value-type="float">
            <text:p>39.2</text:p>
          </table:table-cell>
          <table:table-cell office:value-type="float" office:value="219.6" calcext:value-type="float">
            <text:p>21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FW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7.80000019073486" calcext:value-type="float">
            <text:p>7.80000019073486</text:p>
          </table:table-cell>
          <table:table-cell office:value-type="float" office:value="45860.06" calcext:value-type="float">
            <text:p>45860.06</text:p>
          </table:table-cell>
          <table:table-cell office:value-type="float" office:value="35450.756" calcext:value-type="float">
            <text:p>35450.756</text:p>
          </table:table-cell>
          <table:table-cell office:value-type="float" office:value="1.27021980285645" calcext:value-type="float">
            <text:p>1.27021980285645</text:p>
          </table:table-cell>
          <table:table-cell office:value-type="float" office:value="0.81547874212265" calcext:value-type="float">
            <text:p>0.81547874212265</text:p>
          </table:table-cell>
          <table:table-cell office:value-type="float" office:value="1363" calcext:value-type="float">
            <text:p>1363</text:p>
          </table:table-cell>
          <table:table-cell office:value-type="float" office:value="1.23782517372991" calcext:value-type="float">
            <text:p>1.23782517372991</text:p>
          </table:table-cell>
          <table:table-cell office:value-type="float" office:value="0.0778614821250217" calcext:value-type="float">
            <text:p>0.077861482125022</text:p>
          </table:table-cell>
          <table:table-cell office:value-type="float" office:value="27.7" calcext:value-type="float">
            <text:p>27.7</text:p>
          </table:table-cell>
          <table:table-cell office:value-type="float" office:value="24" calcext:value-type="float">
            <text:p>24</text:p>
          </table:table-cell>
          <table:table-cell office:value-type="float" office:value="86.9" calcext:value-type="float">
            <text:p>8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GT</text:p>
          </table:table-cell>
          <table:table-cell office:value-type="float" office:value="2.1953125" calcext:value-type="float">
            <text:p>2.1953125</text:p>
          </table:table-cell>
          <table:table-cell office:value-type="float" office:value="7.92716836929321" calcext:value-type="float">
            <text:p>7.92716836929321</text:p>
          </table:table-cell>
          <table:table-cell office:value-type="float" office:value="25081.02" calcext:value-type="float">
            <text:p>25081.02</text:p>
          </table:table-cell>
          <table:table-cell office:value-type="float" office:value="15506.254" calcext:value-type="float">
            <text:p>15506.254</text:p>
          </table:table-cell>
          <table:table-cell office:value-type="float" office:value="1.24875247478485" calcext:value-type="float">
            <text:p>1.24875247478485</text:p>
          </table:table-cell>
          <table:table-cell office:value-type="float" office:value="0.753266751766205" calcext:value-type="float">
            <text:p>0.753266751766205</text:p>
          </table:table-cell>
          <table:table-cell office:value-type="float" office:value="875" calcext:value-type="float">
            <text:p>875</text:p>
          </table:table-cell>
          <table:table-cell office:value-type="float" office:value="1.29817661278149" calcext:value-type="float">
            <text:p>1.29817661278149</text:p>
          </table:table-cell>
          <table:table-cell office:value-type="float" office:value="0.0426040722721543" calcext:value-type="float">
            <text:p>0.042604072272154</text:p>
          </table:table-cell>
          <table:table-cell office:value-type="float" office:value="19.7" calcext:value-type="float">
            <text:p>19.7</text:p>
          </table:table-cell>
          <table:table-cell office:value-type="float" office:value="20.8" calcext:value-type="float">
            <text:p>20.8</text:p>
          </table:table-cell>
          <table:table-cell office:value-type="float" office:value="68.6" calcext:value-type="float">
            <text:p>6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IV</text:p>
          </table:table-cell>
          <table:table-cell office:value-type="float" office:value="3.4609375" calcext:value-type="float">
            <text:p>3.4609375</text:p>
          </table:table-cell>
          <table:table-cell office:value-type="float" office:value="5.25357007980347" calcext:value-type="float">
            <text:p>5.25357007980347</text:p>
          </table:table-cell>
          <table:table-cell office:value-type="float" office:value="25196.43" calcext:value-type="float">
            <text:p>25196.43</text:p>
          </table:table-cell>
          <table:table-cell office:value-type="float" office:value="16342.598" calcext:value-type="float">
            <text:p>16342.598</text:p>
          </table:table-cell>
          <table:table-cell office:value-type="float" office:value="1.11039054393768" calcext:value-type="float">
            <text:p>1.11039054393768</text:p>
          </table:table-cell>
          <table:table-cell office:value-type="float" office:value="0.64521449804306" calcext:value-type="float">
            <text:p>0.64521449804306</text:p>
          </table:table-cell>
          <table:table-cell office:value-type="float" office:value="6985" calcext:value-type="float">
            <text:p>6985</text:p>
          </table:table-cell>
          <table:table-cell office:value-type="float" office:value="1.37742129612924" calcext:value-type="float">
            <text:p>1.37742129612924</text:p>
          </table:table-cell>
          <table:table-cell office:value-type="float" office:value="0.0637301871240697" calcext:value-type="float">
            <text:p>0.06373018712407</text:p>
          </table:table-cell>
          <table:table-cell office:value-type="float" office:value="18.6" calcext:value-type="float">
            <text:p>18.6</text:p>
          </table:table-cell>
          <table:table-cell office:value-type="float" office:value="28.4" calcext:value-type="float">
            <text:p>28.4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OD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6.08276271820068" calcext:value-type="float">
            <text:p>6.08276271820068</text:p>
          </table:table-cell>
          <table:table-cell office:value-type="float" office:value="4170.84" calcext:value-type="float">
            <text:p>4170.84</text:p>
          </table:table-cell>
          <table:table-cell office:value-type="float" office:value="2796" calcext:value-type="float">
            <text:p>2796</text:p>
          </table:table-cell>
          <table:table-cell office:value-type="float" office:value="1.46431052684784" calcext:value-type="float">
            <text:p>1.46431052684784</text:p>
          </table:table-cell>
          <table:table-cell office:value-type="float" office:value="0.700522065162659" calcext:value-type="float">
            <text:p>0.700522065162659</text:p>
          </table:table-cell>
          <table:table-cell office:value-type="float" office:value="945" calcext:value-type="float">
            <text:p>945</text:p>
          </table:table-cell>
          <table:table-cell office:value-type="float" office:value="1.42559377880149" calcext:value-type="float">
            <text:p>1.42559377880149</text:p>
          </table:table-cell>
          <table:table-cell office:value-type="float" office:value="0.160115566078081" calcext:value-type="float">
            <text:p>0.16011556607808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OF</text:p>
          </table:table-cell>
          <table:table-cell office:value-type="float" office:value="4.3046875" calcext:value-type="float">
            <text:p>4.3046875</text:p>
          </table:table-cell>
          <table:table-cell office:value-type="float" office:value="5.73061943054199" calcext:value-type="float">
            <text:p>5.73061943054199</text:p>
          </table:table-cell>
          <table:table-cell office:value-type="float" office:value="16093.69" calcext:value-type="float">
            <text:p>16093.69</text:p>
          </table:table-cell>
          <table:table-cell office:value-type="float" office:value="11519.81" calcext:value-type="float">
            <text:p>11519.81</text:p>
          </table:table-cell>
          <table:table-cell office:value-type="float" office:value="1.18478655815125" calcext:value-type="float">
            <text:p>1.18478655815125</text:p>
          </table:table-cell>
          <table:table-cell office:value-type="float" office:value="0.667905747890472" calcext:value-type="float">
            <text:p>0.667905747890472</text:p>
          </table:table-cell>
          <table:table-cell office:value-type="float" office:value="9990" calcext:value-type="float">
            <text:p>9990</text:p>
          </table:table-cell>
          <table:table-cell office:value-type="float" office:value="2.44519718365413" calcext:value-type="float">
            <text:p>2.44519718365413</text:p>
          </table:table-cell>
          <table:table-cell office:value-type="float" office:value="0.664516783958323" calcext:value-type="float">
            <text:p>0.664516783958323</text:p>
          </table:table-cell>
          <table:table-cell office:value-type="float" office:value="40.9" calcext:value-type="float">
            <text:p>40.9</text:p>
          </table:table-cell>
          <table:table-cell office:value-type="float" office:value="24.5" calcext:value-type="float">
            <text:p>24.5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OS</text:p>
          </table:table-cell>
          <table:table-cell office:value-type="float" office:value="2.7578125" calcext:value-type="float">
            <text:p>2.7578125</text:p>
          </table:table-cell>
          <table:table-cell office:value-type="float" office:value="5.65685415267944" calcext:value-type="float">
            <text:p>5.65685415267944</text:p>
          </table:table-cell>
          <table:table-cell office:value-type="float" office:value="9810.54" calcext:value-type="float">
            <text:p>9810.54</text:p>
          </table:table-cell>
          <table:table-cell office:value-type="float" office:value="6201.338" calcext:value-type="float">
            <text:p>6201.338</text:p>
          </table:table-cell>
          <table:table-cell office:value-type="float" office:value="1.04156970977783" calcext:value-type="float">
            <text:p>1.04156970977783</text:p>
          </table:table-cell>
          <table:table-cell office:value-type="float" office:value="0.540496468544006" calcext:value-type="float">
            <text:p>0.540496468544006</text:p>
          </table:table-cell>
          <table:table-cell office:value-type="float" office:value="2378" calcext:value-type="float">
            <text:p>2378</text:p>
          </table:table-cell>
          <table:table-cell office:value-type="float" office:value="2.26929363792007" calcext:value-type="float">
            <text:p>2.26929363792007</text:p>
          </table:table-cell>
          <table:table-cell office:value-type="float" office:value="0.378669753267852" calcext:value-type="float">
            <text:p>0.378669753267852</text:p>
          </table:table-cell>
          <table:table-cell office:value-type="float" office:value="39.7" calcext:value-type="float">
            <text:p>39.7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SF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7.60263156890869" calcext:value-type="float">
            <text:p>7.60263156890869</text:p>
          </table:table-cell>
          <table:table-cell office:value-type="float" office:value="19810.08" calcext:value-type="float">
            <text:p>19810.08</text:p>
          </table:table-cell>
          <table:table-cell office:value-type="float" office:value="14367.436" calcext:value-type="float">
            <text:p>14367.436</text:p>
          </table:table-cell>
          <table:table-cell office:value-type="float" office:value="1.30900597572327" calcext:value-type="float">
            <text:p>1.30900597572327</text:p>
          </table:table-cell>
          <table:table-cell office:value-type="float" office:value="0.870626091957092" calcext:value-type="float">
            <text:p>0.870626091957092</text:p>
          </table:table-cell>
          <table:table-cell office:value-type="float" office:value="3021" calcext:value-type="float">
            <text:p>3021</text:p>
          </table:table-cell>
          <table:table-cell office:value-type="float" office:value="1.88570321157346" calcext:value-type="float">
            <text:p>1.88570321157346</text:p>
          </table:table-cell>
          <table:table-cell office:value-type="float" office:value="0.357584969286718" calcext:value-type="float">
            <text:p>0.357584969286718</text:p>
          </table:table-cell>
          <table:table-cell office:value-type="float" office:value="34.8" calcext:value-type="float">
            <text:p>34.8</text:p>
          </table:table-cell>
          <table:table-cell office:value-type="float" office:value="28.8" calcext:value-type="float">
            <text:p>28.8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SO</text:p>
          </table:table-cell>
          <table:table-cell office:value-type="float" office:value="1.4921875" calcext:value-type="float">
            <text:p>1.4921875</text:p>
          </table:table-cell>
          <table:table-cell office:value-type="float" office:value="6.79411554336548" calcext:value-type="float">
            <text:p>6.79411554336548</text:p>
          </table:table-cell>
          <table:table-cell office:value-type="float" office:value="33453.13" calcext:value-type="float">
            <text:p>33453.13</text:p>
          </table:table-cell>
          <table:table-cell office:value-type="float" office:value="22047.034" calcext:value-type="float">
            <text:p>22047.034</text:p>
          </table:table-cell>
          <table:table-cell office:value-type="float" office:value="1.15896618366241" calcext:value-type="float">
            <text:p>1.15896618366241</text:p>
          </table:table-cell>
          <table:table-cell office:value-type="float" office:value="0.678732454776764" calcext:value-type="float">
            <text:p>0.678732454776764</text:p>
          </table:table-cell>
          <table:table-cell office:value-type="float" office:value="1551" calcext:value-type="float">
            <text:p>1551</text:p>
          </table:table-cell>
          <table:table-cell office:value-type="float" office:value="1.66955866311245" calcext:value-type="float">
            <text:p>1.66955866311245</text:p>
          </table:table-cell>
          <table:table-cell office:value-type="float" office:value="0.161449056070929" calcext:value-type="float">
            <text:p>0.161449056070929</text:p>
          </table:table-cell>
          <table:table-cell office:value-type="float" office:value="40.1" calcext:value-type="float">
            <text:p>40.1</text:p>
          </table:table-cell>
          <table:table-cell office:value-type="float" office:value="20.4" calcext:value-type="float">
            <text:p>20.4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SY</text:p>
          </table:table-cell>
          <table:table-cell office:value-type="float" office:value="1.4921875" calcext:value-type="float">
            <text:p>1.4921875</text:p>
          </table:table-cell>
          <table:table-cell office:value-type="float" office:value="7.28011035919189" calcext:value-type="float">
            <text:p>7.28011035919189</text:p>
          </table:table-cell>
          <table:table-cell office:value-type="float" office:value="12154.69" calcext:value-type="float">
            <text:p>12154.69</text:p>
          </table:table-cell>
          <table:table-cell office:value-type="float" office:value="7884.439" calcext:value-type="float">
            <text:p>7884.439</text:p>
          </table:table-cell>
          <table:table-cell office:value-type="float" office:value="1.06271195411682" calcext:value-type="float">
            <text:p>1.06271195411682</text:p>
          </table:table-cell>
          <table:table-cell office:value-type="float" office:value="0.769265353679657" calcext:value-type="float">
            <text:p>0.769265353679657</text:p>
          </table:table-cell>
          <table:table-cell office:value-type="float" office:value="9409" calcext:value-type="float">
            <text:p>9409</text:p>
          </table:table-cell>
          <table:table-cell office:value-type="float" office:value="2.05636086686092" calcext:value-type="float">
            <text:p>2.05636086686092</text:p>
          </table:table-cell>
          <table:table-cell office:value-type="float" office:value="0.488898277349559" calcext:value-type="float">
            <text:p>0.488898277349559</text:p>
          </table:table-cell>
          <table:table-cell office:value-type="float" office:value="10.9" calcext:value-type="float">
            <text:p>10.9</text:p>
          </table:table-cell>
          <table:table-cell office:value-type="float" office:value="45.3" calcext:value-type="float">
            <text:p>45.3</text:p>
          </table:table-cell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TF</text:p>
          </table:table-cell>
          <table:table-cell office:value-type="float" office:value="5.2890625" calcext:value-type="float">
            <text:p>5.2890625</text:p>
          </table:table-cell>
          <table:table-cell office:value-type="float" office:value="7.7382173538208" calcext:value-type="float">
            <text:p>7.7382173538208</text:p>
          </table:table-cell>
          <table:table-cell office:value-type="float" office:value="12196.46" calcext:value-type="float">
            <text:p>12196.46</text:p>
          </table:table-cell>
          <table:table-cell office:value-type="float" office:value="8256.334" calcext:value-type="float">
            <text:p>8256.334</text:p>
          </table:table-cell>
          <table:table-cell office:value-type="float" office:value="1.29526698589325" calcext:value-type="float">
            <text:p>1.29526698589325</text:p>
          </table:table-cell>
          <table:table-cell office:value-type="float" office:value="0.78123015165329" calcext:value-type="float">
            <text:p>0.78123015165329</text:p>
          </table:table-cell>
          <table:table-cell office:value-type="float" office:value="45704" calcext:value-type="float">
            <text:p>45704</text:p>
          </table:table-cell>
          <table:table-cell office:value-type="float" office:value="2.62719738984921" calcext:value-type="float">
            <text:p>2.62719738984921</text:p>
          </table:table-cell>
          <table:table-cell office:value-type="float" office:value="0.639193360474137" calcext:value-type="float">
            <text:p>0.639193360474137</text:p>
          </table:table-cell>
          <table:table-cell office:value-type="float" office:value="28.2" calcext:value-type="float">
            <text:p>28.2</text:p>
          </table:table-cell>
          <table:table-cell office:value-type="float" office:value="35.4" calcext:value-type="float">
            <text:p>35.4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TI</text:p>
          </table:table-cell>
          <table:table-cell office:value-type="float" office:value="1.6328125" calcext:value-type="float">
            <text:p>1.6328125</text:p>
          </table:table-cell>
          <table:table-cell office:value-type="float" office:value="6.20644855499268" calcext:value-type="float">
            <text:p>6.20644855499268</text:p>
          </table:table-cell>
          <table:table-cell office:value-type="float" office:value="25956.69" calcext:value-type="float">
            <text:p>25956.69</text:p>
          </table:table-cell>
          <table:table-cell office:value-type="float" office:value="17167.389" calcext:value-type="float">
            <text:p>17167.389</text:p>
          </table:table-cell>
          <table:table-cell office:value-type="float" office:value="1.21168518066406" calcext:value-type="float">
            <text:p>1.21168518066406</text:p>
          </table:table-cell>
          <table:table-cell office:value-type="float" office:value="0.735823810100555" calcext:value-type="float">
            <text:p>0.735823810100555</text:p>
          </table:table-cell>
          <table:table-cell office:value-type="float" office:value="39672" calcext:value-type="float">
            <text:p>39672</text:p>
          </table:table-cell>
          <table:table-cell office:value-type="float" office:value="1.66532667335484" calcext:value-type="float">
            <text:p>1.66532667335484</text:p>
          </table:table-cell>
          <table:table-cell office:value-type="float" office:value="0.223805977380507" calcext:value-type="float">
            <text:p>0.223805977380507</text:p>
          </table:table-cell>
          <table:table-cell office:value-type="float" office:value="25.8" calcext:value-type="float">
            <text:p>25.8</text:p>
          </table:table-cell>
          <table:table-cell office:value-type="float" office:value="34.6" calcext:value-type="float">
            <text:p>34.6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TO</text:p>
          </table:table-cell>
          <table:table-cell office:value-type="float" office:value="1.9140625" calcext:value-type="float">
            <text:p>1.9140625</text:p>
          </table:table-cell>
          <table:table-cell office:value-type="float" office:value="7.12460565567017" calcext:value-type="float">
            <text:p>7.12460565567017</text:p>
          </table:table-cell>
          <table:table-cell office:value-type="float" office:value="41608.88" calcext:value-type="float">
            <text:p>41608.88</text:p>
          </table:table-cell>
          <table:table-cell office:value-type="float" office:value="22928.417" calcext:value-type="float">
            <text:p>22928.417</text:p>
          </table:table-cell>
          <table:table-cell office:value-type="float" office:value="1.04177498817444" calcext:value-type="float">
            <text:p>1.04177498817444</text:p>
          </table:table-cell>
          <table:table-cell office:value-type="float" office:value="0.652445793151856" calcext:value-type="float">
            <text:p>0.652445793151856</text:p>
          </table:table-cell>
          <table:table-cell office:value-type="float" office:value="4270" calcext:value-type="float">
            <text:p>4270</text:p>
          </table:table-cell>
          <table:table-cell office:value-type="float" office:value="1.59254180667537" calcext:value-type="float">
            <text:p>1.59254180667537</text:p>
          </table:table-cell>
          <table:table-cell office:value-type="float" office:value="0.200848400915174" calcext:value-type="float">
            <text:p>0.200848400915174</text:p>
          </table:table-cell>
          <table:table-cell office:value-type="float" office:value="60" calcext:value-type="float">
            <text:p>60</text:p>
          </table:table-cell>
          <table:table-cell office:value-type="float" office:value="15.6" calcext:value-type="float">
            <text:p>15.6</text:p>
          </table:table-cell>
          <table:table-cell office:value-type="float" office:value="47.7" calcext:value-type="float">
            <text:p>4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TT</text:p>
          </table:table-cell>
          <table:table-cell office:value-type="float" office:value="4.0234375" calcext:value-type="float">
            <text:p>4.0234375</text:p>
          </table:table-cell>
          <table:table-cell office:value-type="float" office:value="7.45385837554932" calcext:value-type="float">
            <text:p>7.45385837554932</text:p>
          </table:table-cell>
          <table:table-cell office:value-type="float" office:value="25432.19" calcext:value-type="float">
            <text:p>25432.19</text:p>
          </table:table-cell>
          <table:table-cell office:value-type="float" office:value="17947.181" calcext:value-type="float">
            <text:p>17947.181</text:p>
          </table:table-cell>
          <table:table-cell office:value-type="float" office:value="1.25535464286804" calcext:value-type="float">
            <text:p>1.25535464286804</text:p>
          </table:table-cell>
          <table:table-cell office:value-type="float" office:value="0.794280052185059" calcext:value-type="float">
            <text:p>0.794280052185059</text:p>
          </table:table-cell>
          <table:table-cell office:value-type="float" office:value="9020" calcext:value-type="float">
            <text:p>9020</text:p>
          </table:table-cell>
          <table:table-cell office:value-type="float" office:value="1.95453856264055" calcext:value-type="float">
            <text:p>1.95453856264055</text:p>
          </table:table-cell>
          <table:table-cell office:value-type="float" office:value="0.350594584270745" calcext:value-type="float">
            <text:p>0.350594584270745</text:p>
          </table:table-cell>
          <table:table-cell office:value-type="float" office:value="26.4" calcext:value-type="float">
            <text:p>26.4</text:p>
          </table:table-cell>
          <table:table-cell office:value-type="float" office:value="44" calcext:value-type="float">
            <text:p>44</text:p>
          </table:table-cell>
          <table:table-cell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TW</text:p>
          </table:table-cell>
          <table:table-cell office:value-type="float" office:value="4.7265625" calcext:value-type="float">
            <text:p>4.7265625</text:p>
          </table:table-cell>
          <table:table-cell office:value-type="float" office:value="6.77052450180054" calcext:value-type="float">
            <text:p>6.77052450180054</text:p>
          </table:table-cell>
          <table:table-cell office:value-type="float" office:value="24528.85" calcext:value-type="float">
            <text:p>24528.85</text:p>
          </table:table-cell>
          <table:table-cell office:value-type="float" office:value="17430.349" calcext:value-type="float">
            <text:p>17430.349</text:p>
          </table:table-cell>
          <table:table-cell office:value-type="float" office:value="1.19086909294128" calcext:value-type="float">
            <text:p>1.19086909294128</text:p>
          </table:table-cell>
          <table:table-cell office:value-type="float" office:value="0.670846879482269" calcext:value-type="float">
            <text:p>0.670846879482269</text:p>
          </table:table-cell>
          <table:table-cell office:value-type="float" office:value="1638" calcext:value-type="float">
            <text:p>1638</text:p>
          </table:table-cell>
          <table:table-cell office:value-type="float" office:value="1.38260196903021" calcext:value-type="float">
            <text:p>1.38260196903021</text:p>
          </table:table-cell>
          <table:table-cell office:value-type="float" office:value="0.0502504346665697" calcext:value-type="float">
            <text:p>0.05025043466657</text:p>
          </table:table-cell>
          <table:table-cell office:value-type="float" office:value="24.1" calcext:value-type="float">
            <text:p>24.1</text:p>
          </table:table-cell>
          <table:table-cell office:value-type="float" office:value="20.6" calcext:value-type="float">
            <text:p>20.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VR</text:p>
          </table:table-cell>
          <table:table-cell office:value-type="float" office:value="4.4453125" calcext:value-type="float">
            <text:p>4.4453125</text:p>
          </table:table-cell>
          <table:table-cell office:value-type="float" office:value="6.59999990463257" calcext:value-type="float">
            <text:p>6.59999990463257</text:p>
          </table:table-cell>
          <table:table-cell office:value-type="float" office:value="38383.43" calcext:value-type="float">
            <text:p>38383.43</text:p>
          </table:table-cell>
          <table:table-cell office:value-type="float" office:value="23877.862" calcext:value-type="float">
            <text:p>23877.862</text:p>
          </table:table-cell>
          <table:table-cell office:value-type="float" office:value="1.13924837112427" calcext:value-type="float">
            <text:p>1.13924837112427</text:p>
          </table:table-cell>
          <table:table-cell office:value-type="float" office:value="0.649986982345581" calcext:value-type="float">
            <text:p>0.649986982345581</text:p>
          </table:table-cell>
          <table:table-cell office:value-type="float" office:value="20636" calcext:value-type="float">
            <text:p>20636</text:p>
          </table:table-cell>
          <table:table-cell office:value-type="float" office:value="1.80644812262318" calcext:value-type="float">
            <text:p>1.80644812262318</text:p>
          </table:table-cell>
          <table:table-cell office:value-type="float" office:value="0.208406102882546" calcext:value-type="float">
            <text:p>0.208406102882546</text:p>
          </table:table-cell>
          <table:table-cell office:value-type="float" office:value="41.1" calcext:value-type="float">
            <text:p>41.1</text:p>
          </table:table-cell>
          <table:table-cell office:value-type="float" office:value="26.9" calcext:value-type="float">
            <text:p>26.9</text:p>
          </table:table-cell>
          <table:table-cell office:value-type="float" office:value="39.2" calcext:value-type="float">
            <text:p>3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VV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6.79411554336548" calcext:value-type="float">
            <text:p>6.79411554336548</text:p>
          </table:table-cell>
          <table:table-cell office:value-type="float" office:value="21877.02" calcext:value-type="float">
            <text:p>21877.02</text:p>
          </table:table-cell>
          <table:table-cell office:value-type="float" office:value="13056.054" calcext:value-type="float">
            <text:p>13056.054</text:p>
          </table:table-cell>
          <table:table-cell office:value-type="float" office:value="1.13418686389923" calcext:value-type="float">
            <text:p>1.13418686389923</text:p>
          </table:table-cell>
          <table:table-cell office:value-type="float" office:value="0.647576570510864" calcext:value-type="float">
            <text:p>0.647576570510864</text:p>
          </table:table-cell>
          <table:table-cell office:value-type="float" office:value="5885" calcext:value-type="float">
            <text:p>5885</text:p>
          </table:table-cell>
          <table:table-cell office:value-type="float" office:value="1.43265242893513" calcext:value-type="float">
            <text:p>1.43265242893513</text:p>
          </table:table-cell>
          <table:table-cell office:value-type="float" office:value="0.156559182127613" calcext:value-type="float">
            <text:p>0.156559182127613</text:p>
          </table:table-cell>
          <table:table-cell office:value-type="float" office:value="26.6" calcext:value-type="float">
            <text:p>26.6</text:p>
          </table:table-cell>
          <table:table-cell office:value-type="float" office:value="25.6" calcext:value-type="float">
            <text:p>25.6</text:p>
          </table:table-cell>
          <table:table-cell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ZR</text:p>
          </table:table-cell>
          <table:table-cell office:value-type="float" office:value="4.5859375" calcext:value-type="float">
            <text:p>4.5859375</text:p>
          </table:table-cell>
          <table:table-cell office:value-type="float" office:value="6.27694225311279" calcext:value-type="float">
            <text:p>6.27694225311279</text:p>
          </table:table-cell>
          <table:table-cell office:value-type="float" office:value="12162.79" calcext:value-type="float">
            <text:p>12162.79</text:p>
          </table:table-cell>
          <table:table-cell office:value-type="float" office:value="7717.857" calcext:value-type="float">
            <text:p>7717.857</text:p>
          </table:table-cell>
          <table:table-cell office:value-type="float" office:value="1.12512254714966" calcext:value-type="float">
            <text:p>1.12512254714966</text:p>
          </table:table-cell>
          <table:table-cell office:value-type="float" office:value="0.610751569271088" calcext:value-type="float">
            <text:p>0.610751569271088</text:p>
          </table:table-cell>
          <table:table-cell office:value-type="float" office:value="3570" calcext:value-type="float">
            <text:p>3570</text:p>
          </table:table-cell>
          <table:table-cell office:value-type="float" office:value="2.60565546740641" calcext:value-type="float">
            <text:p>2.60565546740641</text:p>
          </table:table-cell>
          <table:table-cell office:value-type="float" office:value="0.730337694944903" calcext:value-type="float">
            <text:p>0.730337694944903</text:p>
          </table:table-cell>
          <table:table-cell office:value-type="float" office:value="36.5" calcext:value-type="float">
            <text:p>36.5</text:p>
          </table:table-cell>
          <table:table-cell office:value-type="float" office:value="27.8" calcext:value-type="float">
            <text:p>27.8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ER</text:p>
          </table:table-cell>
          <table:table-cell office:value-type="float" office:value="4.5859375" calcext:value-type="float">
            <text:p>4.5859375</text:p>
          </table:table-cell>
          <table:table-cell office:value-type="float" office:value="6.91086101531982" calcext:value-type="float">
            <text:p>6.91086101531982</text:p>
          </table:table-cell>
          <table:table-cell office:value-type="float" office:value="30755.93" calcext:value-type="float">
            <text:p>30755.93</text:p>
          </table:table-cell>
          <table:table-cell office:value-type="float" office:value="20253.783" calcext:value-type="float">
            <text:p>20253.783</text:p>
          </table:table-cell>
          <table:table-cell office:value-type="float" office:value="1.23002481460571" calcext:value-type="float">
            <text:p>1.23002481460571</text:p>
          </table:table-cell>
          <table:table-cell office:value-type="float" office:value="0.667421221733093" calcext:value-type="float">
            <text:p>0.667421221733093</text:p>
          </table:table-cell>
          <table:table-cell office:value-type="float" office:value="7462" calcext:value-type="float">
            <text:p>7462</text:p>
          </table:table-cell>
          <table:table-cell office:value-type="float" office:value="1.63241844611057" calcext:value-type="float">
            <text:p>1.63241844611057</text:p>
          </table:table-cell>
          <table:table-cell office:value-type="float" office:value="0.291634756441819" calcext:value-type="float">
            <text:p>0.291634756441819</text:p>
          </table:table-cell>
          <table:table-cell office:value-type="float" office:value="18.6" calcext:value-type="float">
            <text:p>18.6</text:p>
          </table:table-cell>
          <table:table-cell office:value-type="float" office:value="47.4" calcext:value-type="float">
            <text:p>47.4</text:p>
          </table:table-cell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HO</text:p>
          </table:table-cell>
          <table:table-cell office:value-type="float" office:value="3.7421875" calcext:value-type="float">
            <text:p>3.7421875</text:p>
          </table:table-cell>
          <table:table-cell office:value-type="float" office:value="5.720139503479" calcext:value-type="float">
            <text:p>5.720139503479</text:p>
          </table:table-cell>
          <table:table-cell office:value-type="float" office:value="3633.04" calcext:value-type="float">
            <text:p>3633.04</text:p>
          </table:table-cell>
          <table:table-cell office:value-type="float" office:value="2651.936" calcext:value-type="float">
            <text:p>2651.936</text:p>
          </table:table-cell>
          <table:table-cell office:value-type="float" office:value="1.33909344673157" calcext:value-type="float">
            <text:p>1.33909344673157</text:p>
          </table:table-cell>
          <table:table-cell office:value-type="float" office:value="0.684527575969696" calcext:value-type="float">
            <text:p>0.684527575969696</text:p>
          </table:table-cell>
          <table:table-cell office:value-type="float" office:value="7007" calcext:value-type="float">
            <text:p>7007</text:p>
          </table:table-cell>
          <table:table-cell office:value-type="float" office:value="2.30898153787214" calcext:value-type="float">
            <text:p>2.30898153787214</text:p>
          </table:table-cell>
          <table:table-cell office:value-type="float" office:value="0.469223153642709" calcext:value-type="float">
            <text:p>0.469223153642709</text:p>
          </table:table-cell>
          <table:table-cell office:value-type="float" office:value="26.7" calcext:value-type="float">
            <text:p>26.7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L</text:p>
          </table:table-cell>
          <table:table-cell office:value-type="float" office:value="2.0546875" calcext:value-type="float">
            <text:p>2.0546875</text:p>
          </table:table-cell>
          <table:table-cell office:value-type="float" office:value="6.57875347137451" calcext:value-type="float">
            <text:p>6.57875347137451</text:p>
          </table:table-cell>
          <table:table-cell office:value-type="float" office:value="30262.25" calcext:value-type="float">
            <text:p>30262.25</text:p>
          </table:table-cell>
          <table:table-cell office:value-type="float" office:value="18282.476" calcext:value-type="float">
            <text:p>18282.476</text:p>
          </table:table-cell>
          <table:table-cell office:value-type="float" office:value="1.1512622833252" calcext:value-type="float">
            <text:p>1.1512622833252</text:p>
          </table:table-cell>
          <table:table-cell office:value-type="float" office:value="0.646694362163544" calcext:value-type="float">
            <text:p>0.646694362163544</text:p>
          </table:table-cell>
          <table:table-cell office:value-type="float" office:value="1824" calcext:value-type="float">
            <text:p>1824</text:p>
          </table:table-cell>
          <table:table-cell office:value-type="float" office:value="1.26857237068727" calcext:value-type="float">
            <text:p>1.26857237068727</text:p>
          </table:table-cell>
          <table:table-cell office:value-type="float" office:value="0.0879784679791132" calcext:value-type="float">
            <text:p>0.087978467979113</text:p>
          </table:table-cell>
          <table:table-cell office:value-type="float" office:value="24.9" calcext:value-type="float">
            <text:p>24.9</text:p>
          </table:table-cell>
          <table:table-cell office:value-type="float" office:value="21.6" calcext:value-type="float">
            <text:p>21.6</text:p>
          </table:table-cell>
          <table:table-cell office:value-type="float" office:value="61.5" calcext:value-type="float">
            <text:p>6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N</text:p>
          </table:table-cell>
          <table:table-cell office:value-type="float" office:value="5.0078125" calcext:value-type="float">
            <text:p>5.0078125</text:p>
          </table:table-cell>
          <table:table-cell office:value-type="float" office:value="5.69912242889404" calcext:value-type="float">
            <text:p>5.69912242889404</text:p>
          </table:table-cell>
          <table:table-cell office:value-type="float" office:value="8066.52" calcext:value-type="float">
            <text:p>8066.52</text:p>
          </table:table-cell>
          <table:table-cell office:value-type="float" office:value="4743.631" calcext:value-type="float">
            <text:p>4743.631</text:p>
          </table:table-cell>
          <table:table-cell office:value-type="float" office:value="1.22830390930176" calcext:value-type="float">
            <text:p>1.22830390930176</text:p>
          </table:table-cell>
          <table:table-cell office:value-type="float" office:value="0.56104177236557" calcext:value-type="float">
            <text:p>0.56104177236557</text:p>
          </table:table-cell>
          <table:table-cell office:value-type="float" office:value="5548" calcext:value-type="float">
            <text:p>5548</text:p>
          </table:table-cell>
          <table:table-cell office:value-type="float" office:value="3.94053818058523" calcext:value-type="float">
            <text:p>3.94053818058523</text:p>
          </table:table-cell>
          <table:table-cell office:value-type="float" office:value="1.42898724979207" calcext:value-type="float">
            <text:p>1.42898724979207</text:p>
          </table:table-cell>
          <table:table-cell office:value-type="float" office:value="27.2" calcext:value-type="float">
            <text:p>27.2</text:p>
          </table:table-cell>
          <table:table-cell office:value-type="float" office:value="35.2" calcext:value-type="float">
            <text:p>35.2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SC</text:p>
          </table:table-cell>
          <table:table-cell office:value-type="float" office:value="4.1640625" calcext:value-type="float">
            <text:p>4.1640625</text:p>
          </table:table-cell>
          <table:table-cell office:value-type="float" office:value="16.3401355743408" calcext:value-type="float">
            <text:p>16.3401355743408</text:p>
          </table:table-cell>
          <table:table-cell office:value-type="float" office:value="151118.82" calcext:value-type="float">
            <text:p>151118.82</text:p>
          </table:table-cell>
          <table:table-cell office:value-type="float" office:value="141433.963" calcext:value-type="float">
            <text:p>141433.963</text:p>
          </table:table-cell>
          <table:table-cell office:value-type="float" office:value="1.80262982845306" calcext:value-type="float">
            <text:p>1.80262982845306</text:p>
          </table:table-cell>
          <table:table-cell office:value-type="float" office:value="1.40477859973907" calcext:value-type="float">
            <text:p>1.40477859973907</text:p>
          </table:table-cell>
          <table:table-cell office:value-type="float" office:value="86450" calcext:value-type="float">
            <text:p>86450</text:p>
          </table:table-cell>
          <table:table-cell office:value-type="float" office:value="1.47372831399148" calcext:value-type="float">
            <text:p>1.47372831399148</text:p>
          </table:table-cell>
          <table:table-cell office:value-type="float" office:value="0.135482463048629" calcext:value-type="float">
            <text:p>0.135482463048629</text:p>
          </table:table-cell>
          <table:table-cell table:number-columns-repeated="2" office:value-type="float" office:value="60.3" calcext:value-type="float">
            <text:p>60.3</text:p>
          </table:table-cell>
          <table:table-cell office:value-type="float" office:value="60.1" calcext:value-type="float">
            <text:p>6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UN</text:p>
          </table:table-cell>
          <table:table-cell office:value-type="float" office:value="4.8671875" calcext:value-type="float">
            <text:p>4.8671875</text:p>
          </table:table-cell>
          <table:table-cell office:value-type="float" office:value="8.35463905334473" calcext:value-type="float">
            <text:p>8.35463905334473</text:p>
          </table:table-cell>
          <table:table-cell office:value-type="float" office:value="74715.03" calcext:value-type="float">
            <text:p>74715.03</text:p>
          </table:table-cell>
          <table:table-cell office:value-type="float" office:value="47013.249" calcext:value-type="float">
            <text:p>47013.249</text:p>
          </table:table-cell>
          <table:table-cell office:value-type="float" office:value="1.1360011100769" calcext:value-type="float">
            <text:p>1.1360011100769</text:p>
          </table:table-cell>
          <table:table-cell office:value-type="float" office:value="0.73311585187912" calcext:value-type="float">
            <text:p>0.73311585187912</text:p>
          </table:table-cell>
          <table:table-cell office:value-type="float" office:value="170502" calcext:value-type="float">
            <text:p>170502</text:p>
          </table:table-cell>
          <table:table-cell office:value-type="float" office:value="1.85164733256667" calcext:value-type="float">
            <text:p>1.85164733256667</text:p>
          </table:table-cell>
          <table:table-cell office:value-type="float" office:value="0.27604113189382" calcext:value-type="float">
            <text:p>0.27604113189382</text:p>
          </table:table-cell>
          <table:table-cell office:value-type="float" office:value="56" calcext:value-type="float">
            <text:p>56</text:p>
          </table:table-cell>
          <table:table-cell office:value-type="float" office:value="38.9" calcext:value-type="float">
            <text:p>38.9</text:p>
          </table:table-cell>
          <table:table-cell office:value-type="float" office:value="39.3" calcext:value-type="float">
            <text:p>3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EI</text:p>
          </table:table-cell>
          <table:table-cell office:value-type="float" office:value="3.0390625" calcext:value-type="float">
            <text:p>3.0390625</text:p>
          </table:table-cell>
          <table:table-cell office:value-type="float" office:value="5.4589376449585" calcext:value-type="float">
            <text:p>5.4589376449585</text:p>
          </table:table-cell>
          <table:table-cell office:value-type="float" office:value="18601.63" calcext:value-type="float">
            <text:p>18601.63</text:p>
          </table:table-cell>
          <table:table-cell office:value-type="float" office:value="10521.73" calcext:value-type="float">
            <text:p>10521.73</text:p>
          </table:table-cell>
          <table:table-cell office:value-type="float" office:value="0.980017602443695" calcext:value-type="float">
            <text:p>0.980017602443695</text:p>
          </table:table-cell>
          <table:table-cell office:value-type="float" office:value="0.5682652592659" calcext:value-type="float">
            <text:p>0.5682652592659</text:p>
          </table:table-cell>
          <table:table-cell office:value-type="float" office:value="2613" calcext:value-type="float">
            <text:p>2613</text:p>
          </table:table-cell>
          <table:table-cell office:value-type="float" office:value="1.67930093953097" calcext:value-type="float">
            <text:p>1.67930093953097</text:p>
          </table:table-cell>
          <table:table-cell office:value-type="float" office:value="0.316334397035246" calcext:value-type="float">
            <text:p>0.316334397035246</text:p>
          </table:table-cell>
          <table:table-cell office:value-type="float" office:value="37.7" calcext:value-type="float">
            <text:p>37.7</text:p>
          </table:table-cell>
          <table:table-cell office:value-type="float" office:value="17.5" calcext:value-type="float">
            <text:p>17.5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FI</text:p>
          </table:table-cell>
          <table:table-cell office:value-type="float" office:value="1.7734375" calcext:value-type="float">
            <text:p>1.7734375</text:p>
          </table:table-cell>
          <table:table-cell office:value-type="float" office:value="10.0498752593994" calcext:value-type="float">
            <text:p>10.0498752593994</text:p>
          </table:table-cell>
          <table:table-cell office:value-type="float" office:value="24432.63" calcext:value-type="float">
            <text:p>24432.63</text:p>
          </table:table-cell>
          <table:table-cell office:value-type="float" office:value="17969.385" calcext:value-type="float">
            <text:p>17969.385</text:p>
          </table:table-cell>
          <table:table-cell office:value-type="float" office:value="1.43721759319305" calcext:value-type="float">
            <text:p>1.43721759319305</text:p>
          </table:table-cell>
          <table:table-cell office:value-type="float" office:value="1.01116335391998" calcext:value-type="float">
            <text:p>1.01116335391998</text:p>
          </table:table-cell>
          <table:table-cell office:value-type="float" office:value="450" calcext:value-type="float">
            <text:p>450</text:p>
          </table:table-cell>
          <table:table-cell office:value-type="float" office:value="1.24705353340555" calcext:value-type="float">
            <text:p>1.24705353340555</text:p>
          </table:table-cell>
          <table:table-cell office:value-type="float" office:value="0.0696816144234264" calcext:value-type="float">
            <text:p>0.069681614423427</text:p>
          </table:table-cell>
          <table:table-cell table:number-columns-repeated="2" office:value-type="float" office:value="23.3" calcext:value-type="float">
            <text:p>23.3</text:p>
          </table:table-cell>
          <table:table-cell office:value-type="float" office:value="55.8" calcext:value-type="float">
            <text:p>5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OS</text:p>
          </table:table-cell>
          <table:table-cell office:value-type="float" office:value="3.0390625" calcext:value-type="float">
            <text:p>3.0390625</text:p>
          </table:table-cell>
          <table:table-cell office:value-type="float" office:value="5.86856031417847" calcext:value-type="float">
            <text:p>5.86856031417847</text:p>
          </table:table-cell>
          <table:table-cell office:value-type="float" office:value="9017.79" calcext:value-type="float">
            <text:p>9017.79</text:p>
          </table:table-cell>
          <table:table-cell office:value-type="float" office:value="5150.43" calcext:value-type="float">
            <text:p>5150.43</text:p>
          </table:table-cell>
          <table:table-cell office:value-type="float" office:value="1.03527987003326" calcext:value-type="float">
            <text:p>1.03527987003326</text:p>
          </table:table-cell>
          <table:table-cell office:value-type="float" office:value="0.621462285518646" calcext:value-type="float">
            <text:p>0.621462285518646</text:p>
          </table:table-cell>
          <table:table-cell office:value-type="float" office:value="27233" calcext:value-type="float">
            <text:p>27233</text:p>
          </table:table-cell>
          <table:table-cell office:value-type="float" office:value="1.88031123976488" calcext:value-type="float">
            <text:p>1.88031123976488</text:p>
          </table:table-cell>
          <table:table-cell office:value-type="float" office:value="0.463284794804708" calcext:value-type="float">
            <text:p>0.463284794804708</text:p>
          </table:table-cell>
          <table:table-cell office:value-type="float" office:value="39.7" calcext:value-type="float">
            <text:p>39.7</text:p>
          </table:table-cell>
          <table:table-cell office:value-type="float" office:value="13.9" calcext:value-type="float">
            <text:p>13.9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OV</text:p>
          </table:table-cell>
          <table:table-cell office:value-type="float" office:value="4.8671875" calcext:value-type="float">
            <text:p>4.8671875</text:p>
          </table:table-cell>
          <table:table-cell office:value-type="float" office:value="8.77496433258057" calcext:value-type="float">
            <text:p>8.77496433258057</text:p>
          </table:table-cell>
          <table:table-cell office:value-type="float" office:value="63156.19" calcext:value-type="float">
            <text:p>63156.19</text:p>
          </table:table-cell>
          <table:table-cell office:value-type="float" office:value="46697.2" calcext:value-type="float">
            <text:p>46697.2</text:p>
          </table:table-cell>
          <table:table-cell office:value-type="float" office:value="1.2608847618103" calcext:value-type="float">
            <text:p>1.2608847618103</text:p>
          </table:table-cell>
          <table:table-cell office:value-type="float" office:value="0.881862282752991" calcext:value-type="float">
            <text:p>0.881862282752991</text:p>
          </table:table-cell>
          <table:table-cell office:value-type="float" office:value="4582" calcext:value-type="float">
            <text:p>4582</text:p>
          </table:table-cell>
          <table:table-cell office:value-type="float" office:value="1.37529468739879" calcext:value-type="float">
            <text:p>1.37529468739879</text:p>
          </table:table-cell>
          <table:table-cell office:value-type="float" office:value="0.135514383744982" calcext:value-type="float">
            <text:p>0.135514383744982</text:p>
          </table:table-cell>
          <table:table-cell office:value-type="float" office:value="24.5" calcext:value-type="float">
            <text:p>24.5</text:p>
          </table:table-cell>
          <table:table-cell office:value-type="float" office:value="42.8" calcext:value-type="float">
            <text:p>42.8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OZ</text:p>
          </table:table-cell>
          <table:table-cell office:value-type="float" office:value="1.2109375" calcext:value-type="float">
            <text:p>1.2109375</text:p>
          </table:table-cell>
          <table:table-cell office:value-type="float" office:value="5.37401151657105" calcext:value-type="float">
            <text:p>5.37401151657105</text:p>
          </table:table-cell>
          <table:table-cell office:value-type="float" office:value="16724.02" calcext:value-type="float">
            <text:p>16724.02</text:p>
          </table:table-cell>
          <table:table-cell office:value-type="float" office:value="8360.599" calcext:value-type="float">
            <text:p>8360.599</text:p>
          </table:table-cell>
          <table:table-cell office:value-type="float" office:value="0.905053913593292" calcext:value-type="float">
            <text:p>0.905053913593292</text:p>
          </table:table-cell>
          <table:table-cell office:value-type="float" office:value="0.587914168834686" calcext:value-type="float">
            <text:p>0.587914168834686</text:p>
          </table:table-cell>
          <table:table-cell office:value-type="float" office:value="462" calcext:value-type="float">
            <text:p>462</text:p>
          </table:table-cell>
          <table:table-cell office:value-type="float" office:value="1.20948270660177" calcext:value-type="float">
            <text:p>1.20948270660177</text:p>
          </table:table-cell>
          <table:table-cell office:value-type="float" office:value="0.0822979005985087" calcext:value-type="float">
            <text:p>0.082297900598509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54.3" calcext:value-type="float">
            <text:p>5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SI</text:p>
          </table:table-cell>
          <table:table-cell office:value-type="float" office:value="6.1328125" calcext:value-type="float">
            <text:p>6.1328125</text:p>
          </table:table-cell>
          <table:table-cell office:value-type="float" office:value="7.0484037399292" calcext:value-type="float">
            <text:p>7.0484037399292</text:p>
          </table:table-cell>
          <table:table-cell office:value-type="float" office:value="14971.22" calcext:value-type="float">
            <text:p>14971.22</text:p>
          </table:table-cell>
          <table:table-cell office:value-type="float" office:value="10486.231" calcext:value-type="float">
            <text:p>10486.231</text:p>
          </table:table-cell>
          <table:table-cell office:value-type="float" office:value="1.27212834358215" calcext:value-type="float">
            <text:p>1.27212834358215</text:p>
          </table:table-cell>
          <table:table-cell office:value-type="float" office:value="0.798340082168579" calcext:value-type="float">
            <text:p>0.798340082168579</text:p>
          </table:table-cell>
          <table:table-cell office:value-type="float" office:value="7155" calcext:value-type="float">
            <text:p>7155</text:p>
          </table:table-cell>
          <table:table-cell office:value-type="float" office:value="2.60644323358936" calcext:value-type="float">
            <text:p>2.60644323358936</text:p>
          </table:table-cell>
          <table:table-cell office:value-type="float" office:value="0.662007855121847" calcext:value-type="float">
            <text:p>0.662007855121847</text:p>
          </table:table-cell>
          <table:table-cell office:value-type="float" office:value="42.3" calcext:value-type="float">
            <text:p>42.3</text:p>
          </table:table-cell>
          <table:table-cell office:value-type="float" office:value="24.8" calcext:value-type="float">
            <text:p>24.8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TL</text:p>
          </table:table-cell>
          <table:table-cell office:value-type="float" office:value="7.5390625" calcext:value-type="float">
            <text:p>7.5390625</text:p>
          </table:table-cell>
          <table:table-cell office:value-type="float" office:value="9.21954441070557" calcext:value-type="float">
            <text:p>9.21954441070557</text:p>
          </table:table-cell>
          <table:table-cell office:value-type="float" office:value="29136.11" calcext:value-type="float">
            <text:p>29136.11</text:p>
          </table:table-cell>
          <table:table-cell office:value-type="float" office:value="22699.541" calcext:value-type="float">
            <text:p>22699.541</text:p>
          </table:table-cell>
          <table:table-cell office:value-type="float" office:value="1.31167101860046" calcext:value-type="float">
            <text:p>1.31167101860046</text:p>
          </table:table-cell>
          <table:table-cell office:value-type="float" office:value="0.953220725059509" calcext:value-type="float">
            <text:p>0.953220725059509</text:p>
          </table:table-cell>
          <table:table-cell office:value-type="float" office:value="34986" calcext:value-type="float">
            <text:p>34986</text:p>
          </table:table-cell>
          <table:table-cell office:value-type="float" office:value="2.31501283686735" calcext:value-type="float">
            <text:p>2.31501283686735</text:p>
          </table:table-cell>
          <table:table-cell office:value-type="float" office:value="0.650442662677142" calcext:value-type="float">
            <text:p>0.650442662677142</text:p>
          </table:table-cell>
          <table:table-cell office:value-type="float" office:value="58.3" calcext:value-type="float">
            <text:p>58.3</text:p>
          </table:table-cell>
          <table:table-cell office:value-type="float" office:value="27" calcext:value-type="float">
            <text:p>27</text:p>
          </table:table-cell>
          <table:table-cell office:value-type="float" office:value="23.9" calcext:value-type="float">
            <text:p>2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WY</text:p>
          </table:table-cell>
          <table:table-cell office:value-type="float" office:value="5.9921875" calcext:value-type="float">
            <text:p>5.9921875</text:p>
          </table:table-cell>
          <table:table-cell office:value-type="float" office:value="8.82496452331543" calcext:value-type="float">
            <text:p>8.82496452331543</text:p>
          </table:table-cell>
          <table:table-cell office:value-type="float" office:value="21463.3" calcext:value-type="float">
            <text:p>21463.3</text:p>
          </table:table-cell>
          <table:table-cell office:value-type="float" office:value="15074.141" calcext:value-type="float">
            <text:p>15074.141</text:p>
          </table:table-cell>
          <table:table-cell office:value-type="float" office:value="1.24673008918762" calcext:value-type="float">
            <text:p>1.24673008918762</text:p>
          </table:table-cell>
          <table:table-cell office:value-type="float" office:value="0.773254036903381" calcext:value-type="float">
            <text:p>0.773254036903381</text:p>
          </table:table-cell>
          <table:table-cell office:value-type="float" office:value="22244" calcext:value-type="float">
            <text:p>22244</text:p>
          </table:table-cell>
          <table:table-cell office:value-type="float" office:value="2.3227276259176" calcext:value-type="float">
            <text:p>2.3227276259176</text:p>
          </table:table-cell>
          <table:table-cell office:value-type="float" office:value="0.652280745249049" calcext:value-type="float">
            <text:p>0.652280745249049</text:p>
          </table:table-cell>
          <table:table-cell office:value-type="float" office:value="49.1" calcext:value-type="float">
            <text:p>49.1</text:p>
          </table:table-cell>
          <table:table-cell office:value-type="float" office:value="24.5" calcext:value-type="float">
            <text:p>24.5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ET</text:p>
          </table:table-cell>
          <table:table-cell office:value-type="float" office:value="5.9921875" calcext:value-type="float">
            <text:p>5.9921875</text:p>
          </table:table-cell>
          <table:table-cell office:value-type="float" office:value="6.29285335540772" calcext:value-type="float">
            <text:p>6.29285335540772</text:p>
          </table:table-cell>
          <table:table-cell office:value-type="float" office:value="6259.44" calcext:value-type="float">
            <text:p>6259.44</text:p>
          </table:table-cell>
          <table:table-cell office:value-type="float" office:value="3395.574" calcext:value-type="float">
            <text:p>3395.574</text:p>
          </table:table-cell>
          <table:table-cell office:value-type="float" office:value="1.06884062290192" calcext:value-type="float">
            <text:p>1.06884062290192</text:p>
          </table:table-cell>
          <table:table-cell office:value-type="float" office:value="0.717674553394318" calcext:value-type="float">
            <text:p>0.717674553394318</text:p>
          </table:table-cell>
          <table:table-cell office:value-type="float" office:value="18079" calcext:value-type="float">
            <text:p>18079</text:p>
          </table:table-cell>
          <table:table-cell office:value-type="float" office:value="3.18041970444947" calcext:value-type="float">
            <text:p>3.18041970444947</text:p>
          </table:table-cell>
          <table:table-cell office:value-type="float" office:value="0.872147561020373" calcext:value-type="float">
            <text:p>0.87214756102037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FI</text:p>
          </table:table-cell>
          <table:table-cell office:value-type="float" office:value="11.3359375" calcext:value-type="float">
            <text:p>11.3359375</text:p>
          </table:table-cell>
          <table:table-cell office:value-type="float" office:value="11.9398488998413" calcext:value-type="float">
            <text:p>11.9398488998413</text:p>
          </table:table-cell>
          <table:table-cell office:value-type="float" office:value="14359.41" calcext:value-type="float">
            <text:p>14359.41</text:p>
          </table:table-cell>
          <table:table-cell office:value-type="float" office:value="12601.145" calcext:value-type="float">
            <text:p>12601.145</text:p>
          </table:table-cell>
          <table:table-cell office:value-type="float" office:value="1.25990962982178" calcext:value-type="float">
            <text:p>1.25990962982178</text:p>
          </table:table-cell>
          <table:table-cell office:value-type="float" office:value="1.05080580711365" calcext:value-type="float">
            <text:p>1.05080580711365</text:p>
          </table:table-cell>
          <table:table-cell office:value-type="float" office:value="6278" calcext:value-type="float">
            <text:p>6278</text:p>
          </table:table-cell>
          <table:table-cell office:value-type="float" office:value="2.44503724661191" calcext:value-type="float">
            <text:p>2.44503724661191</text:p>
          </table:table-cell>
          <table:table-cell office:value-type="float" office:value="0.616059362203769" calcext:value-type="float">
            <text:p>0.616059362203769</text:p>
          </table:table-cell>
          <table:table-cell office:value-type="float" office:value="36.9" calcext:value-type="float">
            <text:p>36.9</text:p>
          </table:table-cell>
          <table:table-cell office:value-type="float" office:value="30.7" calcext:value-type="float">
            <text:p>30.7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NI</text:p>
          </table:table-cell>
          <table:table-cell office:value-type="float" office:value="2.3359375" calcext:value-type="float">
            <text:p>2.3359375</text:p>
          </table:table-cell>
          <table:table-cell office:value-type="float" office:value="4.73286390304565" calcext:value-type="float">
            <text:p>4.73286390304565</text:p>
          </table:table-cell>
          <table:table-cell office:value-type="float" office:value="25041.96" calcext:value-type="float">
            <text:p>25041.96</text:p>
          </table:table-cell>
          <table:table-cell office:value-type="float" office:value="15673.229" calcext:value-type="float">
            <text:p>15673.229</text:p>
          </table:table-cell>
          <table:table-cell office:value-type="float" office:value="1.11945116519928" calcext:value-type="float">
            <text:p>1.11945116519928</text:p>
          </table:table-cell>
          <table:table-cell office:value-type="float" office:value="0.489376783370972" calcext:value-type="float">
            <text:p>0.489376783370972</text:p>
          </table:table-cell>
          <table:table-cell office:value-type="float" office:value="4092" calcext:value-type="float">
            <text:p>4092</text:p>
          </table:table-cell>
          <table:table-cell office:value-type="float" office:value="1.47325085058591" calcext:value-type="float">
            <text:p>1.47325085058591</text:p>
          </table:table-cell>
          <table:table-cell office:value-type="float" office:value="0.0466567539681966" calcext:value-type="float">
            <text:p>0.046656753968197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68.1" calcext:value-type="float">
            <text:p>6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SV</text:p>
          </table:table-cell>
          <table:table-cell office:value-type="float" office:value="2.7578125" calcext:value-type="float">
            <text:p>2.7578125</text:p>
          </table:table-cell>
          <table:table-cell office:value-type="float" office:value="4.80832576751709" calcext:value-type="float">
            <text:p>4.80832576751709</text:p>
          </table:table-cell>
          <table:table-cell office:value-type="float" office:value="13492.18" calcext:value-type="float">
            <text:p>13492.18</text:p>
          </table:table-cell>
          <table:table-cell office:value-type="float" office:value="7990.392" calcext:value-type="float">
            <text:p>7990.392</text:p>
          </table:table-cell>
          <table:table-cell office:value-type="float" office:value="1.05665624141693" calcext:value-type="float">
            <text:p>1.05665624141693</text:p>
          </table:table-cell>
          <table:table-cell office:value-type="float" office:value="0.501650035381317" calcext:value-type="float">
            <text:p>0.501650035381317</text:p>
          </table:table-cell>
          <table:table-cell office:value-type="float" office:value="976" calcext:value-type="float">
            <text:p>976</text:p>
          </table:table-cell>
          <table:table-cell office:value-type="float" office:value="1.3486590352945" calcext:value-type="float">
            <text:p>1.3486590352945</text:p>
          </table:table-cell>
          <table:table-cell office:value-type="float" office:value="0.0292032844196148" calcext:value-type="float">
            <text:p>0.029203284419615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82.9" calcext:value-type="float">
            <text:p>8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WEI</text:p>
          </table:table-cell>
          <table:table-cell office:value-type="float" office:value="3.3203125" calcext:value-type="float">
            <text:p>3.3203125</text:p>
          </table:table-cell>
          <table:table-cell office:value-type="float" office:value="4.19999980926514" calcext:value-type="float">
            <text:p>4.19999980926514</text:p>
          </table:table-cell>
          <table:table-cell office:value-type="float" office:value="7373.52" calcext:value-type="float">
            <text:p>7373.52</text:p>
          </table:table-cell>
          <table:table-cell office:value-type="float" office:value="4845.55" calcext:value-type="float">
            <text:p>4845.55</text:p>
          </table:table-cell>
          <table:table-cell office:value-type="float" office:value="1.12208580970764" calcext:value-type="float">
            <text:p>1.12208580970764</text:p>
          </table:table-cell>
          <table:table-cell office:value-type="float" office:value="0.527827501296997" calcext:value-type="float">
            <text:p>0.527827501296997</text:p>
          </table:table-cell>
          <table:table-cell office:value-type="float" office:value="2074" calcext:value-type="float">
            <text:p>2074</text:p>
          </table:table-cell>
          <table:table-cell office:value-type="float" office:value="1.81042029154438" calcext:value-type="float">
            <text:p>1.81042029154438</text:p>
          </table:table-cell>
          <table:table-cell office:value-type="float" office:value="0.329711745329311" calcext:value-type="float">
            <text:p>0.329711745329311</text:p>
          </table:table-cell>
          <table:table-cell office:value-type="float" office:value="23" calcext:value-type="float">
            <text:p>23</text:p>
          </table:table-cell>
          <table:table-cell office:value-type="float" office:value="20.1" calcext:value-type="float">
            <text:p>20.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WEN</text:p>
          </table:table-cell>
          <table:table-cell office:value-type="float" office:value="3.0390625" calcext:value-type="float">
            <text:p>3.0390625</text:p>
          </table:table-cell>
          <table:table-cell office:value-type="float" office:value="5.51724576950073" calcext:value-type="float">
            <text:p>5.51724576950073</text:p>
          </table:table-cell>
          <table:table-cell office:value-type="float" office:value="7176.72" calcext:value-type="float">
            <text:p>7176.72</text:p>
          </table:table-cell>
          <table:table-cell office:value-type="float" office:value="4746.64" calcext:value-type="float">
            <text:p>4746.64</text:p>
          </table:table-cell>
          <table:table-cell office:value-type="float" office:value="1.13541281223297" calcext:value-type="float">
            <text:p>1.13541281223297</text:p>
          </table:table-cell>
          <table:table-cell office:value-type="float" office:value="0.64094889163971" calcext:value-type="float">
            <text:p>0.64094889163971</text:p>
          </table:table-cell>
          <table:table-cell office:value-type="float" office:value="7216" calcext:value-type="float">
            <text:p>7216</text:p>
          </table:table-cell>
          <table:table-cell office:value-type="float" office:value="2.37647970015249" calcext:value-type="float">
            <text:p>2.37647970015249</text:p>
          </table:table-cell>
          <table:table-cell office:value-type="float" office:value="0.554870604830955" calcext:value-type="float">
            <text:p>0.554870604830955</text:p>
          </table:table-cell>
          <table:table-cell office:value-type="float" office:value="27.5" calcext:value-type="float">
            <text:p>27.5</text:p>
          </table:table-cell>
          <table:table-cell office:value-type="float" office:value="22.3" calcext:value-type="float">
            <text:p>22.3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YUG</text:p>
          </table:table-cell>
          <table:table-cell office:value-type="float" office:value="3.0390625" calcext:value-type="float">
            <text:p>3.0390625</text:p>
          </table:table-cell>
          <table:table-cell office:value-type="float" office:value="4.83735466003418" calcext:value-type="float">
            <text:p>4.83735466003418</text:p>
          </table:table-cell>
          <table:table-cell office:value-type="float" office:value="6306.23" calcext:value-type="float">
            <text:p>6306.23</text:p>
          </table:table-cell>
          <table:table-cell office:value-type="float" office:value="3762.177" calcext:value-type="float">
            <text:p>3762.177</text:p>
          </table:table-cell>
          <table:table-cell office:value-type="float" office:value="1.07234477996826" calcext:value-type="float">
            <text:p>1.07234477996826</text:p>
          </table:table-cell>
          <table:table-cell office:value-type="float" office:value="0.508078634738922" calcext:value-type="float">
            <text:p>0.508078634738922</text:p>
          </table:table-cell>
          <table:table-cell office:value-type="float" office:value="2079" calcext:value-type="float">
            <text:p>2079</text:p>
          </table:table-cell>
          <table:table-cell office:value-type="float" office:value="2.54089442479425" calcext:value-type="float">
            <text:p>2.54089442479425</text:p>
          </table:table-cell>
          <table:table-cell office:value-type="float" office:value="0.713523743273829" calcext:value-type="float">
            <text:p>0.713523743273829</text:p>
          </table:table-cell>
          <table:table-cell office:value-type="float" office:value="20.7" calcext:value-type="float">
            <text:p>20.7</text:p>
          </table:table-cell>
          <table:table-cell office:value-type="float" office:value="26.3" calcext:value-type="float">
            <text:p>26.3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ZON</text:p>
          </table:table-cell>
          <table:table-cell office:value-type="float" office:value="1.4921875" calcext:value-type="float">
            <text:p>1.4921875</text:p>
          </table:table-cell>
          <table:table-cell office:value-type="float" office:value="5.720139503479" calcext:value-type="float">
            <text:p>5.720139503479</text:p>
          </table:table-cell>
          <table:table-cell office:value-type="float" office:value="12209.98" calcext:value-type="float">
            <text:p>12209.98</text:p>
          </table:table-cell>
          <table:table-cell office:value-type="float" office:value="7531.834" calcext:value-type="float">
            <text:p>7531.834</text:p>
          </table:table-cell>
          <table:table-cell office:value-type="float" office:value="1.17403936386108" calcext:value-type="float">
            <text:p>1.17403936386108</text:p>
          </table:table-cell>
          <table:table-cell office:value-type="float" office:value="0.634524643421173" calcext:value-type="float">
            <text:p>0.634524643421173</text:p>
          </table:table-cell>
          <table:table-cell office:value-type="float" office:value="308" calcext:value-type="float">
            <text:p>308</text:p>
          </table:table-cell>
          <table:table-cell office:value-type="float" office:value="1.45762550167317" calcext:value-type="float">
            <text:p>1.45762550167317</text:p>
          </table:table-cell>
          <table:table-cell office:value-type="float" office:value="0.1684229740633" calcext:value-type="float">
            <text:p>0.1684229740633</text:p>
          </table:table-cell>
          <table:table-cell office:value-type="float" office:value="13.2" calcext:value-type="float">
            <text:p>13.2</text:p>
          </table:table-cell>
          <table:table-cell office:value-type="float" office:value="30" calcext:value-type="float">
            <text:p>30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20:12:42.649564282</dc:date>
    <meta:editing-duration>PT1M58S</meta:editing-duration>
    <meta:editing-cycles>1</meta:editing-cycles>
    <meta:document-statistic meta:table-count="1" meta:cell-count="3464" meta:object-count="0"/>
    <meta:generator>LibreOffice/6.0.7.3$Linux_X86_64 LibreOffice_project/00m0$Build-3</meta:generator>
  </office:meta>
</office:document-meta>
</file>